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703627846F.jpg"/>
  <manifest:file-entry manifest:media-type="image/jpeg" manifest:full-path="Pictures/100000000000054C0000019DFD1D9914.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no-wrap" draw:shadow="hidden"/>
    </style:style>
    <style:style style:name="gr2" style:family="graphic" style:parent-style-name="standard">
      <style:graphic-properties draw:stroke="solid" svg:stroke-width="0.106cm" svg:stroke-color="#427531"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159cm" svg:stroke-color="#427531" draw:marker-end="msArrow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 style:family="graphic" style:parent-style-name="standard">
      <style:graphic-properties draw:stroke="solid" svg:stroke-width="0.035cm" svg:stroke-color="#000000" draw:stroke-linejoin="miter" draw:fill="solid" draw:fill-color="#ffffcc"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6"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7" style:family="graphic" style:parent-style-name="standard">
      <style:graphic-properties draw:stroke="solid" svg:stroke-width="0.026cm" svg:stroke-color="#000000" draw:marker-end="Arrowheads_20_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marker-end="Arrowheads_20_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solid" svg:stroke-width="0.035cm" svg:stroke-color="#000000" draw:marker-end="Arrowheads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000000" draw:stroke-linejoin="miter" draw:fill="solid" draw:fill-color="#99ccff"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marker-end="Arrowheads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solid" svg:stroke-width="0.026cm" svg:stroke-color="#000000" draw:marker-end="Arrowheads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 style:family="graphic" style:parent-style-name="standard">
      <style:graphic-properties draw:stroke="solid" svg:stroke-width="0.026cm" svg:stroke-color="#000000"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solid" svg:stroke-width="0.026cm" svg:stroke-color="#000000" draw:stroke-linejoin="miter" draw:fill="solid" draw:fill-color="#3366ff" draw:textarea-horizontal-align="left" draw:textarea-vertical-align="middle" draw:auto-grow-height="false" fo:padding-top="0.13cm" fo:padding-bottom="0.13cm" fo:padding-left="0.25cm" fo:padding-right="0.25cm" fo:wrap-option="wrap" draw:shadow="hidden"/>
    </style:style>
    <style:style style:name="gr16" style:family="graphic" style:parent-style-name="standard">
      <style:graphic-properties draw:stroke="solid" svg:stroke-width="0.026cm" svg:stroke-color="#0000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solid" svg:stroke-width="0.026cm" svg:stroke-color="#000000" draw:marker-end="Arrowheads_20_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marker-end="Arrowheads_20_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solid" svg:stroke-width="0.026cm" svg:stroke-color="#000000" draw:stroke-linejoin="miter" draw:fill="solid" draw:fill-color="#99cc00"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solid" svg:stroke-width="0.026cm" svg:stroke-color="#000000" draw:stroke-linejoin="miter" draw:fill="solid" draw:fill-color="#ff9900" draw:textarea-horizontal-align="left" draw:textarea-vertical-align="middle" draw:auto-grow-height="false" fo:padding-top="0.13cm" fo:padding-bottom="0.13cm" fo:padding-left="0.25cm" fo:padding-right="0.25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5" style:family="graphic" style:parent-style-name="standard">
      <style:graphic-properties draw:stroke="solid" svg:stroke-width="0.026cm" svg:stroke-color="#000000" draw:stroke-linejoin="miter" draw:fill="solid" draw:fill-color="#009999" draw:textarea-horizontal-align="left" draw:textarea-vertical-align="middle" draw:auto-grow-height="false" fo:padding-top="0.13cm" fo:padding-bottom="0.13cm" fo:padding-left="0.25cm" fo:padding-right="0.25cm" fo:wrap-option="wrap" draw:shadow="hidden"/>
    </style:style>
    <style:style style:name="gr26" style:family="graphic" style:parent-style-name="standard">
      <style:graphic-properties draw:stroke="dash" draw:stroke-dash="Dash_20_2" svg:stroke-width="0.026cm" svg:stroke-color="#000000" draw:marker-end="Arrowheads_20_1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7" style:family="graphic" style:parent-style-name="standard">
      <style:graphic-properties draw:stroke="dash" draw:stroke-dash="Dash_20_2" svg:stroke-width="0.026cm" svg:stroke-color="#000000" draw:marker-end="Arrowheads_20_1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8" style:family="graphic" style:parent-style-name="standard">
      <style:graphic-properties draw:stroke="dash" draw:stroke-dash="Dash_20_2" svg:stroke-width="0.026cm" svg:stroke-color="#000000" draw:marker-end="Arrowheads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9" style:family="graphic" style:parent-style-name="standard">
      <style:graphic-properties draw:stroke="dash" draw:stroke-dash="Dash_20_2" svg:stroke-width="0.026cm" svg:stroke-color="#000000" draw:marker-end="Arrowheads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0" style:family="graphic" style:parent-style-name="standard">
      <style:graphic-properties draw:stroke="dash" draw:stroke-dash="Dash_20_2" svg:stroke-width="0.026cm" svg:stroke-color="#000000" draw:marker-end="Arrowheads_20_1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1" style:family="graphic" style:parent-style-name="standard">
      <style:graphic-properties draw:stroke="dash" draw:stroke-dash="Dash_20_2" svg:stroke-width="0.026cm" svg:stroke-color="#000000"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2" style:family="graphic" style:parent-style-name="standard">
      <style:graphic-properties draw:stroke="dash" draw:stroke-dash="Dash_20_2" svg:stroke-width="0.026cm" svg:stroke-color="#000000" draw:marker-end="Arrowheads_20_1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3" style:family="graphic" style:parent-style-name="standard">
      <style:graphic-properties draw:stroke="dash" draw:stroke-dash="Dash_20_2" svg:stroke-width="0.026cm" svg:stroke-color="#000000" draw:marker-end="Arrowheads_20_2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4" style:family="graphic" style:parent-style-name="standard">
      <style:graphic-properties draw:stroke="dash" draw:stroke-dash="Dash_20_2" svg:stroke-width="0.026cm" svg:stroke-color="#000000" draw:marker-end="Arrowheads_20_2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5" style:family="graphic" style:parent-style-name="standard">
      <style:graphic-properties draw:stroke="dash" draw:stroke-dash="Dash_20_2" svg:stroke-width="0.026cm" svg:stroke-color="#000000" draw:marker-end="Arrowheads_20_2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6" style:family="graphic" style:parent-style-name="standard">
      <style:graphic-properties draw:stroke="dash" draw:stroke-dash="Dash_20_2" svg:stroke-width="0.026cm" svg:stroke-color="#000000" draw:marker-end="Arrowheads_20_2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7" style:family="graphic" style:parent-style-name="standard">
      <style:graphic-properties draw:stroke="dash" draw:stroke-dash="Dash_20_2" svg:stroke-width="0.026cm" svg:stroke-color="#000000" draw:marker-end="Arrowheads_20_2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8" style:family="graphic" style:parent-style-name="standard">
      <style:graphic-properties draw:stroke="dash" draw:stroke-dash="Dash_20_2" svg:stroke-width="0.026cm" svg:stroke-color="#000000" draw:marker-end="Arrowheads_20_2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9" style:family="graphic" style:parent-style-name="standard">
      <style:graphic-properties draw:stroke="solid" svg:stroke-width="0.026cm" svg:stroke-color="#000000" draw:stroke-linejoin="miter" draw:fill="solid" draw:fill-color="#feffda" draw:textarea-horizontal-align="justify" draw:textarea-vertical-align="top" draw:auto-grow-height="true" fo:padding-top="0.13cm" fo:padding-bottom="0.13cm" fo:padding-left="0.25cm" fo:padding-right="0.25cm" fo:wrap-option="wrap" draw:shadow="visible" draw:shadow-offset-x="0.035cm" draw:shadow-offset-y="0.035cm" draw:shadow-color="#808080"/>
    </style:style>
    <style:style style:name="gr40"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41" style:family="graphic" style:parent-style-name="standard">
      <style:graphic-properties draw:stroke="solid" svg:stroke-width="0.026cm" svg:stroke-color="#000000" draw:marker-end="Arrowheads_20_2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2" style:family="graphic" style:parent-style-name="standard">
      <style:graphic-properties draw:stroke="solid" svg:stroke-width="0.035cm" svg:stroke-color="#000000" draw:stroke-linejoin="miter" draw:fill="solid" draw:fill-color="#e6f19b"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43" style:family="graphic" style:parent-style-name="standard">
      <style:graphic-properties draw:stroke="solid" svg:stroke-width="0.035cm" svg:stroke-color="#000000" draw:stroke-linejoin="miter" draw:fill="solid" draw:fill-color="#d5e493" draw:opacity="90%" draw:textarea-horizontal-align="justify" draw:textarea-vertical-align="top" draw:auto-grow-height="false" fo:padding-top="0.13cm" fo:padding-bottom="0.13cm" fo:padding-left="0.25cm" fo:padding-right="0.25cm" fo:wrap-option="no-wrap" draw:shadow="visible" draw:shadow-color="#808080" draw:shadow-opacity="99%"/>
    </style:style>
    <style:style style:name="gr44" style:family="graphic" style:parent-style-name="standard">
      <style:graphic-properties draw:stroke="solid" svg:stroke-width="0.026cm" svg:stroke-color="#000000" draw:stroke-linejoin="miter" draw:fill="solid" draw:fill-color="#738c17" draw:textarea-horizontal-align="left" draw:textarea-vertical-align="middle" draw:auto-grow-height="false" fo:padding-top="0.13cm" fo:padding-bottom="0.13cm" fo:padding-left="0.25cm" fo:padding-right="0.25cm" fo:wrap-option="wrap" draw:shadow="hidden"/>
    </style:style>
    <style:style style:name="gr45" style:family="graphic" style:parent-style-name="standard">
      <style:graphic-properties draw:stroke="solid" svg:stroke-width="0.035cm" svg:stroke-color="#000000" draw:stroke-linejoin="miter" draw:fill="solid" draw:fill-color="#e6e6e6" draw:textarea-horizontal-align="justify" draw:textarea-vertical-align="middle" draw:auto-grow-height="false" fo:padding-top="0.13cm" fo:padding-bottom="0.13cm" fo:padding-left="0.25cm" fo:padding-right="0.25cm" fo:wrap-option="no-wrap" draw:shadow="visible" draw:shadow-color="#808080" draw:shadow-opacity="99%"/>
    </style:style>
    <style:style style:name="gr46" style:family="graphic" style:parent-style-name="standard">
      <style:graphic-properties draw:stroke="dash" draw:stroke-dash="Dash_20_3" svg:stroke-width="0.035cm" svg:stroke-color="#000000" draw:marker-end="msArrowStealth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7"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visible" draw:shadow-color="#808080" draw:shadow-opacity="99%"/>
    </style:style>
    <style:style style:name="gr48"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9" style:family="graphic" style:parent-style-name="standard">
      <style:graphic-properties draw:stroke="solid" svg:stroke-width="0.026cm" svg:stroke-color="#000000" draw:marker-end="Arrowheads_20_2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0"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1" style:family="graphic" style:parent-style-name="standard">
      <style:graphic-properties draw:stroke="solid" svg:stroke-width="0.026cm" svg:stroke-color="#000000" draw:marker-end="Arrowheads_20_2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2" style:family="graphic" style:parent-style-name="standard">
      <style:graphic-properties draw:stroke="solid" svg:stroke-width="0.026cm" svg:stroke-color="#000000" draw:marker-end="Arrowheads_20_3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3" style:family="graphic" style:parent-style-name="standard">
      <style:graphic-properties draw:stroke="dash" draw:stroke-dash="Dash_20_4" svg:stroke-width="0.035cm" svg:stroke-color="#000000" draw:marker-end="Arrowheads_20_3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4" style:family="graphic" style:parent-style-name="standard">
      <style:graphic-properties draw:stroke="dash" draw:stroke-dash="Dash_20_4"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5" style:family="graphic" style:parent-style-name="standard">
      <style:graphic-properties draw:stroke="dash" draw:stroke-dash="Dash_20_4" svg:stroke-width="0.035cm" svg:stroke-color="#000000" draw:marker-end="Arrowheads_20_3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6" style:family="graphic" style:parent-style-name="standard">
      <style:graphic-properties draw:stroke="dash" draw:stroke-dash="Dash_20_4" svg:stroke-width="0.035cm" svg:stroke-color="#000000" draw:marker-end="Arrowheads_20_3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7" style:family="graphic" style:parent-style-name="standard">
      <style:graphic-properties draw:stroke="dash" draw:stroke-dash="Dash_20_4" svg:stroke-width="0.035cm" svg:stroke-color="#000000" draw:marker-end="Arrowheads_20_3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8" style:family="graphic" style:parent-style-name="standard">
      <style:graphic-properties draw:stroke="solid" svg:stroke-width="0.026cm" svg:stroke-color="#000000" draw:marker-end="msArrowOvalEnd_20_5" draw:marker-end-width="0.21cm" draw:marker-end-center="tru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9" style:family="graphic" style:parent-style-name="standard">
      <style:graphic-properties draw:stroke="solid" svg:stroke-width="0.026cm" svg:stroke-color="#000000" draw:stroke-linejoin="miter" draw:fill="solid" draw:fill-color="#ffff66" draw:textarea-horizontal-align="justify" draw:textarea-vertical-align="top" draw:auto-grow-height="true" fo:padding-top="0.13cm" fo:padding-bottom="0.13cm" fo:padding-left="0.25cm" fo:padding-right="0.25cm" fo:wrap-option="wrap" draw:shadow="hidden"/>
    </style:style>
    <style:style style:name="gr60" style:family="graphic" style:parent-style-name="standard">
      <style:graphic-properties draw:stroke="solid" svg:stroke-width="0.035cm" svg:stroke-color="#000000" draw:marker-end="Arrowheads_20_3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1" style:family="graphic" style:parent-style-name="standard">
      <style:graphic-properties draw:stroke="solid" svg:stroke-width="0.026cm" svg:stroke-color="#000000" draw:stroke-linejoin="miter" draw:fill="solid" draw:fill-color="#feffda"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62" style:family="graphic" style:parent-style-name="standard">
      <style:graphic-properties draw:stroke="solid" svg:stroke-width="0.035cm" svg:stroke-color="#000000" draw:marker-end="Arrowheads_20_3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3" style:family="graphic" style:parent-style-name="standard">
      <style:graphic-properties draw:stroke="solid" svg:stroke-width="0.026cm" svg:stroke-color="#000000" draw:stroke-linejoin="miter" draw:fill="solid" draw:fill-color="#e6f19b" draw:textarea-horizontal-align="justify" draw:textarea-vertical-align="top" draw:auto-grow-height="true" fo:padding-top="0.13cm" fo:padding-bottom="0.13cm" fo:padding-left="0.25cm" fo:padding-right="0.25cm" fo:wrap-option="wrap" draw:shadow="visible" draw:shadow-offset-x="0.035cm" draw:shadow-offset-y="0.035cm" draw:shadow-color="#808080"/>
    </style:style>
    <style:style style:name="gr64" style:family="graphic" style:parent-style-name="standard">
      <style:graphic-properties draw:stroke="solid" svg:stroke-width="0.018cm" svg:stroke-color="#000000" draw:stroke-linejoin="miter" draw:fill="solid" draw:fill-color="#feffda" draw:textarea-horizontal-align="justify" draw:textarea-vertical-align="top" draw:auto-grow-height="false" fo:padding-top="0.13cm" fo:padding-bottom="0.13cm" fo:padding-left="0.25cm" fo:padding-right="0.25cm" fo:wrap-option="no-wrap" draw:shadow="hidden"/>
    </style:style>
    <style:style style:name="gr65"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style:style>
    <style:style style:name="gr66" style:family="graphic" style:parent-style-name="standard">
      <style:graphic-properties draw:stroke="solid" svg:stroke-width="0.026cm" svg:stroke-color="#000000" draw:marker-end="Arrowheads_20_3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7" style:family="graphic" style:parent-style-name="standard">
      <style:graphic-properties draw:stroke="solid" svg:stroke-width="0.026cm" svg:stroke-color="#000000" draw:marker-end="Arrowheads_20_3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8"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699cm" fo:padding-top="0.13cm" fo:padding-bottom="0.13cm" fo:padding-left="0.25cm" fo:padding-right="0.25cm" fo:wrap-option="no-wrap" draw:shadow="hidden"/>
    </style:style>
    <style:style style:name="gr69" style:family="graphic" style:parent-style-name="standard">
      <style:graphic-properties draw:stroke="solid" svg:stroke-width="0.026cm" svg:stroke-color="#000000" draw:marker-end="Arrowheads_20_3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0" style:family="graphic" style:parent-style-name="standard">
      <style:graphic-properties draw:stroke="solid" svg:stroke-width="0.026cm" svg:stroke-color="#000000" draw:marker-end="Arrowheads_20_4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1" style:family="graphic" style:parent-style-name="standard">
      <style:graphic-properties draw:stroke="solid" svg:stroke-width="0.026cm" svg:stroke-color="#000000" draw:marker-end="Arrowheads_20_4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2" style:family="graphic" style:parent-style-name="standard">
      <style:graphic-properties draw:stroke="solid" svg:stroke-width="0.026cm" svg:stroke-color="#000000" draw:marker-end="Arrowheads_20_4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3" style:family="graphic" style:parent-style-name="standard">
      <style:graphic-properties draw:stroke="dash" draw:stroke-dash="Dash_20_3"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4"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no-wrap" draw:shadow="visible" draw:shadow-offset-x="0.035cm" draw:shadow-offset-y="0.035cm" draw:shadow-color="#808080"/>
    </style:style>
    <style:style style:name="gr75" style:family="graphic" style:parent-style-name="standard">
      <style:graphic-properties draw:stroke="solid" svg:stroke-width="0.035cm" svg:stroke-color="#000000" draw:stroke-linejoin="miter" draw:fill="solid" draw:fill-color="#660066" draw:textarea-horizontal-align="justify" draw:textarea-vertical-align="top" draw:auto-grow-height="false" fo:padding-top="0.13cm" fo:padding-bottom="0.13cm" fo:padding-left="0.25cm" fo:padding-right="0.25cm" fo:wrap-option="no-wrap" draw:shadow="visible" draw:shadow-color="#808080" draw:shadow-opacity="99%"/>
    </style:style>
    <style:style style:name="gr76" style:family="graphic" style:parent-style-name="standard">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no-wrap" draw:shadow="visible" draw:shadow-color="#808080" draw:shadow-opacity="99%"/>
    </style:style>
    <style:style style:name="gr77" style:family="graphic" style:parent-style-name="standard">
      <style:graphic-properties draw:stroke="solid" svg:stroke-width="0.035cm" svg:stroke-color="#000000" draw:stroke-linejoin="miter" draw:fill="solid" draw:fill-color="#00ff00" draw:textarea-horizontal-align="justify" draw:textarea-vertical-align="top" draw:auto-grow-height="false" fo:padding-top="0.13cm" fo:padding-bottom="0.13cm" fo:padding-left="0.25cm" fo:padding-right="0.25cm" fo:wrap-option="no-wrap" draw:shadow="visible" draw:shadow-color="#808080" draw:shadow-opacity="99%"/>
    </style:style>
    <style:style style:name="gr78"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9"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0" style:family="graphic" style:parent-style-name="standard">
      <style:graphic-properties draw:stroke="solid" svg:stroke-width="0.026cm" svg:stroke-color="#000000" draw:marker-end="Arrowheads_20_4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1" style:family="graphic" style:parent-style-name="standard">
      <style:graphic-properties draw:stroke="dash" draw:stroke-dash="Dash_20_5" svg:stroke-width="0.026cm" svg:stroke-color="#000000" draw:marker-end="Arrowheads_20_4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2" style:family="graphic" style:parent-style-name="standard">
      <style:graphic-properties draw:stroke="dash" draw:stroke-dash="Dash_20_5" svg:stroke-width="0.026cm" svg:stroke-color="#000000" draw:marker-end="Arrowheads_20_4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3" style:family="graphic" style:parent-style-name="standard">
      <style:graphic-properties draw:stroke="dash" draw:stroke-dash="Dash_20_5" svg:stroke-width="0.026cm" svg:stroke-color="#000000" draw:marker-end="Arrowheads_20_4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4" style:family="graphic" style:parent-style-name="standard">
      <style:graphic-properties draw:stroke="solid" svg:stroke-width="0.026cm" svg:stroke-color="#000000" draw:marker-end="Arrowheads_20_4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5" style:family="graphic" style:parent-style-name="standard">
      <style:graphic-properties draw:stroke="solid" svg:stroke-width="0.026cm" svg:stroke-color="#000000" draw:marker-end="Arrowheads_20_5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6" style:family="graphic" style:parent-style-name="standard">
      <style:graphic-properties draw:stroke="solid" svg:stroke-width="0.026cm" svg:stroke-color="#000000" draw:marker-end="Arrowheads_20_5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7" style:family="graphic" style:parent-style-name="standard">
      <style:graphic-properties draw:stroke="dash" draw:stroke-dash="Dash_20_5" svg:stroke-width="0.026cm" svg:stroke-color="#000000" draw:marker-end="Arrowheads_20_5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8" style:family="graphic" style:parent-style-name="standard">
      <style:graphic-properties draw:stroke="dash" draw:stroke-dash="Dash_20_5" svg:stroke-width="0.026cm" svg:stroke-color="#000000" draw:marker-end="Arrowheads_20_5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9" style:family="graphic" style:parent-style-name="standard">
      <style:graphic-properties draw:stroke="dash" draw:stroke-dash="Dash_20_5" svg:stroke-width="0.026cm" svg:stroke-color="#000000" draw:marker-end="Arrowheads_20_5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0"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91" style:family="graphic" style:parent-style-name="standard">
      <style:graphic-properties draw:stroke="solid" svg:stroke-width="0.026cm" svg:stroke-color="#000000" draw:marker-end="Arrowheads_20_5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2" style:family="graphic" style:parent-style-name="standard">
      <style:graphic-properties draw:stroke="solid" svg:stroke-width="0.026cm" svg:stroke-color="#000000" draw:marker-end="Arrowheads_20_5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3" style:family="graphic" style:parent-style-name="standard">
      <style:graphic-properties draw:stroke="solid" svg:stroke-width="0.026cm" svg:stroke-color="#000000" draw:marker-end="Arrowheads_20_5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4" style:family="graphic" style:parent-style-name="standard">
      <style:graphic-properties draw:stroke="dash" draw:stroke-dash="Dash_20_6" svg:stroke-width="0.106cm" svg:stroke-color="#ff0000" draw:marker-end="Arrowheads_20_5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5" style:family="graphic" style:parent-style-name="standard">
      <style:graphic-properties draw:stroke="dash" draw:stroke-dash="Dash_20_5" svg:stroke-width="0.026cm" svg:stroke-color="#000000" draw:marker-end="Arrowheads_20_5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6" style:family="graphic" style:parent-style-name="standard">
      <style:graphic-properties draw:stroke="dash" draw:stroke-dash="Dash_20_5" svg:stroke-width="0.026cm" svg:stroke-color="#000000" draw:marker-end="Arrowheads_20_6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7" style:family="graphic" style:parent-style-name="standard">
      <style:graphic-properties draw:stroke="solid" svg:stroke-width="0.026cm" svg:stroke-color="#000000" draw:marker-end="Arrowheads_20_6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8" style:family="graphic" style:parent-style-name="standard">
      <style:graphic-properties draw:stroke="solid" svg:stroke-width="0.026cm" svg:stroke-color="#000000" draw:marker-end="Arrowheads_20_6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9" style:family="graphic" style:parent-style-name="standard">
      <style:graphic-properties draw:stroke="solid" svg:stroke-width="0.026cm" svg:stroke-color="#000000" draw:marker-end="Arrowheads_20_6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0" style:family="graphic" style:parent-style-name="standard">
      <style:graphic-properties draw:stroke="dash" draw:stroke-dash="Dash_20_3" svg:stroke-width="0.035cm" svg:stroke-color="#000000" draw:marker-end="Arrowheads_20_6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1" style:family="graphic" style:parent-style-name="standard">
      <style:graphic-properties draw:stroke="dash" draw:stroke-dash="Dash_20_5" svg:stroke-width="0.026cm" svg:stroke-color="#000000" draw:marker-end="Arrowheads_20_6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2" style:family="graphic" style:parent-style-name="standard">
      <style:graphic-properties draw:stroke="dash" draw:stroke-dash="Dash_20_5" svg:stroke-width="0.026cm" svg:stroke-color="#000000" draw:marker-end="Arrowheads_20_6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3" style:family="graphic" style:parent-style-name="standard">
      <style:graphic-properties draw:stroke="solid" svg:stroke-width="0.026cm" svg:stroke-color="#000000" draw:marker-end="Arrowheads_20_6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4" style:family="graphic" style:parent-style-name="standard">
      <style:graphic-properties draw:stroke="solid" svg:stroke-width="0.026cm" svg:stroke-color="#000000" draw:marker-end="Arrowheads_20_6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5" style:family="graphic" style:parent-style-name="standard">
      <style:graphic-properties draw:stroke="solid" svg:stroke-width="0.026cm" svg:stroke-color="#000000" draw:marker-end="Arrowheads_20_6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6" style:family="graphic" style:parent-style-name="standard">
      <style:graphic-properties draw:stroke="dash" draw:stroke-dash="Dash_20_5" svg:stroke-width="0.026cm" svg:stroke-color="#000000" draw:marker-end="Arrowheads_20_7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7" style:family="graphic" style:parent-style-name="standard">
      <style:graphic-properties draw:stroke="dash" draw:stroke-dash="Dash_20_5" svg:stroke-width="0.026cm" svg:stroke-color="#000000" draw:marker-end="Arrowheads_20_7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8" style:family="graphic" style:parent-style-name="standard">
      <style:graphic-properties draw:stroke="dash" draw:stroke-dash="Dash_20_5" svg:stroke-width="0.026cm" svg:stroke-color="#000000" draw:marker-end="Arrowheads_20_7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9" style:family="graphic" style:parent-style-name="standard">
      <style:graphic-properties draw:stroke="solid" svg:stroke-width="0.018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110" style:family="graphic" style:parent-style-name="standard">
      <style:graphic-properties draw:stroke="solid" svg:stroke-width="0.018cm" svg:stroke-color="#000000" draw:stroke-linejoin="miter" draw:fill="solid" draw:fill-color="#e6f19b"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111" style:family="graphic" style:parent-style-name="standard">
      <style:graphic-properties draw:stroke="solid" svg:stroke-width="0.035cm" svg:stroke-color="#000000" draw:stroke-linejoin="miter" draw:fill="solid" draw:fill-color="#e6f19b"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112" style:family="graphic" style:parent-style-name="standard">
      <style:graphic-properties draw:stroke="solid" svg:stroke-width="0.026cm" svg:stroke-color="#000000" draw:marker-end="Arrowheads_20_7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13" style:family="graphic" style:parent-style-name="standard">
      <style:graphic-properties draw:stroke="solid" svg:stroke-width="0.026cm" svg:stroke-color="#000000" draw:marker-end="Arrowheads_20_7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no-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7" style:family="presentation" style:parent-style-name="Default-notes">
      <style:graphic-properties draw:stroke="none" draw:fill="none" draw:fill-color="#ffffff" draw:auto-grow-height="true" fo:min-height="12.001cm"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2.238cm" fo:min-width="0cm" fo:padding-top="0.127cm" fo:padding-bottom="0.127cm" fo:padding-left="0.254cm" fo:padding-right="0.254cm" fo:wrap-option="no-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9.303cm" fo:min-width="0cm" fo:padding-top="0.127cm" fo:padding-bottom="0.127cm" fo:padding-left="0.254cm" fo:padding-right="0.254cm" fo:wrap-option="no-wrap" draw:shadow="hidden"/>
    </style:style>
    <style:style style:name="pr10" style:family="presentation" style:parent-style-name="Default-notes">
      <style:graphic-properties draw:stroke="solid" svg:stroke-width="0.026cm" svg:stroke-color="#000000" svg:stroke-opacity="100%" draw:stroke-linejoin="miter" draw:fill="solid" draw:fill-color="#ffffff" draw:opacity="100%" draw:auto-grow-height="true" fo:min-height="12.001cm" fo:padding-top="0.013cm" fo:padding-bottom="0.013cm" fo:padding-left="0.013cm" fo:padding-right="0.013cm" draw:shadow="hidden"/>
    </style:style>
    <style:style style:name="pr11"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12" style:family="presentation" style:parent-style-name="Default-outline1">
      <style:graphic-properties draw:stroke="solid" svg:stroke-width="0.018cm" svg:stroke-color="#000000" svg:stroke-opacity="100%" draw:stroke-linejoin="miter" draw:fill="solid" draw:fill-color="#feffda" draw:opacity="100%" draw:textarea-horizontal-align="justify" draw:textarea-vertical-align="top" draw:auto-grow-height="true" draw:auto-grow-width="false" fo:min-height="10.758cm" fo:min-width="0cm" fo:padding-top="0.127cm" fo:padding-bottom="0.127cm" fo:padding-left="0.254cm" fo:padding-right="0.254cm" fo:wrap-option="no-wrap" draw:shadow="visible" draw:shadow-offset-x="0.071cm" draw:shadow-offset-y="0.071cm" draw:shadow-color="#808080" draw:shadow-opacity="100%"/>
    </style:style>
    <style:style style:name="pr13" style:family="presentation" style:parent-style-name="Default-outline1">
      <style:graphic-properties draw:stroke="solid" svg:stroke-width="0.018cm" svg:stroke-color="#000000" svg:stroke-opacity="100%" draw:stroke-linejoin="miter" draw:fill="solid" draw:fill-color="#feffda" draw:opacity="100%" draw:textarea-horizontal-align="justify" draw:textarea-vertical-align="top" draw:auto-grow-height="true" draw:auto-grow-width="false" fo:min-height="8.213cm" fo:min-width="0cm" fo:padding-top="0.127cm" fo:padding-bottom="0.127cm" fo:padding-left="0.254cm" fo:padding-right="0.254cm" fo:wrap-option="no-wrap" draw:shadow="hidden"/>
    </style:style>
    <style:style style:name="pr14" style:family="presentation" style:parent-style-name="Default-notes">
      <style:graphic-properties draw:stroke="none" draw:fill="none" draw:fill-color="#ffffff" draw:textarea-horizontal-align="justify" draw:textarea-vertical-align="top" draw:auto-grow-height="true" draw:auto-grow-width="false" fo:min-height="11.747cm" fo:min-width="0cm" fo:padding-top="0.124cm" fo:padding-bottom="0.124cm" fo:padding-left="0.248cm" fo:padding-right="0.248cm" fo:wrap-option="no-wrap" draw:shadow="hidden"/>
    </style:style>
    <style:style style:name="pr15" style:family="presentation" style:parent-style-name="Default-outline1">
      <style:graphic-properties draw:stroke="solid" svg:stroke-width="0.018cm" svg:stroke-color="#000000" svg:stroke-opacity="100%" draw:stroke-linejoin="miter" draw:fill="solid" draw:fill-color="#feffda" draw:opacity="100%" draw:textarea-horizontal-align="justify" draw:textarea-vertical-align="top" draw:auto-grow-height="true" draw:auto-grow-width="false" fo:min-height="10.33cm" fo:min-width="0cm" fo:padding-top="0.127cm" fo:padding-bottom="0.127cm" fo:padding-left="0.254cm" fo:padding-right="0.254cm" fo:wrap-option="no-wrap" draw:shadow="hidden"/>
    </style:style>
    <style:style style:name="pr16"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747cm" fo:min-width="0cm" fo:padding-top="0.124cm" fo:padding-bottom="0.124cm" fo:padding-left="0.248cm" fo:padding-right="0.248cm" fo:wrap-option="no-wrap" draw:shadow="hidden"/>
    </style:style>
    <style:style style:name="pr17" style:family="presentation" style:parent-style-name="Default-title">
      <style:graphic-properties draw:stroke="none" draw:fill="none" draw:fill-color="#bbe0e3" draw:textarea-horizontal-align="justify" draw:textarea-vertical-align="top" draw:auto-grow-height="true" draw:auto-grow-width="false" fo:min-height="2.922cm" fo:min-width="0cm" fo:padding-top="0.127cm" fo:padding-bottom="0.127cm" fo:padding-left="0.254cm" fo:padding-right="0.254cm" fo:wrap-option="no-wrap" draw:shadow="hidden"/>
    </style:style>
    <style:style style:name="pr18" style:family="presentation" style:parent-style-name="Default-outline1">
      <style:graphic-properties draw:stroke="solid" svg:stroke-width="0.018cm" svg:stroke-color="#000000" svg:stroke-opacity="100%" draw:stroke-linejoin="miter" draw:fill="solid" draw:fill-color="#feffda" draw:opacity="100%" draw:textarea-horizontal-align="justify" draw:textarea-vertical-align="top" draw:auto-grow-height="true" draw:auto-grow-width="false" fo:min-height="12.447cm" fo:min-width="0cm" fo:padding-top="0.127cm" fo:padding-bottom="0.127cm" fo:padding-left="0.254cm" fo:padding-right="0.254cm" fo:wrap-option="no-wrap" draw:shadow="hidden"/>
    </style:style>
    <style:style style:name="pr19"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747cm" fo:min-width="0cm" fo:padding-top="0.124cm" fo:padding-bottom="0.124cm" fo:padding-left="0.248cm" fo:padding-right="0.248cm" fo:wrap-option="no-wrap" draw:shadow="hidden"/>
    </style:style>
    <style:style style:name="pr20" style:family="presentation" style:parent-style-name="Default-outline1">
      <style:graphic-properties draw:stroke="solid" svg:stroke-width="0.018cm" svg:stroke-color="#000000" svg:stroke-opacity="100%" draw:stroke-linejoin="miter" draw:fill="solid" draw:fill-color="#feffda" draw:opacity="100%" draw:textarea-horizontal-align="justify" draw:textarea-vertical-align="top" draw:auto-grow-height="true" draw:auto-grow-width="false" fo:min-height="10.542cm" fo:min-width="0cm" fo:padding-top="0.127cm" fo:padding-bottom="0.127cm" fo:padding-left="0.254cm" fo:padding-right="0.254cm" fo:wrap-option="no-wrap" draw:shadow="hidden"/>
    </style:style>
    <style:style style:name="pr21" style:family="presentation" style:parent-style-name="Default-outline1">
      <style:graphic-properties draw:stroke="solid" svg:stroke-width="0.018cm" svg:stroke-color="#000000" svg:stroke-opacity="100%" draw:stroke-linejoin="miter" draw:fill="solid" draw:fill-color="#feffda" draw:opacity="100%" draw:textarea-horizontal-align="justify" draw:textarea-vertical-align="top" draw:auto-grow-height="true" draw:auto-grow-width="false" fo:min-height="13.505cm" fo:min-width="0cm" fo:padding-top="0.127cm" fo:padding-bottom="0.127cm" fo:padding-left="0.254cm" fo:padding-right="0.254cm" fo:wrap-option="no-wrap" draw:shadow="hidden"/>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23"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727cm" fo:min-width="0cm" fo:padding-top="0.134cm" fo:padding-bottom="0.134cm" fo:padding-left="0.269cm" fo:padding-right="0.269cm" fo:wrap-option="no-wrap" draw:shadow="hidden"/>
    </style:style>
    <style:style style:name="pr24" style:family="presentation" style:parent-style-name="Default-outline1">
      <style:graphic-properties draw:stroke="solid" svg:stroke-width="0.018cm" svg:stroke-color="#000000" svg:stroke-opacity="100%" draw:stroke-linejoin="miter" draw:fill="solid" draw:fill-color="#feffda" draw:opacity="100%" draw:textarea-horizontal-align="justify" draw:textarea-vertical-align="top" draw:auto-grow-height="true" draw:auto-grow-width="false" fo:min-height="4.522cm" fo:min-width="0cm" fo:padding-top="0.127cm" fo:padding-bottom="0.127cm" fo:padding-left="0.254cm" fo:padding-right="0.254cm" fo:wrap-option="no-wrap" draw:shadow="hidden"/>
    </style:style>
    <style:style style:name="pr25" style:family="presentation" style:parent-style-name="Default-title">
      <style:graphic-properties draw:stroke="none" draw:fill="none" draw:fill-color="#bbe0e3" draw:textarea-horizontal-align="justify" draw:textarea-vertical-align="top" draw:auto-grow-height="true" draw:auto-grow-width="false" fo:min-height="2.031cm" fo:min-width="0cm" fo:padding-top="0.127cm" fo:padding-bottom="0.127cm" fo:padding-left="0.254cm" fo:padding-right="0.254cm" fo:wrap-option="no-wrap" draw:shadow="hidden"/>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10.996cm" fo:min-width="0cm" fo:padding-top="0.127cm" fo:padding-bottom="0.127cm" fo:padding-left="0.254cm" fo:padding-right="0.254cm" fo:wrap-option="no-wrap" draw:shadow="hidden"/>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176cm" fo:margin-bottom="0cm" text:enable-numbering="false" fo:text-indent="0cm"/>
    </style:style>
    <style:style style:name="P4" style:family="paragraph">
      <style:paragraph-properties fo:margin-left="0cm" fo:margin-right="0cm" fo:line-height="100%" fo:text-align="end" text:enable-numbering="false"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text:enable-numbering="false" fo:text-indent="0cm"/>
    </style:style>
    <style:style style:name="P8" style:family="paragraph">
      <style:paragraph-properties fo:margin-left="0.952cm" fo:margin-right="0cm" fo:margin-top="0.211cm" fo:margin-bottom="0cm" text:enable-numbering="true" fo:text-indent="-0.952cm"/>
    </style:style>
    <style:style style:name="P9" style:family="paragraph">
      <style:paragraph-properties fo:margin-left="0.952cm" fo:margin-right="0cm" fo:text-indent="-0.952cm" style:writing-mode="lr-tb"/>
    </style:style>
    <style:style style:name="P10" style:family="paragraph">
      <style:paragraph-properties fo:margin-left="0cm" fo:margin-right="0cm" fo:margin-top="0.105cm" fo:margin-bottom="0cm" fo:line-height="80%" text:enable-numbering="false" fo:text-indent="0cm" style:punctuation-wrap="hanging" style:line-break="strict"/>
    </style:style>
    <style:style style:name="P11" style:family="paragraph">
      <style:paragraph-properties fo:margin-left="0cm" fo:margin-right="0cm" fo:margin-top="0.105cm" fo:margin-bottom="0cm" fo:line-height="80%" text:enable-numbering="true" fo:text-indent="0cm" style:punctuation-wrap="hanging" style:line-break="strict"/>
    </style:style>
    <style:style style:name="P12" style:family="paragraph">
      <style:paragraph-properties fo:margin-left="2.063cm" fo:margin-right="0cm" fo:margin-top="0.176cm" fo:margin-bottom="0cm" text:enable-numbering="true" fo:text-indent="-0.793cm"/>
    </style:style>
    <style:style style:name="P13" style:family="paragraph">
      <style:paragraph-properties fo:margin-left="0.952cm" fo:margin-right="0cm" fo:margin-top="0.246cm" fo:margin-bottom="0cm" text:enable-numbering="true" fo:text-indent="-0.952cm"/>
    </style:style>
    <style:style style:name="P14" style:family="paragraph">
      <style:paragraph-properties fo:text-align="center" style:writing-mode="lr-tb"/>
      <style:text-properties fo:font-size="24pt"/>
    </style:style>
    <style:style style:name="P15" style:family="paragraph">
      <style:paragraph-properties fo:margin-left="0cm" fo:margin-right="0cm" fo:line-height="100%" text:enable-numbering="false" fo:text-indent="0cm"/>
    </style:style>
    <style:style style:name="P16" style:family="paragraph">
      <style:paragraph-properties fo:margin-left="0cm" fo:margin-right="0cm" fo:margin-top="0.158cm" fo:margin-bottom="0cm" text:enable-numbering="false" fo:text-indent="0cm" style:punctuation-wrap="hanging" style:line-break="strict"/>
    </style:style>
    <style:style style:name="P17" style:family="paragraph">
      <style:paragraph-properties fo:margin-left="1.27cm" fo:margin-right="0cm" fo:margin-top="0.211cm" fo:margin-bottom="0cm" text:enable-numbering="true" fo:text-indent="-1.27cm"/>
    </style:style>
    <style:style style:name="P18" style:family="paragraph">
      <style:paragraph-properties fo:margin-left="2.328cm" fo:margin-right="0cm" fo:margin-top="0.176cm" fo:margin-bottom="0cm" text:enable-numbering="true" fo:text-indent="-1.058cm"/>
    </style:style>
    <style:style style:name="P19" style:family="paragraph">
      <style:paragraph-properties fo:margin-left="3.492cm" fo:margin-right="0cm" fo:margin-top="0.158cm" fo:margin-bottom="0cm" text:enable-numbering="true" fo:text-indent="-0.952cm"/>
    </style:style>
    <style:style style:name="P20" style:family="paragraph">
      <style:paragraph-properties fo:margin-left="1.27cm" fo:margin-right="0cm" fo:margin-top="0.158cm" fo:margin-bottom="0cm" text:enable-numbering="false" fo:text-indent="0cm" style:punctuation-wrap="hanging" style:line-break="strict"/>
    </style:style>
    <style:style style:name="P21" style:family="paragraph">
      <style:paragraph-properties fo:margin-left="2.54cm" fo:margin-right="0cm" fo:margin-top="0.158cm" fo:margin-bottom="0cm" text:enable-numbering="false" fo:text-indent="0cm" style:punctuation-wrap="hanging" style:line-break="strict"/>
    </style:style>
    <style:style style:name="P22" style:family="paragraph">
      <style:paragraph-properties fo:margin-left="0cm" fo:margin-right="0cm" fo:line-height="100%" text:enable-numbering="false" fo:text-indent="0cm" style:punctuation-wrap="hanging" style:line-break="strict"/>
    </style:style>
    <style:style style:name="P23" style:family="paragraph">
      <style:paragraph-properties fo:margin-left="0cm" fo:margin-right="0cm" fo:line-height="100%" fo:text-align="center" text:enable-numbering="false" fo:text-indent="0cm" style:punctuation-wrap="hanging" style:line-break="strict"/>
    </style:style>
    <style:style style:name="P24" style:family="paragraph">
      <style:paragraph-properties fo:margin-left="0.952cm" fo:margin-right="0cm" fo:margin-top="0.246cm" fo:margin-bottom="0cm" fo:line-height="90%" text:enable-numbering="true" fo:text-indent="-0.952cm"/>
    </style:style>
    <style:style style:name="P25" style:family="paragraph">
      <style:paragraph-properties fo:margin-left="2.063cm" fo:margin-right="0cm" fo:margin-top="0.211cm" fo:margin-bottom="0cm" fo:line-height="90%" text:enable-numbering="true" fo:text-indent="-0.793cm"/>
    </style:style>
    <style:style style:name="P26" style:family="paragraph">
      <style:paragraph-properties fo:margin-left="3.175cm" fo:margin-right="0cm" fo:margin-top="0.141cm" fo:margin-bottom="0cm" text:enable-numbering="true" fo:text-indent="-0.635cm"/>
    </style:style>
    <style:style style:name="P27" style:family="paragraph">
      <style:paragraph-properties fo:margin-left="0.952cm" fo:margin-right="0cm" fo:margin-top="0.211cm" fo:margin-bottom="0cm" text:enable-numbering="false" fo:text-indent="-0.952cm"/>
    </style:style>
    <style:style style:name="P28" style:family="paragraph">
      <style:paragraph-properties fo:margin-left="0.952cm" fo:margin-right="0cm" fo:margin-top="0.158cm" fo:margin-bottom="0cm" fo:line-height="80%" text:enable-numbering="false" fo:text-indent="-0.952cm"/>
    </style:style>
    <style:style style:name="P29" style:family="paragraph">
      <style:paragraph-properties fo:margin-left="0.952cm" fo:margin-right="0cm" fo:margin-top="0.176cm" fo:margin-bottom="0cm" fo:line-height="80%" text:enable-numbering="false" fo:text-indent="-0.952cm"/>
    </style:style>
    <style:style style:name="P30"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952cm" fo:margin-right="0cm" fo:margin-top="0.158cm" fo:margin-bottom="0cm" fo:line-height="80%" text:enable-numbering="false" fo:text-indent="-0.952cm" style:punctuation-wrap="hanging" style:line-break="strict"/>
    </style:style>
    <style:style style:name="P32" style:family="paragraph">
      <style:paragraph-properties fo:margin-left="0.952cm" fo:margin-right="0cm" fo:margin-top="0.176cm" fo:margin-bottom="0cm" fo:line-height="80%" text:enable-numbering="false" fo:text-indent="-0.952cm" style:punctuation-wrap="hanging" style:line-break="strict"/>
    </style:style>
    <style:style style:name="P33" style:family="paragraph">
      <style:paragraph-properties fo:margin-left="0cm" fo:margin-right="0cm" fo:line-height="100%" fo:text-align="center" text:enable-numbering="false" fo:text-indent="0cm"/>
    </style:style>
    <style:style style:name="P34" style:family="paragraph">
      <style:paragraph-properties fo:margin-left="0.952cm" fo:margin-right="0cm" fo:line-height="100%" text:enable-numbering="true" fo:text-indent="-0.952cm"/>
    </style:style>
    <style:style style:name="P35" style:family="paragraph">
      <style:paragraph-properties fo:margin-left="0.952cm" fo:margin-right="0cm" fo:line-height="100%" text:enable-numbering="false" fo:text-indent="-0.952cm"/>
    </style:style>
    <style:style style:name="P36" style:family="paragraph">
      <style:paragraph-properties fo:margin-left="0.952cm" fo:margin-right="0cm" fo:margin-top="0.211cm" fo:margin-bottom="0cm" fo:line-height="100%" text:enable-numbering="true" fo:text-indent="-0.952cm"/>
    </style:style>
    <style:style style:name="P37" style:family="paragraph">
      <style:paragraph-properties fo:margin-left="0.952cm" fo:margin-right="0cm" fo:margin-top="0.158cm" fo:margin-bottom="0cm" fo:line-height="90%" text:enable-numbering="false" fo:text-indent="-0.952cm"/>
    </style:style>
    <style:style style:name="P38" style:family="paragraph">
      <style:paragraph-properties fo:margin-left="2.063cm" fo:margin-right="0cm" fo:margin-top="0.176cm" fo:margin-bottom="0cm" text:enable-numbering="false" fo:text-indent="-0.793cm"/>
    </style:style>
    <style:style style:name="P39" style:family="paragraph">
      <style:paragraph-properties fo:margin-left="0.952cm" fo:margin-right="0cm" fo:margin-top="0.185cm" fo:margin-bottom="0cm" fo:line-height="90%" text:enable-numbering="true" fo:text-indent="-0.952cm"/>
    </style:style>
    <style:style style:name="P40" style:family="paragraph">
      <style:paragraph-properties fo:margin-left="2.063cm" fo:margin-right="0cm" fo:margin-top="0.158cm" fo:margin-bottom="0cm" fo:line-height="90%" text:enable-numbering="true" fo:text-indent="-0.793cm"/>
    </style:style>
    <style:style style:name="P41" style:family="paragraph">
      <style:paragraph-properties fo:margin-left="0.952cm" fo:margin-right="0cm" fo:margin-top="0.185cm" fo:margin-bottom="0cm" fo:line-height="90%" text:enable-numbering="false" fo:text-indent="-0.952cm"/>
    </style:style>
    <style:style style:name="P42" style:family="paragraph">
      <style:paragraph-properties fo:margin-left="0.952cm" fo:margin-right="0cm" fo:margin-top="0.149cm" fo:margin-bottom="0cm" fo:line-height="90%" text:enable-numbering="true" fo:text-indent="-0.952cm"/>
    </style:style>
    <style:style style:name="P43" style:family="paragraph">
      <style:paragraph-properties fo:margin-left="0.952cm" fo:margin-right="0cm" text:enable-numbering="true" fo:text-indent="-0.952cm"/>
    </style:style>
    <style:style style:name="P44" style:family="paragraph">
      <style:paragraph-properties fo:margin-left="2.222cm" fo:margin-right="0cm" fo:margin-top="0.176cm" fo:margin-bottom="0cm" text:enable-numbering="true" fo:text-indent="-0.952cm"/>
    </style:style>
    <style:style style:name="P45" style:family="paragraph">
      <style:paragraph-properties fo:margin-left="1.058cm" fo:margin-right="0cm" fo:margin-top="0.176cm" fo:margin-bottom="0cm" fo:line-height="100%" text:enable-numbering="false" fo:text-indent="-1.058cm"/>
    </style:style>
    <style:style style:name="P46" style:family="paragraph">
      <style:paragraph-properties fo:margin-left="1.058cm" fo:margin-right="0cm" fo:margin-top="0.176cm" fo:margin-bottom="0cm" fo:line-height="100%" text:enable-numbering="true" fo:text-indent="-1.058cm"/>
    </style:style>
    <style:style style:name="P47" style:family="paragraph">
      <style:paragraph-properties fo:margin-left="2.222cm" fo:margin-right="0cm" fo:margin-top="0.176cm" fo:margin-bottom="0cm" text:enable-numbering="false" fo:text-indent="-0.952cm"/>
    </style:style>
    <style:style style:name="P48" style:family="paragraph">
      <style:paragraph-properties fo:margin-left="0.952cm" fo:margin-right="0cm" fo:margin-top="0.185cm" fo:margin-bottom="0cm" fo:line-height="100%" text:enable-numbering="false" fo:text-indent="-0.952cm" style:punctuation-wrap="hanging" style:line-break="strict"/>
    </style:style>
    <style:style style:name="P49" style:family="paragraph">
      <style:paragraph-properties fo:margin-left="0cm" fo:margin-right="0cm" fo:margin-top="0.132cm" fo:margin-bottom="0cm" fo:line-height="90%" text:enable-numbering="false" fo:text-indent="0cm" style:punctuation-wrap="hanging" style:line-break="strict"/>
    </style:style>
    <style:style style:name="P50" style:family="paragraph">
      <style:paragraph-properties fo:margin-left="0cm" fo:margin-right="0cm" fo:margin-top="0.132cm" fo:margin-bottom="0cm" fo:line-height="100%" text:enable-numbering="false" fo:text-indent="0cm" style:punctuation-wrap="hanging" style:line-break="strict"/>
    </style:style>
    <style:style style:name="P51" style:family="paragraph">
      <style:paragraph-properties fo:margin-left="0cm" fo:margin-right="0cm" fo:line-height="100%" text:enable-numbering="false" fo:text-indent="0cm" style:writing-mode="lr-tb"/>
    </style:style>
    <style:style style:name="P52" style:family="paragraph">
      <style:paragraph-properties fo:margin-left="0.952cm" fo:margin-right="0cm" fo:margin-top="0.176cm" fo:margin-bottom="0cm" fo:line-height="90%" text:enable-numbering="false" fo:text-indent="-0.952cm" style:punctuation-wrap="hanging" style:line-break="strict"/>
    </style:style>
    <style:style style:name="P53" style:family="paragraph">
      <style:paragraph-properties fo:margin-left="0.952cm" fo:margin-right="0cm" fo:margin-top="0.176cm" fo:margin-bottom="0cm" fo:line-height="90%" text:enable-numbering="true" fo:text-indent="-0.952cm" style:punctuation-wrap="hanging" style:line-break="strict"/>
    </style:style>
    <style:style style:name="P54" style:family="paragraph">
      <style:paragraph-properties fo:margin-left="2.063cm" fo:margin-right="0cm" fo:margin-top="0.211cm" fo:margin-bottom="0cm" text:enable-numbering="true" fo:text-indent="-0.793cm"/>
    </style:style>
    <style:style style:name="P55" style:family="paragraph">
      <style:paragraph-properties fo:margin-left="2.063cm" fo:margin-right="0cm" fo:margin-top="0.211cm" fo:margin-bottom="0cm" text:enable-numbering="false" fo:text-indent="-0.793cm"/>
    </style:style>
    <style:style style:name="P56" style:family="paragraph">
      <style:paragraph-properties fo:margin-left="0.952cm" fo:margin-right="0cm" fo:margin-top="0.158cm" fo:margin-bottom="0cm" fo:line-height="100%" text:enable-numbering="false" fo:text-indent="-0.952cm" style:punctuation-wrap="hanging" style:line-break="strict"/>
    </style:style>
    <style:style style:name="P57" style:family="paragraph">
      <style:paragraph-properties fo:margin-left="0.952cm" fo:margin-right="0cm" fo:margin-top="0.22cm" fo:margin-bottom="0cm" text:enable-numbering="true" fo:text-indent="-0.952cm"/>
    </style:style>
    <style:style style:name="P58" style:family="paragraph">
      <style:paragraph-properties fo:margin-left="2.063cm" fo:margin-right="0cm" fo:margin-top="0.185cm" fo:margin-bottom="0cm" text:enable-numbering="true" fo:text-indent="-0.793cm"/>
    </style:style>
    <style:style style:name="T1" style:family="text">
      <style:text-properties fo:color="#1e481f" fo:font-size="36pt" fo:language="en" fo:country="GB" style:font-size-asian="36pt" style:font-size-complex="36pt"/>
    </style:style>
    <style:style style:name="T2" style:family="text">
      <style:text-properties fo:font-family="Arial" style:font-family-generic="swiss" style:font-pitch="variable" fo:font-size="13pt" fo:language="en" fo:country="US" style:font-size-asian="13pt" style:font-size-complex="13pt"/>
    </style:style>
    <style:style style:name="T3" style:family="text">
      <style:text-properties fo:language="en" fo:country="GB"/>
    </style:style>
    <style:style style:name="T4" style:family="text">
      <style:text-properties fo:language="en" fo:country="US"/>
    </style:style>
    <style:style style:name="T5" style:family="text">
      <style:text-properties fo:font-size="8pt" fo:language="en" fo:country="US" fo:font-weight="bold" style:font-size-asian="8pt" style:font-weight-asian="bold" style:font-size-complex="8pt" style:font-weight-complex="bold"/>
    </style:style>
    <style:style style:name="T6" style:family="text">
      <style:text-properties fo:font-size="8pt" fo:language="en" fo:country="US" style:font-size-asian="8pt" style:font-size-complex="8pt"/>
    </style:style>
    <style:style style:name="T7" style:family="text">
      <style:text-properties fo:font-size="8pt" fo:language="en" fo:country="US" fo:font-style="italic" style:font-size-asian="8pt" style:font-style-asian="italic" style:font-size-complex="8pt" style:font-style-complex="italic"/>
    </style:style>
    <style:style style:name="T8" style:family="text">
      <style:text-properties fo:language="en" fo:country="GB" fo:font-weight="bold" style:font-weight-asian="bold" style:font-weight-complex="bold"/>
    </style:style>
    <style:style style:name="T9" style:family="text">
      <style:text-properties fo:font-size="28pt" style:font-size-asian="28pt" style:font-size-complex="28pt"/>
    </style:style>
    <style:style style:name="T10" style:family="text">
      <style:text-properties fo:color="#427531" fo:font-family="Arial" style:font-family-generic="modern" style:font-pitch="variable" fo:font-weight="bold" style:font-weight-asian="bold" style:font-weight-complex="bold"/>
    </style:style>
    <style:style style:name="T11" style:family="text">
      <style:text-properties fo:color="#000000"/>
    </style:style>
    <style:style style:name="T12" style:family="text">
      <style:text-properties fo:color="#7f0055" fo:font-family="Arial" style:font-family-generic="modern" style:font-pitch="variable" fo:font-size="20pt" fo:language="en" fo:country="US" style:font-size-asian="20pt" style:font-size-complex="20pt"/>
    </style:style>
    <style:style style:name="T13" style:family="text">
      <style:text-properties fo:font-family="Arial" style:font-family-generic="modern" style:font-pitch="variable" fo:font-size="20pt" fo:language="en" fo:country="US" style:font-size-asian="20pt" style:font-size-complex="20pt"/>
    </style:style>
    <style:style style:name="T14" style:family="text">
      <style:text-properties fo:color="#0000c0" fo:font-family="Arial" style:font-family-generic="modern" style:font-pitch="variable" fo:font-size="20pt" fo:language="en" fo:country="US" style:font-size-asian="20pt" style:font-size-complex="20pt"/>
    </style:style>
    <style:style style:name="T15" style:family="text">
      <style:text-properties fo:font-family="Arial" style:font-family-generic="swiss" style:font-pitch="variable" fo:language="en" fo:country="GB"/>
    </style:style>
    <style:style style:name="T16" style:family="text">
      <style:text-properties fo:font-family="Verdana" style:font-family-generic="swiss" style:font-pitch="variable" fo:font-size="14pt" fo:language="en" fo:country="US" fo:font-weight="bold" style:font-size-asian="14pt" style:font-weight-asian="bold" style:font-size-complex="14pt" style:font-weight-complex="bold"/>
    </style:style>
    <style:style style:name="T17" style:family="text">
      <style:text-properties fo:font-family="'Times New Roman'" style:font-family-generic="roman" style:font-pitch="variable" fo:font-size="16pt" style:font-size-asian="16pt" style:font-size-complex="16pt"/>
    </style:style>
    <style:style style:name="T18" style:family="text">
      <style:text-properties fo:font-family="Verdana" style:font-family-generic="swiss" style:font-pitch="variable" fo:font-size="16pt" style:font-size-asian="16pt" style:font-size-complex="16pt"/>
    </style:style>
    <style:style style:name="T19" style:family="text">
      <style:text-properties fo:font-size="24pt" style:font-size-asian="24pt" style:font-size-complex="24pt"/>
    </style:style>
    <style:style style:name="T20" style:family="text">
      <style:text-properties fo:font-family="'Times New Roman'" style:font-family-generic="roman" style:font-pitch="variable" fo:font-size="14pt" style:font-size-asian="14pt" style:font-size-complex="14pt"/>
    </style:style>
    <style:style style:name="T21" style:family="text">
      <style:text-properties fo:font-size="16pt" fo:language="en" fo:country="US" style:font-size-asian="16pt" style:font-size-complex="16pt"/>
    </style:style>
    <style:style style:name="T22" style:family="text">
      <style:text-properties fo:language="en" fo:country="US" fo:font-weight="bold" style:font-weight-asian="bold" style:font-weight-complex="bold"/>
    </style:style>
    <style:style style:name="T23" style:family="text">
      <style:text-properties fo:font-family="Arial" style:font-family-generic="modern" style:font-pitch="variable"/>
    </style:style>
    <style:style style:name="T24" style:family="text">
      <style:text-properties fo:color="#7f0055" fo:font-family="Arial" style:font-family-generic="modern" style:font-pitch="variable" fo:font-size="18pt" fo:language="en" fo:country="GB" style:font-size-asian="18pt" style:font-size-complex="18pt"/>
    </style:style>
    <style:style style:name="T25" style:family="text">
      <style:text-properties fo:font-family="Arial" style:font-family-generic="modern" style:font-pitch="variable" fo:font-size="18pt" fo:language="en" fo:country="GB" style:font-size-asian="18pt" style:font-size-complex="18pt"/>
    </style:style>
    <style:style style:name="T26" style:family="text">
      <style:text-properties fo:color="#800000" fo:font-family="Arial" style:font-family-generic="modern" style:font-pitch="variable" fo:font-size="18pt" fo:language="en" fo:country="GB" style:font-size-asian="18pt" style:font-size-complex="18pt"/>
    </style:style>
    <style:style style:name="T27" style:family="text">
      <style:text-properties fo:color="#0000c0" fo:font-family="Arial" style:font-family-generic="modern" style:font-pitch="variable" fo:font-size="18pt" fo:language="en" fo:country="GB" style:font-size-asian="18pt" style:font-size-complex="18pt"/>
    </style:style>
    <style:style style:name="T28" style:family="text">
      <style:text-properties fo:font-size="30pt" fo:language="en" fo:country="GB" style:font-size-asian="30pt" style:font-size-complex="30pt"/>
    </style:style>
    <style:style style:name="T29" style:family="text">
      <style:text-properties fo:color="#646464" fo:font-family="Arial" style:font-family-generic="modern" style:font-pitch="variable" fo:font-size="20pt" fo:language="en" fo:country="GB" style:font-size-asian="20pt" style:font-size-complex="20pt"/>
    </style:style>
    <style:style style:name="T30" style:family="text">
      <style:text-properties fo:color="#7f0055" fo:font-family="Arial" style:font-family-generic="modern" style:font-pitch="variable" fo:font-size="20pt" fo:language="en" fo:country="GB" style:font-size-asian="20pt" style:font-size-complex="20pt"/>
    </style:style>
    <style:style style:name="T31" style:family="text">
      <style:text-properties fo:font-family="Arial" style:font-family-generic="modern" style:font-pitch="variable" fo:font-size="20pt" fo:language="en" fo:country="GB" style:font-size-asian="20pt" style:font-size-complex="20pt"/>
    </style:style>
    <style:style style:name="T32" style:family="text">
      <style:text-properties fo:color="#0000c0" fo:font-family="Arial" style:font-family-generic="modern" style:font-pitch="variable" fo:font-size="20pt" fo:language="en" fo:country="GB" style:font-size-asian="20pt" style:font-size-complex="20pt"/>
    </style:style>
    <style:style style:name="T33" style:family="text">
      <style:text-properties fo:language="nl" fo:country="NL"/>
    </style:style>
    <style:style style:name="T34" style:family="text">
      <style:text-properties fo:font-family="Wingdings" style:font-pitch="variable" style:font-charset="x-symbol" fo:language="nl" fo:country="NL"/>
    </style:style>
    <style:style style:name="T35" style:family="text">
      <style:text-properties fo:color="#3f7f7f" fo:font-family="Arial" style:font-family-generic="modern" style:font-pitch="variable" fo:font-size="18pt" fo:language="en" fo:country="US" style:font-size-asian="18pt" style:font-size-complex="18pt"/>
    </style:style>
    <style:style style:name="T36" style:family="text">
      <style:text-properties fo:font-family="Arial" style:font-family-generic="modern" style:font-pitch="variable" fo:font-size="18pt" fo:language="en" fo:country="US" style:font-size-asian="18pt" style:font-size-complex="18pt"/>
    </style:style>
    <style:style style:name="T37" style:family="text">
      <style:text-properties fo:color="#7f0055" fo:font-family="Arial" style:font-family-generic="modern" style:font-pitch="variable" fo:font-size="18pt" fo:language="en" fo:country="US" style:font-size-asian="18pt" style:font-size-complex="18pt"/>
    </style:style>
    <style:style style:name="T38" style:family="text">
      <style:text-properties fo:color="#0000c0" fo:font-family="Arial" style:font-family-generic="modern" style:font-pitch="variable" fo:font-size="18pt" fo:language="en" fo:country="US" style:font-size-asian="18pt" style:font-size-complex="18pt"/>
    </style:style>
    <style:style style:name="T39" style:family="text">
      <style:text-properties fo:font-family="Arial" style:font-family-generic="modern" style:font-pitch="variable" fo:font-size="18pt" style:font-size-asian="18pt" style:font-size-complex="18pt"/>
    </style:style>
    <style:style style:name="T40" style:family="text">
      <style:text-properties fo:font-family="Arial" style:font-family-generic="modern" style:font-pitch="variable" fo:font-size="20pt" style:font-size-asian="20pt" style:font-size-complex="20pt"/>
    </style:style>
    <style:style style:name="T41" style:family="text">
      <style:text-properties fo:font-size="28pt" fo:language="en" fo:country="GB" style:font-size-asian="28pt" style:font-size-complex="28pt"/>
    </style:style>
    <style:style style:name="T42" style:family="text">
      <style:text-properties fo:font-family="Arial" style:font-family-generic="modern" style:font-pitch="variable" fo:language="en" fo:country="US"/>
    </style:style>
    <style:style style:name="T43" style:family="text">
      <style:text-properties fo:font-family="Arial" style:font-family-generic="modern" style:font-pitch="variable" fo:font-style="italic" style:font-style-asian="italic" style:font-style-complex="italic"/>
    </style:style>
    <style:style style:name="T44" style:family="text">
      <style:text-properties fo:color="#646464" fo:font-family="Arial" style:font-family-generic="modern" style:font-pitch="variable" fo:font-size="18pt" fo:language="en" fo:country="GB" style:font-size-asian="18pt" style:font-size-complex="18pt"/>
    </style:style>
    <style:style style:name="T45" style:family="text">
      <style:text-properties fo:language="en" fo:country="US" fo:font-style="italic" style:font-style-asian="italic" style:font-style-complex="italic"/>
    </style:style>
    <style:style style:name="T46" style:family="text">
      <style:text-properties fo:color="#0000c0" fo:font-family="Arial" style:font-family-generic="modern" style:font-pitch="variable" fo:font-size="21pt" fo:language="en" fo:country="GB" style:font-size-asian="21pt" style:font-size-complex="21pt"/>
    </style:style>
    <style:style style:name="T47" style:family="text">
      <style:text-properties fo:font-size="18pt" fo:language="en" fo:country="GB" style:font-size-asian="18pt" style:font-size-complex="18pt"/>
    </style:style>
    <style:style style:name="T48" style:family="text">
      <style:text-properties fo:color="#000000" fo:font-family="'Courier New'" style:font-family-generic="modern" style:font-pitch="fixed" fo:font-size="21pt" fo:language="en" fo:country="GB" fo:font-weight="bold" style:font-size-asian="21pt" style:font-weight-asian="bold" style:font-size-complex="21pt" style:font-weight-complex="bold"/>
    </style:style>
    <style:style style:name="T49" style:family="text">
      <style:text-properties fo:font-family="'Courier New'" style:font-family-generic="modern" style:font-pitch="fixed" fo:font-size="17pt" fo:language="en" fo:country="GB" fo:font-weight="bold" style:font-size-asian="17pt" style:font-weight-asian="bold" style:font-size-complex="17pt" style:font-weight-complex="bold"/>
    </style:style>
    <style:style style:name="T50" style:family="text">
      <style:text-properties fo:color="#0000c0" style:text-outline="false" style:text-line-through-style="none" style:text-position="0% 100%" fo:font-family="Arial" style:font-family-generic="modern" style:font-pitch="variable" fo:font-size="20pt" fo:language="en" fo:country="US"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51" style:family="text">
      <style:text-properties fo:color="#660066" fo:font-family="Arial" style:font-family-generic="modern" style:font-pitch="variable" fo:language="en" fo:country="US"/>
    </style:style>
    <style:style style:name="T52" style:family="text">
      <style:text-properties fo:font-size="24pt" fo:language="en" fo:country="GB" style:font-size-asian="24pt" style:font-size-complex="24pt"/>
    </style:style>
    <style:style style:name="T53" style:family="text">
      <style:text-properties fo:color="#646464" fo:font-family="Arial" style:font-family-generic="modern" style:font-pitch="variable" fo:font-size="21pt" fo:language="en" fo:country="GB" style:font-size-asian="21pt" style:font-size-complex="21pt"/>
    </style:style>
    <style:style style:name="T54" style:family="text">
      <style:text-properties fo:font-family="Arial" style:font-family-generic="modern" style:font-pitch="variable" fo:font-size="21pt" fo:language="en" fo:country="GB" style:font-size-asian="21pt" style:font-size-complex="21pt"/>
    </style:style>
    <style:style style:name="T55" style:family="text">
      <style:text-properties fo:color="#660066" fo:font-family="Arial" style:font-family-generic="modern" style:font-pitch="variable" fo:font-size="21pt" fo:language="en" fo:country="GB" style:font-size-asian="21pt" style:font-size-complex="21pt"/>
    </style:style>
    <style:style style:name="T56" style:family="text">
      <style:text-properties fo:color="#0000c0" fo:font-family="Verdana" style:font-family-generic="swiss" style:font-pitch="variable" fo:font-size="10pt" fo:language="en" fo:country="GB" style:font-size-asian="10pt" style:font-size-complex="10pt"/>
    </style:style>
    <style:style style:name="T57" style:family="text">
      <style:text-properties fo:font-family="Verdana" style:font-family-generic="swiss" style:font-pitch="variable" fo:font-size="10pt" fo:language="en" fo:country="GB" style:font-size-asian="10pt" style:font-size-complex="10pt"/>
    </style:style>
    <style:style style:name="T58" style:family="text">
      <style:text-properties fo:font-family="Arial" style:font-family-generic="modern" style:font-pitch="variable" fo:font-size="10pt" fo:language="en" fo:country="GB" style:font-size-asian="10pt" style:font-size-complex="10pt"/>
    </style:style>
    <style:style style:name="T59" style:family="text">
      <style:text-properties fo:color="#ffffff" fo:font-family="Arial" style:font-family-generic="modern" style:font-pitch="variable" fo:font-size="18pt" fo:language="en" fo:country="US" style:font-size-asian="18pt" style:font-size-complex="18pt"/>
    </style:style>
    <style:style style:name="T60" style:family="text">
      <style:text-properties fo:color="#ffffff" fo:font-family="Arial" style:font-family-generic="modern" style:font-pitch="variable" fo:font-size="18pt" style:font-size-asian="18pt" style:font-size-complex="18pt"/>
    </style:style>
    <style:style style:name="T61" style:family="text">
      <style:text-properties fo:color="#ff0000" fo:font-family="Arial" style:font-family-generic="modern" style:font-pitch="variable" fo:font-size="18pt" fo:font-weight="bold" style:font-size-asian="18pt" style:font-weight-asian="bold" style:font-size-complex="18pt" style:font-weight-complex="bold"/>
    </style:style>
    <style:style style:name="T62" style:family="text">
      <style:text-properties fo:font-family="Arial" style:font-family-generic="modern" style:font-pitch="variable" fo:font-size="18pt" fo:font-style="italic" style:font-size-asian="18pt" style:font-style-asian="italic" style:font-size-complex="18pt" style:font-style-complex="italic"/>
    </style:style>
    <style:style style:name="T63" style:family="text">
      <style:text-properties fo:color="#000000" fo:font-family="Arial" style:font-family-generic="modern" style:font-pitch="variable" fo:font-size="20pt" fo:language="en" fo:country="GB" style:font-size-asian="20pt" style:font-size-complex="20pt"/>
    </style:style>
    <style:style style:name="T64" style:family="text">
      <style:text-properties fo:font-family="Arial" style:font-family-generic="modern" style:font-pitch="variable" fo:font-size="20pt" fo:font-weight="bold" style:font-size-asian="20pt" style:font-weight-asian="bold" style:font-size-complex="20pt" style:font-weight-complex="bold"/>
    </style:style>
    <style:style style:name="T65" style:family="text">
      <style:text-properties fo:font-family="Arial" style:font-family-generic="modern" style:font-pitch="variable" fo:font-size="20pt" fo:font-weight="normal" style:font-size-asian="20pt" style:font-weight-asian="normal" style:font-size-complex="20pt" style:font-weight-complex="normal"/>
    </style:style>
    <style:style style:name="T66" style:family="text">
      <style:text-properties fo:color="#0000c0" fo:font-family="Arial" style:font-family-generic="modern" style:font-pitch="variable" fo:font-size="19pt" fo:language="en" fo:country="US" style:font-size-asian="19pt" style:font-size-complex="19pt"/>
    </style:style>
    <style:style style:name="T67" style:family="text">
      <style:text-properties fo:color="#646464"/>
    </style:style>
    <style:style style:name="T68" style:family="text">
      <style:text-properties fo:font-size="25pt" fo:language="en" fo:country="US" style:font-size-asian="25pt" style:font-size-complex="25pt"/>
    </style:style>
    <style:style style:name="T69" style:family="text">
      <style:text-properties fo:font-size="21pt" fo:language="en" fo:country="US" style:font-size-asian="21pt" style:font-size-complex="21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4">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Verdana" style:font-family-generic="swiss" style:font-pitch="variable" fo:color="#000000" fo:font-size="100%"/>
      </text:list-level-style-bullet>
      <text:list-level-style-number text:level="2" style:num-suffix="." style:num-format="1">
        <style:list-level-properties text:space-before="1.27cm" text:min-label-width="1.058cm"/>
        <style:text-properties fo:color="#000000" fo:font-size="100%"/>
      </text:list-level-style-number>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952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1.05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Arial" style:font-family-generic="modern"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Arial" style:font-family-generic="modern" style:font-pitch="variable" fo:color="#8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Arial" style:font-family-generic="modern"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Arial" style:font-family-generic="modern" style:font-pitch="variable" fo:color="#646464"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7">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9">
      <text:list-level-style-bullet text:level="1" text:bullet-char="•">
        <style:list-level-properties text:min-label-width="0.952cm"/>
        <style:text-properties fo:font-family="Arial" style:font-family-generic="modern" style:font-pitch="variable" fo:color="#0000c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0">
      <text:list-level-style-bullet text:level="1" text:bullet-char="•">
        <style:list-level-properties text:min-label-width="0.952cm"/>
        <style:text-properties fo:font-family="'Courier New'" style:font-family-generic="modern" style:font-pitch="fixed"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952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2">
      <text:list-level-style-bullet text:level="1" text:bullet-char="•">
        <style:list-level-properties text:min-label-width="1.058cm"/>
        <style:text-properties fo:font-family="Arial" style:font-family-generic="modern" style:font-pitch="variable" fo:color="#0000c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3">
      <text:list-level-style-bullet text:level="1" text:bullet-char="•">
        <style:list-level-properties text:min-label-width="0.952cm"/>
        <style:text-properties fo:font-family="Arial" style:font-family-generic="modern" style:font-pitch="variable" fo:color="#427531"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24">
      <text:list-level-style-bullet text:level="1" text:bullet-char="●">
        <style:list-level-properties text:min-label-width="0.952cm"/>
        <style:text-properties fo:font-family="StarSymbol" style:font-charset="x-symbol" fo:color="#427531"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draw:page draw:name="Developing Aspects with  Spring AOP" draw:style-name="dp1" draw:master-page-name="Title1" presentation:presentation-page-layout-name="AL1T0">
        <office:forms form:automatic-focus="false" form:apply-design-mode="false"/>
        <draw:frame presentation:style-name="pr1" draw:text-style-name="P2" draw:layer="layout" svg:width="21.59cm" svg:height="3.345cm" svg:x="1.826cm" svg:y="5.683cm" presentation:class="title" presentation:user-transformed="true">
          <draw:text-box>
            <text:p text:style-name="P1"><text:span text:style-name="T1">Developing Aspects with </text:span><text:span text:style-name="T1"><text:line-break/></text:span><text:span text:style-name="T1">Spring AOP</text:span></text:p>
          </draw:text-box>
        </draw:frame>
        <draw:frame presentation:style-name="pr2" draw:text-style-name="P2" draw:layer="layout" svg:width="17.78cm" svg:height="4.87cm" svg:x="3.625cm" svg:y="8.461cm" presentation:class="subtitle" presentation:user-transformed="true">
          <draw:text-box>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Aspect-Oriented Programming for Declarative Enterprise Services</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6" draw:layer="layout" svg:width="16.254cm" svg:height="12.001cm" svg:x="2.033cm" svg:y="12.668cm" presentation:class="notes" presentation:placeholder="true">
            <draw:text-box/>
          </draw:frame>
        </presentation:notes>
      </draw:page>
      <draw:page draw:name="Topics in this session"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3">What Problem Does AOP Solve?</text:span></text:p>
              </text:list-item>
            </text:list>
            <text:list text:style-name="L4">
              <text:list-item>
                <text:p text:style-name="P8"><text:span text:style-name="T4">Core AOP Concepts</text:span></text:p>
              </text:list-item>
            </text:list>
            <text:list text:style-name="L4">
              <text:list-item>
                <text:p text:style-name="P8"><text:span text:style-name="T4">Quick Start</text:span></text:p>
              </text:list-item>
            </text:list>
            <text:list text:style-name="L4">
              <text:list-item>
                <text:p text:style-name="P8"><text:span text:style-name="T4">Defining Pointcuts</text:span></text:p>
              </text:list-item>
            </text:list>
            <text:list text:style-name="L4">
              <text:list-item>
                <text:p text:style-name="P8"><text:span text:style-name="T4">Implementing Advice</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2" draw:layer="layout" svg:width="16.254cm" svg:height="12cm" svg:x="2.033cm" svg:y="12.668cm" presentation:class="notes" presentation:user-transformed="true">
            <draw:text-box>
              <text:list text:style-name="L5">
                <text:list-item>
                  <text:p text:style-name="P10"><text:span text:style-name="T5">Description of theory presented in “Aspect Oriented Programming Concepts”</text:span></text:p>
                </text:list-item>
              </text:list>
              <text:list text:style-name="L5">
                <text:list-item>
                  <text:p text:style-name="P10"><text:span text:style-name="T6">The goal of this module is to put AOP into context with a problem/solution approach. Therefore, we immediately begin by explaining the symptoms of the problem: scattering of duplicated orthogonal logic (typically described as cross-cutting concerns – or more simply: not directly relevant to the business problem at hand) and tangling of those different concerns within the code (flip-side of the coin… same point though: the code is not focused on doing 1 thing and doing it well). Here we can mention the 1:1 principle, and DRY SOCs (Don’t Repeat Yourself + Separation of Concerns). All of this will lead into the AOP solution as one of </text:span><text:span text:style-name="T7">modularization</text:span><text:span text:style-name="T6">.</text:span></text:p>
                </text:list-item>
              </text:list>
              <text:list text:style-name="L5">
                <text:list-item>
                  <text:p text:style-name="P10"><text:span text:style-name="T6"/></text:p>
                </text:list-item>
              </text:list>
              <text:list text:style-name="L5">
                <text:list-item>
                  <text:p text:style-name="P10"><text:span text:style-name="T6">Before the AOP solution however, there is a brief detour to discuss the limitations of “traditional” OO at solving this problem: the Decorator Pattern, the Command Pattern, and special-purpose interception mechanisms such as Servlet Filters. By reviewing these various attempts at achieving encapsulation and reusability, the stage is set for presenting the “dynamic decoration” enabled by AOP. </text:span></text:p>
                </text:list-item>
              </text:list>
              <text:list text:style-name="L5">
                <text:list-item>
                  <text:p text:style-name="P10"><text:span text:style-name="T6"/></text:p>
                </text:list-item>
              </text:list>
              <text:list text:style-name="L5">
                <text:list-item>
                  <text:p text:style-name="P10"><text:span text:style-name="T6">The remaining slides present the core terminology of AOP (note that we are not presenting any Spring-specific terms or concepts yet): join points, pointcuts, and advice. When describing advice, there is a quick description of before, after-returning, after-throwing, after (finally), and around types along with the capabilities of each.</text:span></text:p>
                </text:list-item>
              </text:list>
              <text:list text:style-name="L5">
                <text:list-item>
                  <text:p text:style-name="P10"><text:span text:style-name="T6"/></text:p>
                </text:list-item>
              </text:list>
              <text:list text:style-name="L5">
                <text:list-item>
                  <text:p text:style-name="P10"><text:span text:style-name="T6">Recommended presentation time:</text:span></text:p>
                </text:list-item>
              </text:list>
              <text:list text:style-name="L6">
                <text:list-item>
                  <text:p text:style-name="P11"><text:span text:style-name="T6">30-45 minutes</text:span></text:p>
                </text:list-item>
              </text:list>
              <text:list text:style-name="L6">
                <text:list-item>
                  <text:p text:style-name="P10"><text:span text:style-name="T6"/></text:p>
                </text:list-item>
              </text:list>
              <text:list text:style-name="L5">
                <text:list-item>
                  <text:p text:style-name="P10"><text:span text:style-name="T6">What will students have learnt after this module?</text:span></text:p>
                </text:list-item>
              </text:list>
              <text:list text:style-name="L6">
                <text:list-item>
                  <text:p text:style-name="P11"><text:span text:style-name="T6">The motivation for AOP</text:span></text:p>
                </text:list-item>
              </text:list>
              <text:list text:style-name="L6">
                <text:list-item>
                  <text:p text:style-name="P11"><text:span text:style-name="T6">AOP is about modularization (achieving 1:1 and DRY SOCs)</text:span></text:p>
                </text:list-item>
              </text:list>
              <text:list text:style-name="L6">
                <text:list-item>
                  <text:p text:style-name="P11"><text:span text:style-name="T6">AOP complements traditional OO (including the limitations of decorator and command patterns)</text:span></text:p>
                </text:list-item>
              </text:list>
              <text:list text:style-name="L6">
                <text:list-item>
                  <text:p text:style-name="P11"><text:span text:style-name="T6">Basic terminology of AOP: join points, pointcuts, and advice</text:span></text:p>
                </text:list-item>
              </text:list>
              <text:list text:style-name="L6">
                <text:list-item>
                  <text:p text:style-name="P11"><text:span text:style-name="T6">The advice types: before, after-returning, after-throwing, after (finally), and around</text:span></text:p>
                </text:list-item>
              </text:list>
              <text:list text:style-name="L6">
                <text:list-item>
                  <text:p text:style-name="P10"><text:span text:style-name="T6"/></text:p>
                </text:list-item>
              </text:list>
              <text:list text:style-name="L5">
                <text:list-item>
                  <text:p text:style-name="P10"><text:span text:style-name="T6">What are prerequisites?</text:span></text:p>
                </text:list-item>
              </text:list>
              <text:list text:style-name="L6">
                <text:list-item>
                  <text:p text:style-name="P11"><text:span text:style-name="T6">NONE</text:span></text:p>
                </text:list-item>
              </text:list>
              <text:list text:style-name="L6">
                <text:list-item>
                  <text:p text:style-name="P10"><text:span text:style-name="T6"/></text:p>
                </text:list-item>
              </text:list>
              <text:list text:style-name="L5">
                <text:list-item>
                  <text:p text:style-name="P10"><text:span text:style-name="T6">Suggested discussions, required reading, et cetera:</text:span></text:p>
                </text:list-item>
              </text:list>
              <text:list text:style-name="L6">
                <text:list-item>
                  <text:p text:style-name="P11"><text:span text:style-name="T6">Chapter 1 of “AspectJ in Action”</text:span></text:p>
                </text:list-item>
              </text:list>
              <text:list text:style-name="L5">
                <text:list-item>
                  <text:p text:style-name="P10"><text:span text:style-name="T6"/></text:p>
                </text:list-item>
              </text:list>
            </draw:text-box>
          </draw:frame>
        </presentation:notes>
      </draw:page>
      <draw:page draw:name="page3"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8">What Problem Does AOP Solve?</text:span></text:p>
              </text:list-item>
            </text:list>
            <text:list text:style-name="L4">
              <text:list-item>
                <text:p text:style-name="P8"><text:span text:style-name="T4">Core AOP Concepts</text:span></text:p>
              </text:list-item>
            </text:list>
            <text:list text:style-name="L4">
              <text:list-item>
                <text:p text:style-name="P8"><text:span text:style-name="T4">Quick Start</text:span></text:p>
              </text:list-item>
            </text:list>
            <text:list text:style-name="L4">
              <text:list-item>
                <text:p text:style-name="P8"><text:span text:style-name="T4">Defining Pointcuts</text:span></text:p>
              </text:list-item>
            </text:list>
            <text:list text:style-name="L4">
              <text:list-item>
                <text:p text:style-name="P8"><text:span text:style-name="T4">Implementing Advice</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3"/>
          <draw:frame presentation:style-name="pr7" draw:text-style-name="P6" draw:layer="layout" svg:width="16.254cm" svg:height="12.001cm" svg:x="2.033cm" svg:y="12.668cm" presentation:class="notes" presentation:placeholder="true">
            <draw:text-box/>
          </draw:frame>
        </presentation:notes>
      </draw:page>
      <draw:page draw:name="What Problem Does AOP Solve?"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What Problem Does AOP Solve?</text:p>
          </draw:text-box>
        </draw:frame>
        <draw:frame presentation:style-name="pr8" draw:text-style-name="P9" draw:layer="layout" svg:width="21.855cm" svg:height="2.492cm" svg:x="1.745cm" svg:y="4.656cm" presentation:class="outline" presentation:user-transformed="true">
          <draw:text-box>
            <text:list text:style-name="L4">
              <text:list-item>
                <text:p text:style-name="P8">Aspect-Oriented Programming (AOP) enables modularization of cross-cutting concerns</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
          <draw:frame presentation:style-name="pr7" draw:text-style-name="P6" draw:layer="layout" svg:width="16.254cm" svg:height="12.001cm" svg:x="2.033cm" svg:y="12.668cm" presentation:class="notes" presentation:placeholder="true">
            <draw:text-box/>
          </draw:frame>
        </presentation:notes>
      </draw:page>
      <draw:page draw:name="What are Cross-Cutting Concern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What are Cross-Cutting Concerns?</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Generic functionality that is needed in many places in your application</text:p>
              </text:list-item>
            </text:list>
            <text:list text:style-name="L4">
              <text:list-item>
                <text:p text:style-name="P8">Examples </text:p>
              </text:list-item>
            </text:list>
            <text:list text:style-name="L4">
              <text:list-item>
                <text:list>
                  <text:list-item>
                    <text:p text:style-name="P12">Logging and Tracing</text:p>
                  </text:list-item>
                </text:list>
              </text:list-item>
            </text:list>
            <text:list text:style-name="L4">
              <text:list-item>
                <text:list>
                  <text:list-item>
                    <text:p text:style-name="P12">Transaction Management</text:p>
                  </text:list-item>
                </text:list>
              </text:list-item>
            </text:list>
            <text:list text:style-name="L4">
              <text:list-item>
                <text:list>
                  <text:list-item>
                    <text:p text:style-name="P12">Security</text:p>
                  </text:list-item>
                </text:list>
              </text:list-item>
            </text:list>
            <text:list text:style-name="L4">
              <text:list-item>
                <text:list>
                  <text:list-item>
                    <text:p text:style-name="P12">Caching</text:p>
                  </text:list-item>
                </text:list>
              </text:list-item>
            </text:list>
            <text:list text:style-name="L4">
              <text:list-item>
                <text:list>
                  <text:list-item>
                    <text:p text:style-name="P12">Error Handling</text:p>
                  </text:list-item>
                </text:list>
              </text:list-item>
            </text:list>
            <text:list text:style-name="L4">
              <text:list-item>
                <text:list>
                  <text:list-item>
                    <text:p text:style-name="P12">Performance Monitoring</text:p>
                  </text:list-item>
                </text:list>
              </text:list-item>
            </text:list>
            <text:list text:style-name="L4">
              <text:list-item>
                <text:list>
                  <text:list-item>
                    <text:p text:style-name="P12">Custom Business Rules</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5"/>
          <draw:frame presentation:style-name="pr7" draw:text-style-name="P6" draw:layer="layout" svg:width="16.254cm" svg:height="12.001cm" svg:x="2.033cm" svg:y="12.668cm" presentation:class="notes" presentation:placeholder="true">
            <draw:text-box/>
          </draw:frame>
        </presentation:notes>
      </draw:page>
      <draw:page draw:name="An Example Requirement"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An Example Requirement</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13"><text:span text:style-name="T9">Perform a role-based security check before every application method</text:span></text:p>
              </text:list-item>
            </text:list>
          </draw:text-box>
        </draw:frame>
        <draw:g draw:name="Group 9" draw:id="id1">
          <draw:custom-shape draw:name="Oval 6" draw:style-name="gr2" draw:text-style-name="P5" draw:layer="layout" svg:width="3.175cm" svg:height="1.481cm" svg:x="6.35cm" svg:y="5.927cm">
            <text:p text:style-name="P6"/>
            <draw:enhanced-geometry svg:viewBox="0 0 21600 21600" draw:glue-points="10800 0 3160 3160 0 10800 3160 18440 10800 21600 18440 18440 21600 10800 18440 3160" draw:text-areas="3200 3200 18400 18400" draw:type="ellipse"/>
          </draw:custom-shape>
          <draw:line draw:name="Line 7" draw:style-name="gr3" draw:text-style-name="P14" draw:layer="layout" svg:x1="7.62cm" svg:y1="9.524cm" svg:x2="8.043cm" svg:y2="7.196cm">
            <text:p text:style-name="P6"/>
          </draw:line>
          <draw:custom-shape draw:name="Text Box 8" draw:style-name="gr4" draw:text-style-name="P5" draw:layer="layout" svg:width="20.929cm" svg:height="1.235cm" svg:x="2.328cm" svg:y="9.525cm">
            <text:p text:style-name="P15"><text:span text:style-name="T10">A sign this requirement is a cross-cutting concer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6"/>
          <draw:frame presentation:style-name="pr6" draw:text-style-name="P2" draw:layer="layout" svg:width="16.254cm" svg:height="12cm" svg:x="2.033cm" svg:y="12.668cm" presentation:class="notes" presentation:user-transformed="true">
            <draw:text-box>
              <text:p text:style-name="P16">“Wildcard” words like “every” or “all” indicated that cross-cutting concerns are probably in play.</text:p>
            </draw:text-box>
          </draw:frame>
        </presentation:notes>
      </draw:page>
      <draw:page draw:name="Implementing Cross Cutting Concerns Without Modularization"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9">Implementing Cross Cutting Concerns Without Modularization</text:span></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7">Failing to modularize cross-cutting concerns leads to two things</text:p>
              </text:list-item>
            </text:list>
            <text:list text:style-name="L8">
              <text:list-item>
                <text:list>
                  <text:list-item>
                    <text:p text:id="id2" text:style-name="P18">Code tangling</text:p>
                  </text:list-item>
                </text:list>
              </text:list-item>
            </text:list>
            <text:list text:style-name="L9">
              <text:list-item>
                <text:list>
                  <text:list-item>
                    <text:list>
                      <text:list-item>
                        <text:p text:id="id3" text:style-name="P19">A coupling of concerns</text:p>
                      </text:list-item>
                    </text:list>
                  </text:list-item>
                </text:list>
              </text:list-item>
            </text:list>
            <text:list text:style-name="L8" text:continue-numbering="true">
              <text:list-item>
                <text:list text:continue-numbering="true">
                  <text:list-item>
                    <text:p text:id="id4" text:style-name="P18">Code scattering</text:p>
                  </text:list-item>
                </text:list>
              </text:list-item>
            </text:list>
            <text:list text:style-name="L9">
              <text:list-item>
                <text:list>
                  <text:list-item>
                    <text:list>
                      <text:list-item>
                        <text:p text:id="id5" text:style-name="P19">The same concern spread across modules</text:p>
                      </text:list-item>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5"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7"/>
          <draw:frame presentation:style-name="pr6" draw:text-style-name="P2" draw:layer="layout" svg:width="16.254cm" svg:height="12cm" svg:x="2.033cm" svg:y="12.668cm" presentation:class="notes" presentation:user-transformed="true">
            <draw:text-box>
              <text:list text:style-name="L5">
                <text:list-item>
                  <text:p text:style-name="P16">Tangling</text:p>
                </text:list-item>
              </text:list>
              <text:list text:style-name="L5">
                <text:list-item>
                  <text:list>
                    <text:list-item>
                      <text:p text:style-name="P20"><text:span text:style-name="T11">Multiple concerns are considered simultaneously</text:span></text:p>
                    </text:list-item>
                  </text:list>
                </text:list-item>
              </text:list>
              <text:list text:style-name="L5">
                <text:list-item>
                  <text:list>
                    <text:list-item>
                      <text:p text:style-name="P20"><text:span text:style-name="T11">Implications:</text:span></text:p>
                    </text:list-item>
                  </text:list>
                </text:list-item>
              </text:list>
              <text:list text:style-name="L5">
                <text:list-item>
                  <text:list>
                    <text:list-item>
                      <text:list>
                        <text:list-item>
                          <text:p text:style-name="P21"><text:span text:style-name="T11">Unclear implementation</text:span></text:p>
                        </text:list-item>
                      </text:list>
                    </text:list-item>
                  </text:list>
                </text:list-item>
              </text:list>
              <text:list text:style-name="L5">
                <text:list-item>
                  <text:list>
                    <text:list-item>
                      <text:list>
                        <text:list-item>
                          <text:p text:style-name="P21"><text:span text:style-name="T11">Defocusing</text:span></text:p>
                        </text:list-item>
                      </text:list>
                    </text:list-item>
                  </text:list>
                </text:list-item>
              </text:list>
              <text:list text:style-name="L5">
                <text:list-item>
                  <text:list>
                    <text:list-item>
                      <text:list>
                        <text:list-item>
                          <text:p text:style-name="P21"><text:span text:style-name="T11">Poor quality code</text:span></text:p>
                        </text:list-item>
                      </text:list>
                    </text:list-item>
                  </text:list>
                </text:list-item>
              </text:list>
              <text:list text:style-name="L5">
                <text:list-item>
                  <text:list>
                    <text:list-item>
                      <text:list>
                        <text:list-item>
                          <text:p text:style-name="P21"><text:span text:style-name="T11">Unintended prioritizing of concerns</text:span></text:p>
                        </text:list-item>
                      </text:list>
                    </text:list-item>
                  </text:list>
                </text:list-item>
              </text:list>
              <text:list text:style-name="L5">
                <text:list-item>
                  <text:p text:style-name="P16"/>
                </text:list-item>
              </text:list>
              <text:list text:style-name="L5">
                <text:list-item>
                  <text:p text:style-name="P16">Scattering</text:p>
                </text:list-item>
              </text:list>
              <text:list text:style-name="L5">
                <text:list-item>
                  <text:list>
                    <text:list-item>
                      <text:p text:style-name="P20"><text:span text:style-name="T11">Same concern is spread over many modules</text:span></text:p>
                    </text:list-item>
                  </text:list>
                </text:list-item>
              </text:list>
              <text:list text:style-name="L5">
                <text:list-item>
                  <text:list>
                    <text:list-item>
                      <text:p text:style-name="P20"><text:span text:style-name="T11">Implications:</text:span></text:p>
                    </text:list-item>
                  </text:list>
                </text:list-item>
              </text:list>
              <text:list text:style-name="L5">
                <text:list-item>
                  <text:list>
                    <text:list-item>
                      <text:list>
                        <text:list-item>
                          <text:p text:style-name="P21"><text:span text:style-name="T11">Duplicated code</text:span></text:p>
                        </text:list-item>
                      </text:list>
                    </text:list-item>
                  </text:list>
                </text:list-item>
              </text:list>
              <text:list text:style-name="L5">
                <text:list-item>
                  <text:list>
                    <text:list-item>
                      <text:list>
                        <text:list-item>
                          <text:p text:style-name="P21"><text:span text:style-name="T11">Inconsistent implementation</text:span></text:p>
                        </text:list-item>
                      </text:list>
                    </text:list-item>
                  </text:list>
                </text:list-item>
              </text:list>
              <text:list text:style-name="L5">
                <text:list-item>
                  <text:list>
                    <text:list-item>
                      <text:list>
                        <text:list-item>
                          <text:p text:style-name="P21"><text:span text:style-name="T11">Difficult evolution</text:span></text:p>
                        </text:list-item>
                      </text:list>
                    </text:list-item>
                  </text:list>
                </text:list-item>
              </text:list>
            </draw:text-box>
          </draw:frame>
        </presentation:notes>
      </draw:page>
      <draw:page draw:name="Symptom #1: Tangling"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Symptom #1: Tangling</text:p>
          </draw:text-box>
        </draw:frame>
        <draw:custom-shape draw:name="Text Box 4" draw:style-name="gr5" draw:text-style-name="P5" draw:layer="layout" svg:width="22.436cm" svg:height="9.204cm" svg:x="2.117cm" svg:y="5.715cm">
          <text:p text:style-name="P15"><text:span text:style-name="T12">public class</text:span><text:span text:style-name="T13"> RewardNetworkImpl </text:span><text:span text:style-name="T12">implements</text:span><text:span text:style-name="T13"> RewardNetwork {</text:span></text:p>
          <text:p text:style-name="P15"><text:span text:style-name="T12"><text:s text:c="4"/></text:span><text:span text:style-name="T12">public</text:span><text:span text:style-name="T13"> RewardConfirmation rewardAccountFor(Dining dining) {</text:span></text:p>
          <text:p text:style-name="P15"><text:span text:style-name="T12"><text:s text:c="8"/></text:span><text:span text:style-name="T12">if</text:span><text:span text:style-name="T13"> (!hasPermission(SecurityContext.getPrincipal()) {</text:span></text:p>
          <text:p text:style-name="P15"><text:span text:style-name="T12"><text:s text:c="12"/></text:span><text:span text:style-name="T12">throw</text:span><text:span text:style-name="T13"> </text:span><text:span text:style-name="T12">new</text:span><text:span text:style-name="T13"> AccessDeniedException();</text:span></text:p>
          <text:p text:style-name="P15"><text:span text:style-name="T13"><text:s text:c="8"/></text:span><text:span text:style-name="T13">}</text:span></text:p>
          <text:p text:style-name="P15"><text:span text:style-name="T13"><text:s text:c="8"/></text:span><text:span text:style-name="T13">Account a = </text:span><text:span text:style-name="T14">accountRepository</text:span><text:span text:style-name="T13">.findByCreditCard(…</text:span></text:p>
          <text:p text:style-name="P15"><text:span text:style-name="T13"><text:s text:c="8"/></text:span><text:span text:style-name="T13">Restaurant r = </text:span><text:span text:style-name="T14">restaurantRepository</text:span><text:span text:style-name="T13">.findByMerchantNumber(…</text:span></text:p>
          <text:p text:style-name="P15"><text:span text:style-name="T13"><text:s text:c="8"/></text:span><text:span text:style-name="T13">MonetaryAmount amt = r.calculateBenefitFor(account, dining);</text:span></text:p>
          <text:p text:style-name="P15"><text:span text:style-name="T13"><text:s text:c="8"/>…</text:span></text:p>
          <text:p text:style-name="P15"><text:span text:style-name="T13"><text:s text:c="4"/></text:span><text:span text:style-name="T13">}</text:span></text:p>
          <text:p text:style-name="P15"><text:span text:style-name="T13">}</text:span></text:p>
          <draw:enhanced-geometry svg:viewBox="0 0 21600 21600" draw:type="mso-spt202" draw:enhanced-path="M 0 0 L 21600 0 21600 21600 0 21600 0 0 Z N"/>
        </draw:custom-shape>
        <draw:g draw:name="Group 11" draw:id="id6">
          <draw:custom-shape draw:name="Text Box 6" draw:style-name="gr6" draw:text-style-name="P5" draw:layer="layout" svg:width="7.559cm" svg:height="1.235cm" svg:x="17.164cm" svg:y="8.678cm">
            <text:p text:style-name="P22"><text:span text:style-name="T15">Mixing of concerns</text:span></text:p>
            <draw:enhanced-geometry svg:viewBox="0 0 21600 21600" draw:type="mso-spt202" draw:enhanced-path="M 0 0 L 21600 0 21600 21600 0 21600 0 0 Z N"/>
          </draw:custom-shape>
          <draw:line draw:name="Line 8" draw:style-name="gr7" draw:text-style-name="P14" draw:layer="layout" svg:x1="17.144cm" svg:y1="9.101cm" svg:x2="16.509cm" svg:y2="8.466cm">
            <text:p text:style-name="P6"/>
          </draw:line>
          <draw:line draw:name="Line 10" draw:style-name="gr8" draw:text-style-name="P14" draw:layer="layout" svg:x1="17.144cm" svg:y1="9.525cm" svg:x2="16.509cm" svg:y2="10.16cm">
            <text:p text:style-name="P6"/>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8"/>
          <draw:frame presentation:style-name="pr7" draw:text-style-name="P6" draw:layer="layout" svg:width="16.254cm" svg:height="12.001cm" svg:x="2.033cm" svg:y="12.668cm" presentation:class="notes" presentation:placeholder="true">
            <draw:text-box/>
          </draw:frame>
        </presentation:notes>
      </draw:page>
      <draw:page draw:name="Symptom #2: Scattering"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Symptom #2: Scattering</text:p>
          </draw:text-box>
        </draw:frame>
        <draw:custom-shape draw:name="Text Box 7" draw:style-name="gr5" draw:text-style-name="P5" draw:layer="layout" svg:width="23.072cm" svg:height="5.139cm" svg:x="1.693cm" svg:y="4.022cm">
          <text:p text:style-name="P15"><text:span text:style-name="T12">public class</text:span><text:span text:style-name="T13"> HibernateAccountManager </text:span><text:span text:style-name="T12">implements</text:span><text:span text:style-name="T13"> AccountManager {</text:span></text:p>
          <text:p text:style-name="P15"><text:span text:style-name="T12"><text:s text:c="4"/></text:span><text:span text:style-name="T12">public</text:span><text:span text:style-name="T13"> Account getAccountForEditing(Long id) {</text:span></text:p>
          <text:p text:style-name="P15"><text:span text:style-name="T12"><text:s text:c="8"/></text:span><text:span text:style-name="T12">if</text:span><text:span text:style-name="T13"> (!hasPermission(SecurityContext.getPrincipal()) {</text:span></text:p>
          <text:p text:style-name="P15"><text:span text:style-name="T12"><text:s text:c="12"/></text:span><text:span text:style-name="T12">throw</text:span><text:span text:style-name="T13"> </text:span><text:span text:style-name="T12">new</text:span><text:span text:style-name="T13"> AccessDeniedException();</text:span></text:p>
          <text:p text:style-name="P15"><text:span text:style-name="T13"><text:s text:c="8"/></text:span><text:span text:style-name="T13">}</text:span></text:p>
          <text:p text:style-name="P15"><text:span text:style-name="T13"><text:s text:c="7"/>…</text:span></text:p>
          <draw:enhanced-geometry svg:viewBox="0 0 21600 21600" draw:type="mso-spt202" draw:enhanced-path="M 0 0 L 21600 0 21600 21600 0 21600 0 0 Z N"/>
        </draw:custom-shape>
        <draw:custom-shape draw:name="Text Box 8" draw:style-name="gr5" draw:text-style-name="P5" draw:layer="layout" svg:width="22.437cm" svg:height="6.765cm" svg:x="1.693cm" svg:y="9.948cm">
          <text:p text:style-name="P15"><text:span text:style-name="T12">public class</text:span><text:span text:style-name="T13"> HibernateMerchantReportingService </text:span><text:span text:style-name="T12">implements </text:span><text:span text:style-name="T13">MerchantReportingService {</text:span></text:p>
          <text:p text:style-name="P15"><text:span text:style-name="T12"><text:s text:c="4"/></text:span><text:span text:style-name="T12">public</text:span><text:span text:style-name="T13"> List&lt;DiningSummary&gt; findDinings(String merchantNumber, </text:span></text:p>
          <text:p text:style-name="P15"><text:span text:style-name="T13"><text:s text:c="70"/></text:span><text:span text:style-name="T13">DateInterval interval) {</text:span></text:p>
          <text:p text:style-name="P15"><text:span text:style-name="T12"><text:s text:c="8"/></text:span><text:span text:style-name="T12">if</text:span><text:span text:style-name="T13"> (!hasPermission(SecurityContext.getPrincipal()) {</text:span></text:p>
          <text:p text:style-name="P15"><text:span text:style-name="T12"><text:s text:c="12"/></text:span><text:span text:style-name="T12">throw</text:span><text:span text:style-name="T13"> </text:span><text:span text:style-name="T12">new</text:span><text:span text:style-name="T13"> AccessDeniedException();</text:span></text:p>
          <text:p text:style-name="P15"><text:span text:style-name="T13"><text:s text:c="8"/></text:span><text:span text:style-name="T13">}</text:span></text:p>
          <text:p text:style-name="P15"><text:span text:style-name="T13"><text:s text:c="8"/>…</text:span></text:p>
          <draw:enhanced-geometry svg:viewBox="0 0 21600 21600" draw:type="mso-spt202" draw:enhanced-path="M 0 0 L 21600 0 21600 21600 0 21600 0 0 Z N"/>
        </draw:custom-shape>
        <draw:g draw:name="Group 9" draw:id="id7">
          <draw:line draw:name="Line 5" draw:style-name="gr9" draw:text-style-name="P14" draw:layer="layout" svg:x1="16.509cm" svg:y1="9.102cm" svg:x2="12.064cm" svg:y2="7.408cm">
            <text:p text:style-name="P6"/>
          </draw:line>
          <draw:custom-shape draw:name="Text Box 4" draw:style-name="gr6" draw:text-style-name="P5" draw:layer="layout" svg:width="4.68cm" svg:height="1.235cm" svg:x="16.533cm" svg:y="8.255cm">
            <text:p text:style-name="P22"><text:span text:style-name="T15">Duplication</text:span></text:p>
            <draw:enhanced-geometry svg:viewBox="0 0 21600 21600" draw:type="mso-spt202" draw:enhanced-path="M 0 0 L 21600 0 21600 21600 0 21600 0 0 Z N"/>
          </draw:custom-shape>
          <draw:line draw:name="Line 6" draw:style-name="gr10" draw:text-style-name="P14" draw:layer="layout" svg:x1="16.51cm" svg:y1="9.102cm" svg:x2="12.7cm" svg:y2="12.912cm">
            <text:p text:style-name="P6"/>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9"/>
          <draw:frame presentation:style-name="pr7" draw:text-style-name="P6" draw:layer="layout" svg:width="16.254cm" svg:height="12.001cm" svg:x="2.033cm" svg:y="12.668cm" presentation:class="notes" presentation:placeholder="true">
            <draw:text-box/>
          </draw:frame>
        </presentation:notes>
      </draw:page>
      <draw:page draw:name="System Evolution Without Modularization" draw:style-name="dp1" draw:master-page-name="Default">
        <office:forms form:automatic-focus="false" form:apply-design-mode="false"/>
        <draw:custom-shape draw:name="Rectangle 2" draw:style-name="gr11" draw:text-style-name="P5" draw:layer="layout" svg:width="3.81cm" svg:height="5.588cm" svg:x="4.238cm" svg:y="9.088cm">
          <text:p text:style-name="P6"/>
          <draw:enhanced-geometry svg:viewBox="0 0 21600 21600" draw:type="rectangle" draw:enhanced-path="M 0 0 L 21600 0 21600 21600 0 21600 0 0 Z N"/>
        </draw:custom-shape>
        <draw:custom-shape draw:name="Rectangle 3" draw:style-name="gr11" draw:text-style-name="P5" draw:layer="layout" svg:width="3.81cm" svg:height="5.588cm" svg:x="10.063cm" svg:y="9.088cm">
          <text:p text:style-name="P6"/>
          <draw:enhanced-geometry svg:viewBox="0 0 21600 21600" draw:type="rectangle" draw:enhanced-path="M 0 0 L 21600 0 21600 21600 0 21600 0 0 Z N"/>
        </draw:custom-shape>
        <draw:custom-shape draw:name="Rectangle 4" draw:style-name="gr11" draw:text-style-name="P5" draw:layer="layout" svg:width="3.81cm" svg:height="5.588cm" svg:x="15.888cm" svg:y="9.088cm">
          <text:p text:style-name="P6"/>
          <draw:enhanced-geometry svg:viewBox="0 0 21600 21600" draw:type="rectangle" draw:enhanced-path="M 0 0 L 21600 0 21600 21600 0 21600 0 0 Z N"/>
        </draw:custom-shape>
        <draw:custom-shape draw:name="Text Box 5" draw:style-name="gr4" draw:text-style-name="P5" draw:layer="layout" svg:width="5.08cm" svg:height="0.867cm" svg:x="3.598cm" svg:y="14.817cm">
          <text:p text:style-name="P23"><text:span text:style-name="T16">BankService</text:span></text:p>
          <draw:enhanced-geometry svg:viewBox="0 0 21600 21600" draw:type="mso-spt202" draw:enhanced-path="M 0 0 L 21600 0 21600 21600 0 21600 0 0 Z N"/>
        </draw:custom-shape>
        <draw:frame presentation:style-name="pr4" draw:text-style-name="P2" draw:layer="layout" svg:width="17.476cm" svg:height="2.999cm" svg:x="0.957cm" svg:y="0.225cm" presentation:class="title" presentation:user-transformed="true">
          <draw:text-box>
            <text:p text:style-name="P7">System Evolution Without Modularization</text:p>
          </draw:text-box>
        </draw:frame>
        <draw:g draw:name="Group 8" draw:id="id17">
          <draw:line draw:name="Line 9" draw:style-name="gr12" draw:text-style-name="P14" draw:layer="layout" svg:x1="12.158cm" svg:y1="7.695cm" svg:x2="16.977cm" svg:y2="10.186cm">
            <text:p text:style-name="P6"/>
          </draw:line>
          <draw:line draw:name="Line 10" draw:style-name="gr13" draw:text-style-name="P14" draw:layer="layout" svg:x1="12.144cm" svg:y1="7.704cm" svg:x2="10.57cm" svg:y2="10.936cm">
            <text:p text:style-name="P6"/>
          </draw:line>
          <draw:line draw:name="Line 11" draw:style-name="gr14" draw:text-style-name="P14" draw:layer="layout" svg:x1="12.149cm" svg:y1="7.699cm" svg:x2="7.779cm" svg:y2="9.97cm">
            <text:p text:style-name="P6"/>
          </draw:line>
          <draw:custom-shape draw:name="Text Box 12" draw:style-name="gr4" draw:text-style-name="P5" draw:layer="layout" svg:width="2.8cm" svg:height="1.557cm" svg:x="10.782cm" svg:y="6.077cm">
            <text:p text:style-name="P23"><text:span text:style-name="T17">Code</text:span></text:p>
            <text:p text:style-name="P23"><text:span text:style-name="T17">scattering</text:span></text:p>
            <draw:enhanced-geometry svg:viewBox="0 0 21600 21600" draw:type="mso-spt202" draw:enhanced-path="M 0 0 L 21600 0 21600 21600 0 21600 0 0 Z N"/>
          </draw:custom-shape>
        </draw:g>
        <draw:g draw:name="Group 15" draw:id="id11">
          <draw:custom-shape draw:name="Rectangle 16" draw:style-name="gr15" draw:text-style-name="P5" draw:layer="layout" svg:width="3.81cm" svg:height="0.211cm" svg:x="4.238cm" svg:y="9.953cm">
            <text:p text:style-name="P6"/>
            <draw:enhanced-geometry svg:viewBox="0 0 21600 21600" draw:type="rectangle" draw:enhanced-path="M 0 0 L 21600 0 21600 21600 0 21600 0 0 Z N"/>
          </draw:custom-shape>
          <draw:custom-shape draw:name="Rectangle 17" draw:style-name="gr15" draw:text-style-name="P5" draw:layer="layout" svg:width="3.81cm" svg:height="0.212cm" svg:x="15.888cm" svg:y="10.151cm">
            <text:p text:style-name="P6"/>
            <draw:enhanced-geometry svg:viewBox="0 0 21600 21600" draw:type="rectangle" draw:enhanced-path="M 0 0 L 21600 0 21600 21600 0 21600 0 0 Z N"/>
          </draw:custom-shape>
          <draw:custom-shape draw:name="Rectangle 18" draw:style-name="gr15" draw:text-style-name="P5" draw:layer="layout" svg:width="3.81cm" svg:height="0.211cm" svg:x="10.063cm" svg:y="10.888cm">
            <text:p text:style-name="P6"/>
            <draw:enhanced-geometry svg:viewBox="0 0 21600 21600" draw:type="rectangle" draw:enhanced-path="M 0 0 L 21600 0 21600 21600 0 21600 0 0 Z N"/>
          </draw:custom-shape>
          <draw:custom-shape draw:name="Rectangle 19" draw:style-name="gr15" draw:text-style-name="P5" draw:layer="layout" svg:width="3.81cm" svg:height="0.212cm" svg:x="4.238cm" svg:y="12.669cm">
            <text:p text:style-name="P6"/>
            <draw:enhanced-geometry svg:viewBox="0 0 21600 21600" draw:type="rectangle" draw:enhanced-path="M 0 0 L 21600 0 21600 21600 0 21600 0 0 Z N"/>
          </draw:custom-shape>
          <draw:custom-shape draw:name="Rectangle 20" draw:style-name="gr15" draw:text-style-name="P5" draw:layer="layout" svg:width="3.81cm" svg:height="0.211cm" svg:x="10.063cm" svg:y="12.008cm">
            <text:p text:style-name="P6"/>
            <draw:enhanced-geometry svg:viewBox="0 0 21600 21600" draw:type="rectangle" draw:enhanced-path="M 0 0 L 21600 0 21600 21600 0 21600 0 0 Z N"/>
          </draw:custom-shape>
          <draw:custom-shape draw:name="Rectangle 21" draw:style-name="gr15" draw:text-style-name="P5" draw:layer="layout" svg:width="3.81cm" svg:height="0.212cm" svg:x="15.884cm" svg:y="12.078cm">
            <text:p text:style-name="P6"/>
            <draw:enhanced-geometry svg:viewBox="0 0 21600 21600" draw:type="rectangle" draw:enhanced-path="M 0 0 L 21600 0 21600 21600 0 21600 0 0 Z N"/>
          </draw:custom-shape>
        </draw:g>
        <draw:g draw:name="Group 22" draw:id="id18">
          <draw:line draw:name="Line 23" draw:style-name="gr16" draw:text-style-name="P14" draw:layer="layout" svg:x1="21.589cm" svg:y1="11.218cm" svg:x2="19.688cm" svg:y2="10.76cm">
            <text:p text:style-name="P6"/>
          </draw:line>
          <draw:line draw:name="Line 24" draw:style-name="gr17" draw:text-style-name="P14" draw:layer="layout" svg:x1="21.589cm" svg:y1="11.218cm" svg:x2="19.658cm" svg:y2="10.27cm">
            <text:p text:style-name="P6"/>
          </draw:line>
          <draw:line draw:name="Line 25" draw:style-name="gr18" draw:text-style-name="P14" draw:layer="layout" svg:x1="21.589cm" svg:y1="11.218cm" svg:x2="19.684cm" svg:y2="11.218cm">
            <text:p text:style-name="P6"/>
          </draw:line>
          <draw:line draw:name="Line 26" draw:style-name="gr19" draw:text-style-name="P14" draw:layer="layout" svg:x1="21.589cm" svg:y1="11.218cm" svg:x2="19.702cm" svg:y2="11.902cm">
            <text:p text:style-name="P6"/>
          </draw:line>
          <draw:custom-shape draw:name="Text Box 27" draw:style-name="gr4" draw:text-style-name="P5" draw:layer="layout" svg:width="2.443cm" svg:height="1.557cm" svg:x="21.052cm" svg:y="10.455cm">
            <text:p text:style-name="P23"><text:span text:style-name="T17">Code</text:span></text:p>
            <text:p text:style-name="P23"><text:span text:style-name="T17">tangling</text:span></text:p>
            <draw:enhanced-geometry svg:viewBox="0 0 21600 21600" draw:type="mso-spt202" draw:enhanced-path="M 0 0 L 21600 0 21600 21600 0 21600 0 0 Z N"/>
          </draw:custom-shape>
          <draw:line draw:name="Line 28" draw:style-name="gr20" draw:text-style-name="P14" draw:layer="layout" svg:x1="21.59cm" svg:y1="11.218cm" svg:x2="19.654cm" svg:y2="12.171cm">
            <text:p text:style-name="P6"/>
          </draw:line>
        </draw:g>
        <draw:g draw:name="Group 29" draw:id="id14">
          <draw:custom-shape draw:name="Rectangle 30" draw:style-name="gr21" draw:text-style-name="P5" draw:layer="layout" svg:width="3.81cm" svg:height="0.211cm" svg:x="10.063cm" svg:y="11.598cm">
            <text:p text:style-name="P6"/>
            <draw:enhanced-geometry svg:viewBox="0 0 21600 21600" draw:type="rectangle" draw:enhanced-path="M 0 0 L 21600 0 21600 21600 0 21600 0 0 Z N"/>
          </draw:custom-shape>
          <draw:custom-shape draw:name="Rectangle 31" draw:style-name="gr21" draw:text-style-name="P5" draw:layer="layout" svg:width="3.81cm" svg:height="0.211cm" svg:x="15.888cm" svg:y="11.867cm">
            <text:p text:style-name="P6"/>
            <draw:enhanced-geometry svg:viewBox="0 0 21600 21600" draw:type="rectangle" draw:enhanced-path="M 0 0 L 21600 0 21600 21600 0 21600 0 0 Z N"/>
          </draw:custom-shape>
          <draw:custom-shape draw:name="Rectangle 32" draw:style-name="gr21" draw:text-style-name="P5" draw:layer="layout" svg:width="3.81cm" svg:height="0.212cm" svg:x="4.238cm" svg:y="13.507cm">
            <text:p text:style-name="P6"/>
            <draw:enhanced-geometry svg:viewBox="0 0 21600 21600" draw:type="rectangle" draw:enhanced-path="M 0 0 L 21600 0 21600 21600 0 21600 0 0 Z N"/>
          </draw:custom-shape>
          <draw:custom-shape draw:name="Rectangle 33" draw:style-name="gr21" draw:text-style-name="P5" draw:layer="layout" svg:width="3.81cm" svg:height="0.211cm" svg:x="10.059cm" svg:y="10.394cm">
            <text:p text:style-name="P6"/>
            <draw:enhanced-geometry svg:viewBox="0 0 21600 21600" draw:type="rectangle" draw:enhanced-path="M 0 0 L 21600 0 21600 21600 0 21600 0 0 Z N"/>
          </draw:custom-shape>
          <draw:custom-shape draw:name="Rectangle 34" draw:style-name="gr21" draw:text-style-name="P5" draw:layer="layout" svg:width="3.81cm" svg:height="0.212cm" svg:x="4.26cm" svg:y="11.725cm">
            <text:p text:style-name="P6"/>
            <draw:enhanced-geometry svg:viewBox="0 0 21600 21600" draw:type="rectangle" draw:enhanced-path="M 0 0 L 21600 0 21600 21600 0 21600 0 0 Z N"/>
          </draw:custom-shape>
          <draw:custom-shape draw:name="Rectangle 35" draw:style-name="gr21" draw:text-style-name="P5" draw:layer="layout" svg:width="3.81cm" svg:height="0.212cm" svg:x="10.045cm" svg:y="12.903cm">
            <text:p text:style-name="P6"/>
            <draw:enhanced-geometry svg:viewBox="0 0 21600 21600" draw:type="rectangle" draw:enhanced-path="M 0 0 L 21600 0 21600 21600 0 21600 0 0 Z N"/>
          </draw:custom-shape>
        </draw:g>
        <draw:g draw:name="Group 36" draw:id="id8">
          <draw:custom-shape draw:name="Rectangle 37" draw:style-name="gr22" draw:text-style-name="P5" draw:layer="layout" svg:width="3.81cm" svg:height="0.211cm" svg:x="4.238cm" svg:y="10.976cm">
            <text:p text:style-name="P6"/>
            <draw:enhanced-geometry svg:viewBox="0 0 21600 21600" draw:type="rectangle" draw:enhanced-path="M 0 0 L 21600 0 21600 21600 0 21600 0 0 Z N"/>
          </draw:custom-shape>
          <draw:custom-shape draw:name="Rectangle 38" draw:style-name="gr22" draw:text-style-name="P5" draw:layer="layout" svg:width="3.81cm" svg:height="0.211cm" svg:x="15.888cm" svg:y="11.126cm">
            <text:p text:style-name="P6"/>
            <draw:enhanced-geometry svg:viewBox="0 0 21600 21600" draw:type="rectangle" draw:enhanced-path="M 0 0 L 21600 0 21600 21600 0 21600 0 0 Z N"/>
          </draw:custom-shape>
          <draw:custom-shape draw:name="Rectangle 39" draw:style-name="gr22" draw:text-style-name="P5" draw:layer="layout" svg:width="3.81cm" svg:height="0.212cm" svg:x="10.063cm" svg:y="9.891cm">
            <text:p text:style-name="P6"/>
            <draw:enhanced-geometry svg:viewBox="0 0 21600 21600" draw:type="rectangle" draw:enhanced-path="M 0 0 L 21600 0 21600 21600 0 21600 0 0 Z N"/>
          </draw:custom-shape>
          <draw:custom-shape draw:name="Rectangle 40" draw:style-name="gr22" draw:text-style-name="P5" draw:layer="layout" svg:width="3.81cm" svg:height="0.212cm" svg:x="10.045cm" svg:y="13.661cm">
            <text:p text:style-name="P6"/>
            <draw:enhanced-geometry svg:viewBox="0 0 21600 21600" draw:type="rectangle" draw:enhanced-path="M 0 0 L 21600 0 21600 21600 0 21600 0 0 Z N"/>
          </draw:custom-shape>
        </draw:g>
        <draw:custom-shape draw:name="Rectangle 56" draw:style-name="gr15" draw:text-style-name="P5" draw:id="id13" draw:layer="layout" svg:width="1.693cm" svg:height="0.212cm" svg:x="4.419cm" svg:y="6.738cm">
          <text:p text:style-name="P6"/>
          <draw:enhanced-geometry svg:viewBox="0 0 21600 21600" draw:type="rectangle" draw:enhanced-path="M 0 0 L 21600 0 21600 21600 0 21600 0 0 Z N"/>
        </draw:custom-shape>
        <draw:custom-shape draw:name="Rectangle 57" draw:style-name="gr22" draw:text-style-name="P5" draw:id="id9" draw:layer="layout" svg:width="1.693cm" svg:height="0.211cm" svg:x="4.445cm" svg:y="5.927cm">
          <text:p text:style-name="P6"/>
          <draw:enhanced-geometry svg:viewBox="0 0 21600 21600" draw:type="rectangle" draw:enhanced-path="M 0 0 L 21600 0 21600 21600 0 21600 0 0 Z N"/>
        </draw:custom-shape>
        <draw:custom-shape draw:name="Rectangle 58" draw:style-name="gr21" draw:text-style-name="P5" draw:id="id15" draw:layer="layout" svg:width="1.693cm" svg:height="0.212cm" svg:x="4.419cm" svg:y="7.708cm">
          <text:p text:style-name="P6"/>
          <draw:enhanced-geometry svg:viewBox="0 0 21600 21600" draw:type="rectangle" draw:enhanced-path="M 0 0 L 21600 0 21600 21600 0 21600 0 0 Z N"/>
        </draw:custom-shape>
        <draw:custom-shape draw:name="Text Box 59" draw:style-name="gr23" draw:text-style-name="P5" draw:id="id12" draw:layer="layout" svg:width="4.003cm" svg:height="0.947cm" svg:x="6.187cm" svg:y="6.35cm">
          <text:p text:style-name="P15"><text:span text:style-name="T18">Transactions</text:span></text:p>
          <draw:enhanced-geometry svg:viewBox="0 0 21600 21600" draw:type="mso-spt202" draw:enhanced-path="M 0 0 L 21600 0 21600 21600 0 21600 0 0 Z N"/>
        </draw:custom-shape>
        <draw:custom-shape draw:name="Text Box 60" draw:style-name="gr23" draw:text-style-name="P5" draw:id="id10" draw:layer="layout" svg:width="2.818cm" svg:height="0.947cm" svg:x="6.149cm" svg:y="5.503cm">
          <text:p text:style-name="P15"><text:span text:style-name="T18">Security</text:span></text:p>
          <draw:enhanced-geometry svg:viewBox="0 0 21600 21600" draw:type="mso-spt202" draw:enhanced-path="M 0 0 L 21600 0 21600 21600 0 21600 0 0 Z N"/>
        </draw:custom-shape>
        <draw:custom-shape draw:name="Text Box 61" draw:style-name="gr23" draw:text-style-name="P5" draw:id="id16" draw:layer="layout" svg:width="2.72cm" svg:height="0.947cm" svg:x="6.147cm" svg:y="7.197cm">
          <text:p text:style-name="P15"><text:span text:style-name="T18">Logging</text:span></text:p>
          <draw:enhanced-geometry svg:viewBox="0 0 21600 21600" draw:type="mso-spt202" draw:enhanced-path="M 0 0 L 21600 0 21600 21600 0 21600 0 0 Z N"/>
        </draw:custom-shape>
        <draw:custom-shape draw:name="Text Box 62" draw:style-name="gr4" draw:text-style-name="P5" draw:layer="layout" svg:width="5.292cm" svg:height="0.867cm" svg:x="9.313cm" svg:y="14.817cm">
          <text:p text:style-name="P23"><text:span text:style-name="T16">CustomerService</text:span></text:p>
          <draw:enhanced-geometry svg:viewBox="0 0 21600 21600" draw:type="mso-spt202" draw:enhanced-path="M 0 0 L 21600 0 21600 21600 0 21600 0 0 Z N"/>
        </draw:custom-shape>
        <draw:custom-shape draw:name="Text Box 63" draw:style-name="gr4" draw:text-style-name="P5" draw:layer="layout" svg:width="5.715cm" svg:height="0.867cm" svg:x="15.028cm" svg:y="14.817cm">
          <text:p text:style-name="P23"><text:span text:style-name="T16">ReportingServic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smil:begin="0s" smil:fill="hold" presentation:node-type="with-previous" presentation:group-id="0"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group-id="0"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group-id="0" presentation:preset-class="entrance" presentation:preset-id="ooo-entrance-dissolve-in">
                  <anim:set smil:begin="0s" smil:dur="0.001s" smil:fill="hold" smil:targetElement="id12" smil:attributeName="visibility" smil:to="visible"/>
                  <anim:transitionFilter smil:dur="0.5s" smil:targetElement="id12" smil:type="dissolve"/>
                </anim:par>
                <anim:par smil:begin="0s" smil:fill="hold" presentation:node-type="with-previous" presentation:group-id="0"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group-id="0"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group-id="0"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0"/>
          <draw:frame presentation:style-name="pr6" draw:text-style-name="P2" draw:layer="layout" svg:width="14.904cm" svg:height="12cm" svg:x="2.708cm" svg:y="12.668cm" presentation:class="notes" presentation:user-transformed="true">
            <draw:text-box>
              <text:list text:style-name="L5">
                <text:list-item>
                  <text:p text:style-name="P16">Concern</text:p>
                </text:list-item>
              </text:list>
              <text:list text:style-name="L5">
                <text:list-item>
                  <text:list>
                    <text:list-item>
                      <text:p text:style-name="P20"><text:span text:style-name="T11">A requirement, design element, or implementation</text:span></text:p>
                    </text:list-item>
                  </text:list>
                </text:list-item>
              </text:list>
              <text:list text:style-name="L5">
                <text:list-item>
                  <text:p text:style-name="P16">Crosscutting concern</text:p>
                </text:list-item>
              </text:list>
              <text:list text:style-name="L5">
                <text:list-item>
                  <text:list>
                    <text:list-item>
                      <text:p text:style-name="P20"><text:span text:style-name="T11">A concern that spans multiple modules</text:span></text:p>
                    </text:list-item>
                  </text:list>
                </text:list-item>
              </text:list>
              <text:list text:style-name="L5">
                <text:list-item>
                  <text:list>
                    <text:list-item>
                      <text:p text:style-name="P20"><text:span text:style-name="T11">Impossible to modularize using traditional means</text:span></text:p>
                    </text:list-item>
                  </text:list>
                </text:list-item>
              </text:list>
              <text:list text:style-name="L5">
                <text:list-item>
                  <text:p text:style-name="P16"/>
                </text:list-item>
              </text:list>
            </draw:text-box>
          </draw:frame>
        </presentation:notes>
      </draw:page>
      <draw:page draw:name="Aspect Oriented Programming (AOP)"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Aspect Oriented Programming (AOP)</text:p>
          </draw:text-box>
        </draw:frame>
        <draw:frame presentation:style-name="pr9" draw:text-style-name="P9" draw:layer="layout" svg:width="21.855cm" svg:height="9.557cm" svg:x="1.745cm" svg:y="4.657cm" presentation:class="outline" presentation:user-transformed="true">
          <draw:text-box>
            <text:list text:style-name="L4">
              <text:list-item>
                <text:p text:style-name="P24"><text:span text:style-name="T9">Aspect-Oriented Programming (AOP) enables modularization of cross-cutting concerns</text:span></text:p>
              </text:list-item>
            </text:list>
            <text:list text:style-name="L4">
              <text:list-item>
                <text:list>
                  <text:list-item>
                    <text:p text:style-name="P25"><text:span text:style-name="T19">To avoid tangling</text:span></text:p>
                  </text:list-item>
                </text:list>
              </text:list-item>
            </text:list>
            <text:list text:style-name="L4">
              <text:list-item>
                <text:list>
                  <text:list-item>
                    <text:p text:style-name="P25"><text:span text:style-name="T19">To eliminate scattering</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1"/>
          <draw:frame presentation:style-name="pr10" draw:text-style-name="P6" draw:layer="layout" svg:width="16.254cm" svg:height="12.027cm" svg:x="2.033cm" svg:y="12.668cm" presentation:class="notes" presentation:placeholder="true">
            <draw:text-box/>
          </draw:frame>
        </presentation:notes>
      </draw:page>
      <draw:page draw:name="How AOP Work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How AOP Works</text:p>
          </draw:text-box>
        </draw:frame>
        <draw:frame presentation:style-name="pr5" draw:text-style-name="P9" draw:layer="layout" svg:width="21.855cm" svg:height="11.219cm" svg:x="1.745cm" svg:y="4.657cm" presentation:class="outline" presentation:user-transformed="true">
          <draw:text-box>
            <text:list text:style-name="L10">
              <text:list-item>
                <text:p text:style-name="P17"><text:span text:style-name="T4">Implement your mainline application logic</text:span></text:p>
              </text:list-item>
            </text:list>
            <text:list text:style-name="L11">
              <text:list-item>
                <text:list>
                  <text:list-item>
                    <text:p text:style-name="P18"><text:span text:style-name="T4">Focusing on the core problem</text:span></text:p>
                  </text:list-item>
                </text:list>
              </text:list-item>
            </text:list>
            <text:list text:style-name="L10" text:continue-numbering="true">
              <text:list-item>
                <text:p text:style-name="P17"><text:span text:style-name="T4">Write aspects to implement your cross-cutting concerns</text:span></text:p>
              </text:list-item>
            </text:list>
            <text:list text:style-name="L11">
              <text:list-item>
                <text:list>
                  <text:list-item>
                    <text:p text:style-name="P18"><text:span text:style-name="T4">Spring provides many aspects out-of-the-box</text:span></text:p>
                  </text:list-item>
                </text:list>
              </text:list-item>
            </text:list>
            <text:list text:style-name="L10" text:continue-numbering="true">
              <text:list-item>
                <text:p text:style-name="P17"><text:span text:style-name="T3">Weave the aspects into your application</text:span></text:p>
              </text:list-item>
            </text:list>
            <text:list text:style-name="L11">
              <text:list-item>
                <text:list>
                  <text:list-item>
                    <text:p text:style-name="P18"><text:span text:style-name="T3">Adding the cross-cutting behaviours to the right places</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2"/>
          <draw:frame presentation:style-name="pr6" draw:text-style-name="P2" draw:layer="layout" svg:width="16.254cm" svg:height="12cm" svg:x="2.033cm" svg:y="12.668cm" presentation:class="notes" presentation:user-transformed="true">
            <draw:text-box>
              <text:p text:style-name="P16"><text:span text:style-name="T4">Add the 1-1 principle here</text:span></text:p>
              <text:p text:style-name="P16"><text:span text:style-name="T4"/></text:p>
              <text:p text:style-name="P16"><text:span text:style-name="T4">The 1:1 Principle</text:span></text:p>
              <text:p text:style-name="P16"><text:span text:style-name="T4"/></text:p>
              <text:p text:style-name="P16"><text:span text:style-name="T4">Express each concern once and only once</text:span></text:p>
              <text:p text:style-name="P16"><text:span text:style-name="T4"/></text:p>
              <text:p text:style-name="P16"><text:span text:style-name="T4">The opposite of this would be 1:n, for example, when dealing with security there may be a single (1) concern for doing a role-based security check before every method, but the number of times that concern is implemented is ‘n’ where </text:span></text:p>
            </draw:text-box>
          </draw:frame>
        </presentation:notes>
      </draw:page>
      <draw:page draw:name="System Evolution: AOP based"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System Evolution: AOP based</text:p>
          </draw:text-box>
        </draw:frame>
        <draw:g draw:name="Group 3" draw:id="id20">
          <draw:custom-shape draw:name="Rectangle 4" draw:style-name="gr15" draw:text-style-name="P5" draw:layer="layout" svg:width="2.032cm" svg:height="3.047cm" svg:x="10.858cm" svg:y="11.853cm">
            <text:p text:style-name="P6"/>
            <draw:enhanced-geometry svg:viewBox="0 0 21600 21600" draw:type="rectangle" draw:enhanced-path="M 0 0 L 21600 0 21600 21600 0 21600 0 0 Z N"/>
          </draw:custom-shape>
          <draw:custom-shape draw:name="Text Box 5" draw:style-name="gr4" draw:text-style-name="P5" draw:layer="layout" svg:width="4.273cm" svg:height="1.395cm" svg:x="9.737cm" svg:y="14.957cm">
            <text:p text:style-name="P23"><text:span text:style-name="T20">Transaction</text:span></text:p>
            <text:p text:style-name="P23"><text:span text:style-name="T20">Aspect</text:span></text:p>
            <draw:enhanced-geometry svg:viewBox="0 0 21600 21600" draw:type="mso-spt202" draw:enhanced-path="M 0 0 L 21600 0 21600 21600 0 21600 0 0 Z N"/>
          </draw:custom-shape>
        </draw:g>
        <draw:g draw:name="Group 6" draw:id="id19">
          <draw:custom-shape draw:name="Rectangle 7" draw:style-name="gr22" draw:text-style-name="P5" draw:layer="layout" svg:width="2.033cm" svg:height="3.047cm" svg:x="5.719cm" svg:y="11.853cm">
            <text:p text:style-name="P6"/>
            <draw:enhanced-geometry svg:viewBox="0 0 21600 21600" draw:type="rectangle" draw:enhanced-path="M 0 0 L 21600 0 21600 21600 0 21600 0 0 Z N"/>
          </draw:custom-shape>
          <draw:custom-shape draw:name="Text Box 8" draw:style-name="gr4" draw:text-style-name="P5" draw:layer="layout" svg:width="4.162cm" svg:height="1.395cm" svg:x="4.657cm" svg:y="14.957cm">
            <text:p text:style-name="P23"><text:span text:style-name="T20">Security</text:span></text:p>
            <text:p text:style-name="P23"><text:span text:style-name="T20">Aspect</text:span></text:p>
            <draw:enhanced-geometry svg:viewBox="0 0 21600 21600" draw:type="mso-spt202" draw:enhanced-path="M 0 0 L 21600 0 21600 21600 0 21600 0 0 Z N"/>
          </draw:custom-shape>
        </draw:g>
        <draw:custom-shape draw:name="Rectangle 9" draw:style-name="gr11" draw:text-style-name="P5" draw:layer="layout" svg:width="3.81cm" svg:height="5.587cm" svg:x="4.238cm" svg:y="4.529cm">
          <text:p text:style-name="P6"/>
          <draw:enhanced-geometry svg:viewBox="0 0 21600 21600" draw:type="rectangle" draw:enhanced-path="M 0 0 L 21600 0 21600 21600 0 21600 0 0 Z N"/>
        </draw:custom-shape>
        <draw:custom-shape draw:name="Rectangle 10" draw:style-name="gr11" draw:text-style-name="P5" draw:layer="layout" svg:width="3.81cm" svg:height="5.587cm" svg:x="10.063cm" svg:y="4.529cm">
          <text:p text:style-name="P6"/>
          <draw:enhanced-geometry svg:viewBox="0 0 21600 21600" draw:type="rectangle" draw:enhanced-path="M 0 0 L 21600 0 21600 21600 0 21600 0 0 Z N"/>
        </draw:custom-shape>
        <draw:custom-shape draw:name="Rectangle 11" draw:style-name="gr11" draw:text-style-name="P5" draw:layer="layout" svg:width="3.81cm" svg:height="5.587cm" svg:x="15.888cm" svg:y="4.529cm">
          <text:p text:style-name="P6"/>
          <draw:enhanced-geometry svg:viewBox="0 0 21600 21600" draw:type="rectangle" draw:enhanced-path="M 0 0 L 21600 0 21600 21600 0 21600 0 0 Z N"/>
        </draw:custom-shape>
        <draw:custom-shape draw:name="Text Box 12" draw:style-name="gr24" draw:text-style-name="P5" draw:layer="layout" svg:width="2.117cm" svg:height="1.102cm" svg:x="5.014cm" svg:y="10.134cm">
          <text:p text:style-name="P6"/>
          <draw:enhanced-geometry svg:viewBox="0 0 21600 21600" draw:type="mso-spt202" draw:enhanced-path="M 0 0 L 21600 0 21600 21600 0 21600 0 0 Z N"/>
        </draw:custom-shape>
        <draw:g draw:name="Group 19" draw:id="id21">
          <draw:custom-shape draw:name="Rectangle 20" draw:style-name="gr25" draw:text-style-name="P5" draw:layer="layout" svg:width="2.033cm" svg:height="3.047cm" svg:x="16.09cm" svg:y="11.968cm">
            <text:p text:style-name="P6"/>
            <draw:enhanced-geometry svg:viewBox="0 0 21600 21600" draw:type="rectangle" draw:enhanced-path="M 0 0 L 21600 0 21600 21600 0 21600 0 0 Z N"/>
          </draw:custom-shape>
          <draw:custom-shape draw:name="Text Box 21" draw:style-name="gr4" draw:text-style-name="P5" draw:layer="layout" svg:width="4.162cm" svg:height="1.395cm" svg:x="15.028cm" svg:y="15.072cm">
            <text:p text:style-name="P23"><text:span text:style-name="T20">Logging</text:span></text:p>
            <text:p text:style-name="P23"><text:span text:style-name="T20">Aspect</text:span></text:p>
            <draw:enhanced-geometry svg:viewBox="0 0 21600 21600" draw:type="mso-spt202" draw:enhanced-path="M 0 0 L 21600 0 21600 21600 0 21600 0 0 Z N"/>
          </draw:custom-shape>
        </draw:g>
        <draw:custom-shape draw:name="Text Box 22" draw:style-name="gr4" draw:text-style-name="P5" draw:layer="layout" svg:width="5.08cm" svg:height="0.867cm" svg:x="3.598cm" svg:y="10.16cm">
          <text:p text:style-name="P23"><text:span text:style-name="T16">BankService</text:span></text:p>
          <draw:enhanced-geometry svg:viewBox="0 0 21600 21600" draw:type="mso-spt202" draw:enhanced-path="M 0 0 L 21600 0 21600 21600 0 21600 0 0 Z N"/>
        </draw:custom-shape>
        <draw:custom-shape draw:name="Text Box 23" draw:style-name="gr4" draw:text-style-name="P5" draw:layer="layout" svg:width="5.292cm" svg:height="0.867cm" svg:x="9.313cm" svg:y="10.16cm">
          <text:p text:style-name="P23"><text:span text:style-name="T16">CustomerService</text:span></text:p>
          <draw:enhanced-geometry svg:viewBox="0 0 21600 21600" draw:type="mso-spt202" draw:enhanced-path="M 0 0 L 21600 0 21600 21600 0 21600 0 0 Z N"/>
        </draw:custom-shape>
        <draw:custom-shape draw:name="Text Box 24" draw:style-name="gr4" draw:text-style-name="P5" draw:layer="layout" svg:width="5.715cm" svg:height="0.867cm" svg:x="15.028cm" svg:y="10.16cm">
          <text:p text:style-name="P23"><text:span text:style-name="T16">ReportingService</text:span></text:p>
          <draw:enhanced-geometry svg:viewBox="0 0 21600 21600" draw:type="mso-spt202" draw:enhanced-path="M 0 0 L 21600 0 21600 21600 0 21600 0 0 Z N"/>
        </draw:custom-shape>
        <draw:g draw:name="Group 25" draw:id="id22">
          <draw:custom-shape draw:name="Rectangle 26" draw:style-name="gr15" draw:text-style-name="P5" draw:layer="layout" svg:width="3.81cm" svg:height="0.211cm" svg:x="4.233cm" svg:y="5.353cm">
            <text:p text:style-name="P6"/>
            <draw:enhanced-geometry svg:viewBox="0 0 21600 21600" draw:type="rectangle" draw:enhanced-path="M 0 0 L 21600 0 21600 21600 0 21600 0 0 Z N"/>
          </draw:custom-shape>
          <draw:custom-shape draw:name="Rectangle 27" draw:style-name="gr15" draw:text-style-name="P5" draw:layer="layout" svg:width="3.81cm" svg:height="0.212cm" svg:x="15.883cm" svg:y="5.551cm">
            <text:p text:style-name="P6"/>
            <draw:enhanced-geometry svg:viewBox="0 0 21600 21600" draw:type="rectangle" draw:enhanced-path="M 0 0 L 21600 0 21600 21600 0 21600 0 0 Z N"/>
          </draw:custom-shape>
          <draw:custom-shape draw:name="Rectangle 28" draw:style-name="gr15" draw:text-style-name="P5" draw:layer="layout" svg:width="3.81cm" svg:height="0.211cm" svg:x="10.058cm" svg:y="6.288cm">
            <text:p text:style-name="P6"/>
            <draw:enhanced-geometry svg:viewBox="0 0 21600 21600" draw:type="rectangle" draw:enhanced-path="M 0 0 L 21600 0 21600 21600 0 21600 0 0 Z N"/>
          </draw:custom-shape>
          <draw:custom-shape draw:name="Rectangle 29" draw:style-name="gr15" draw:text-style-name="P5" draw:layer="layout" svg:width="3.81cm" svg:height="0.212cm" svg:x="4.233cm" svg:y="8.069cm">
            <text:p text:style-name="P6"/>
            <draw:enhanced-geometry svg:viewBox="0 0 21600 21600" draw:type="rectangle" draw:enhanced-path="M 0 0 L 21600 0 21600 21600 0 21600 0 0 Z N"/>
          </draw:custom-shape>
          <draw:custom-shape draw:name="Rectangle 30" draw:style-name="gr15" draw:text-style-name="P5" draw:layer="layout" svg:width="3.81cm" svg:height="0.211cm" svg:x="10.058cm" svg:y="7.408cm">
            <text:p text:style-name="P6"/>
            <draw:enhanced-geometry svg:viewBox="0 0 21600 21600" draw:type="rectangle" draw:enhanced-path="M 0 0 L 21600 0 21600 21600 0 21600 0 0 Z N"/>
          </draw:custom-shape>
          <draw:custom-shape draw:name="Rectangle 31" draw:style-name="gr15" draw:text-style-name="P5" draw:layer="layout" svg:width="3.81cm" svg:height="0.212cm" svg:x="15.879cm" svg:y="7.478cm">
            <text:p text:style-name="P6"/>
            <draw:enhanced-geometry svg:viewBox="0 0 21600 21600" draw:type="rectangle" draw:enhanced-path="M 0 0 L 21600 0 21600 21600 0 21600 0 0 Z N"/>
          </draw:custom-shape>
        </draw:g>
        <draw:g draw:name="Group 32" draw:id="id24">
          <draw:custom-shape draw:name="Rectangle 33" draw:style-name="gr21" draw:text-style-name="P5" draw:layer="layout" svg:width="3.81cm" svg:height="0.211cm" svg:x="10.058cm" svg:y="6.998cm">
            <text:p text:style-name="P6"/>
            <draw:enhanced-geometry svg:viewBox="0 0 21600 21600" draw:type="rectangle" draw:enhanced-path="M 0 0 L 21600 0 21600 21600 0 21600 0 0 Z N"/>
          </draw:custom-shape>
          <draw:custom-shape draw:name="Rectangle 34" draw:style-name="gr21" draw:text-style-name="P5" draw:layer="layout" svg:width="3.81cm" svg:height="0.211cm" svg:x="15.883cm" svg:y="7.267cm">
            <text:p text:style-name="P6"/>
            <draw:enhanced-geometry svg:viewBox="0 0 21600 21600" draw:type="rectangle" draw:enhanced-path="M 0 0 L 21600 0 21600 21600 0 21600 0 0 Z N"/>
          </draw:custom-shape>
          <draw:custom-shape draw:name="Rectangle 35" draw:style-name="gr21" draw:text-style-name="P5" draw:layer="layout" svg:width="3.81cm" svg:height="0.212cm" svg:x="4.233cm" svg:y="8.907cm">
            <text:p text:style-name="P6"/>
            <draw:enhanced-geometry svg:viewBox="0 0 21600 21600" draw:type="rectangle" draw:enhanced-path="M 0 0 L 21600 0 21600 21600 0 21600 0 0 Z N"/>
          </draw:custom-shape>
          <draw:custom-shape draw:name="Rectangle 36" draw:style-name="gr21" draw:text-style-name="P5" draw:layer="layout" svg:width="3.81cm" svg:height="0.211cm" svg:x="10.054cm" svg:y="5.794cm">
            <text:p text:style-name="P6"/>
            <draw:enhanced-geometry svg:viewBox="0 0 21600 21600" draw:type="rectangle" draw:enhanced-path="M 0 0 L 21600 0 21600 21600 0 21600 0 0 Z N"/>
          </draw:custom-shape>
          <draw:custom-shape draw:name="Rectangle 37" draw:style-name="gr21" draw:text-style-name="P5" draw:layer="layout" svg:width="3.81cm" svg:height="0.212cm" svg:x="4.255cm" svg:y="7.125cm">
            <text:p text:style-name="P6"/>
            <draw:enhanced-geometry svg:viewBox="0 0 21600 21600" draw:type="rectangle" draw:enhanced-path="M 0 0 L 21600 0 21600 21600 0 21600 0 0 Z N"/>
          </draw:custom-shape>
          <draw:custom-shape draw:name="Rectangle 38" draw:style-name="gr21" draw:text-style-name="P5" draw:layer="layout" svg:width="3.81cm" svg:height="0.212cm" svg:x="10.04cm" svg:y="8.303cm">
            <text:p text:style-name="P6"/>
            <draw:enhanced-geometry svg:viewBox="0 0 21600 21600" draw:type="rectangle" draw:enhanced-path="M 0 0 L 21600 0 21600 21600 0 21600 0 0 Z N"/>
          </draw:custom-shape>
        </draw:g>
        <draw:g draw:name="Group 39" draw:id="id23">
          <draw:custom-shape draw:name="Rectangle 40" draw:style-name="gr22" draw:text-style-name="P5" draw:layer="layout" svg:width="3.81cm" svg:height="0.211cm" svg:x="4.233cm" svg:y="6.377cm">
            <text:p text:style-name="P6"/>
            <draw:enhanced-geometry svg:viewBox="0 0 21600 21600" draw:type="rectangle" draw:enhanced-path="M 0 0 L 21600 0 21600 21600 0 21600 0 0 Z N"/>
          </draw:custom-shape>
          <draw:custom-shape draw:name="Rectangle 41" draw:style-name="gr22" draw:text-style-name="P5" draw:layer="layout" svg:width="3.81cm" svg:height="0.211cm" svg:x="15.883cm" svg:y="6.527cm">
            <text:p text:style-name="P6"/>
            <draw:enhanced-geometry svg:viewBox="0 0 21600 21600" draw:type="rectangle" draw:enhanced-path="M 0 0 L 21600 0 21600 21600 0 21600 0 0 Z N"/>
          </draw:custom-shape>
          <draw:custom-shape draw:name="Rectangle 42" draw:style-name="gr22" draw:text-style-name="P5" draw:layer="layout" svg:width="3.81cm" svg:height="0.212cm" svg:x="10.058cm" svg:y="5.292cm">
            <text:p text:style-name="P6"/>
            <draw:enhanced-geometry svg:viewBox="0 0 21600 21600" draw:type="rectangle" draw:enhanced-path="M 0 0 L 21600 0 21600 21600 0 21600 0 0 Z N"/>
          </draw:custom-shape>
          <draw:custom-shape draw:name="Rectangle 43" draw:style-name="gr22" draw:text-style-name="P5" draw:layer="layout" svg:width="3.81cm" svg:height="0.212cm" svg:x="10.04cm" svg:y="9.062cm">
            <text:p text:style-name="P6"/>
            <draw:enhanced-geometry svg:viewBox="0 0 21600 21600" draw:type="rectangle" draw:enhanced-path="M 0 0 L 21600 0 21600 21600 0 21600 0 0 Z N"/>
          </draw:custom-shape>
        </draw:g>
        <draw:g draw:name="Group 58" draw:id="id25">
          <draw:line draw:name="Line 44" draw:style-name="gr26" draw:text-style-name="P14" draw:layer="layout" svg:x1="6.772cm" svg:y1="11.852cm" svg:x2="6.561cm" svg:y2="6.561cm">
            <text:p text:style-name="P6"/>
          </draw:line>
          <draw:line draw:name="Line 45" draw:style-name="gr27" draw:text-style-name="P14" draw:layer="layout" svg:x1="7.197cm" svg:y1="11.853cm" svg:x2="11.218cm" svg:y2="9.313cm">
            <text:p text:style-name="P6"/>
          </draw:line>
          <draw:line draw:name="Line 46" draw:style-name="gr28" draw:text-style-name="P14" draw:layer="layout" svg:x1="6.985cm" svg:y1="11.853cm" svg:x2="11.007cm" svg:y2="5.503cm">
            <text:p text:style-name="P6"/>
          </draw:line>
          <draw:line draw:name="Line 48" draw:style-name="gr29" draw:text-style-name="P14" draw:layer="layout" svg:x1="7.197cm" svg:y1="11.853cm" svg:x2="17.568cm" svg:y2="6.773cm">
            <text:p text:style-name="P6"/>
          </draw:line>
          <draw:line draw:name="Line 49" draw:style-name="gr30" draw:text-style-name="P14" draw:layer="layout" svg:x1="11.853cm" svg:y1="11.852cm" svg:x2="17.568cm" svg:y2="7.619cm">
            <text:p text:style-name="P6"/>
          </draw:line>
          <draw:line draw:name="Line 50" draw:style-name="gr31" draw:text-style-name="P14" draw:layer="layout" svg:x1="11.853cm" svg:y1="11.853cm" svg:x2="17.568cm" svg:y2="5.715cm">
            <text:p text:style-name="P6"/>
          </draw:line>
          <draw:line draw:name="Line 51" draw:style-name="gr32" draw:text-style-name="P14" draw:layer="layout" svg:x1="11.853cm" svg:y1="11.852cm" svg:x2="11.853cm" svg:y2="7.619cm">
            <text:p text:style-name="P6"/>
          </draw:line>
          <draw:line draw:name="Line 52" draw:style-name="gr33" draw:text-style-name="P14" draw:layer="layout" svg:x1="11.853cm" svg:y1="11.852cm" svg:x2="12.912cm" svg:y2="6.561cm">
            <text:p text:style-name="P6"/>
          </draw:line>
          <draw:line draw:name="Line 53" draw:style-name="gr34" draw:text-style-name="P14" draw:layer="layout" svg:x1="11.853cm" svg:y1="11.853cm" svg:x2="7.197cm" svg:y2="8.255cm">
            <text:p text:style-name="P6"/>
          </draw:line>
          <draw:line draw:name="Line 54" draw:style-name="gr35" draw:text-style-name="P14" draw:layer="layout" svg:x1="11.853cm" svg:y1="11.641cm" svg:x2="7.197cm" svg:y2="5.502cm">
            <text:p text:style-name="P6"/>
          </draw:line>
          <draw:line draw:name="Line 55" draw:style-name="gr36" draw:text-style-name="P14" draw:layer="layout" svg:x1="17.145cm" svg:y1="11.852cm" svg:x2="17.992cm" svg:y2="7.407cm">
            <text:p text:style-name="P6"/>
          </draw:line>
          <draw:line draw:name="Line 56" draw:style-name="gr37" draw:text-style-name="P14" draw:layer="layout" svg:x1="17.145cm" svg:y1="11.853cm" svg:x2="13.123cm" svg:y2="8.467cm">
            <text:p text:style-name="P6"/>
          </draw:line>
          <draw:line draw:name="Line 57" draw:style-name="gr38" draw:text-style-name="P14" draw:layer="layout" svg:x1="17.144cm" svg:y1="11.852cm" svg:x2="7.619cm" svg:y2="9.101cm">
            <text:p text:style-name="P6"/>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smil:begin="0s" smil:fill="hold" presentation:node-type="with-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3"/>
          <draw:frame presentation:style-name="pr6" draw:text-style-name="P2" draw:layer="layout" svg:width="14.904cm" svg:height="12cm" svg:x="2.708cm" svg:y="12.668cm" presentation:class="notes" presentation:user-transformed="true">
            <draw:text-box>
              <text:list text:style-name="L5">
                <text:list-item>
                  <text:p text:style-name="P16">Need to show weaving here</text:p>
                </text:list-item>
              </text:list>
              <text:list text:style-name="L5">
                <text:list-item>
                  <text:p text:style-name="P16"/>
                </text:list-item>
              </text:list>
              <text:list text:style-name="L5">
                <text:list-item>
                  <text:p text:style-name="P16">Tangling</text:p>
                </text:list-item>
              </text:list>
              <text:list text:style-name="L5">
                <text:list-item>
                  <text:list>
                    <text:list-item>
                      <text:p text:style-name="P20"><text:span text:style-name="T11">Multiple concerns are considered simultaneously</text:span></text:p>
                    </text:list-item>
                  </text:list>
                </text:list-item>
              </text:list>
              <text:list text:style-name="L5">
                <text:list-item>
                  <text:list>
                    <text:list-item>
                      <text:p text:style-name="P20"><text:span text:style-name="T11">Implications:</text:span></text:p>
                    </text:list-item>
                  </text:list>
                </text:list-item>
              </text:list>
              <text:list text:style-name="L5">
                <text:list-item>
                  <text:list>
                    <text:list-item>
                      <text:list>
                        <text:list-item>
                          <text:p text:style-name="P21"><text:span text:style-name="T11">Unclear implementation</text:span></text:p>
                        </text:list-item>
                      </text:list>
                    </text:list-item>
                  </text:list>
                </text:list-item>
              </text:list>
              <text:list text:style-name="L5">
                <text:list-item>
                  <text:list>
                    <text:list-item>
                      <text:list>
                        <text:list-item>
                          <text:p text:style-name="P21"><text:span text:style-name="T11">Defocusing</text:span></text:p>
                        </text:list-item>
                      </text:list>
                    </text:list-item>
                  </text:list>
                </text:list-item>
              </text:list>
              <text:list text:style-name="L5">
                <text:list-item>
                  <text:list>
                    <text:list-item>
                      <text:list>
                        <text:list-item>
                          <text:p text:style-name="P21"><text:span text:style-name="T11">Poor quality code</text:span></text:p>
                        </text:list-item>
                      </text:list>
                    </text:list-item>
                  </text:list>
                </text:list-item>
              </text:list>
              <text:list text:style-name="L5">
                <text:list-item>
                  <text:list>
                    <text:list-item>
                      <text:list>
                        <text:list-item>
                          <text:p text:style-name="P21"><text:span text:style-name="T11">Unintended prioritizing of concerns</text:span></text:p>
                        </text:list-item>
                      </text:list>
                    </text:list-item>
                  </text:list>
                </text:list-item>
              </text:list>
              <text:list text:style-name="L5">
                <text:list-item>
                  <text:p text:style-name="P16"/>
                </text:list-item>
              </text:list>
              <text:list text:style-name="L5">
                <text:list-item>
                  <text:p text:style-name="P16"/>
                </text:list-item>
              </text:list>
              <text:list text:style-name="L5">
                <text:list-item>
                  <text:p text:style-name="P16">Scattering</text:p>
                </text:list-item>
              </text:list>
              <text:list text:style-name="L5">
                <text:list-item>
                  <text:list>
                    <text:list-item>
                      <text:p text:style-name="P20"><text:span text:style-name="T11">Same concern is spread over many modules</text:span></text:p>
                    </text:list-item>
                  </text:list>
                </text:list-item>
              </text:list>
              <text:list text:style-name="L5">
                <text:list-item>
                  <text:list>
                    <text:list-item>
                      <text:p text:style-name="P20"><text:span text:style-name="T11">Implications:</text:span></text:p>
                    </text:list-item>
                  </text:list>
                </text:list-item>
              </text:list>
              <text:list text:style-name="L5">
                <text:list-item>
                  <text:list>
                    <text:list-item>
                      <text:list>
                        <text:list-item>
                          <text:p text:style-name="P21"><text:span text:style-name="T11">Duplicated code</text:span></text:p>
                        </text:list-item>
                      </text:list>
                    </text:list-item>
                  </text:list>
                </text:list-item>
              </text:list>
              <text:list text:style-name="L5">
                <text:list-item>
                  <text:list>
                    <text:list-item>
                      <text:list>
                        <text:list-item>
                          <text:p text:style-name="P21"><text:span text:style-name="T11">Inconsistent implementation</text:span></text:p>
                        </text:list-item>
                      </text:list>
                    </text:list-item>
                  </text:list>
                </text:list-item>
              </text:list>
              <text:list text:style-name="L5">
                <text:list-item>
                  <text:list>
                    <text:list-item>
                      <text:list>
                        <text:list-item>
                          <text:p text:style-name="P21"><text:span text:style-name="T11">Difficult evolution</text:span></text:p>
                        </text:list-item>
                      </text:list>
                    </text:list-item>
                  </text:list>
                </text:list-item>
              </text:list>
            </draw:text-box>
          </draw:frame>
        </presentation:notes>
      </draw:page>
      <draw:page draw:name="Leading AOP Technologie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Leading AOP Technologies</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AspectJ</text:span></text:p>
              </text:list-item>
            </text:list>
            <text:list text:style-name="L4">
              <text:list-item>
                <text:list>
                  <text:list-item>
                    <text:p text:style-name="P12"><text:span text:style-name="T4">Original AOP technology (first version in 1995) </text:span></text:p>
                  </text:list-item>
                </text:list>
              </text:list-item>
            </text:list>
            <text:list text:style-name="L4">
              <text:list-item>
                <text:list>
                  <text:list-item>
                    <text:p text:style-name="P12"><text:span text:style-name="T4">Offers a full-blown Aspect Oriented Programming language</text:span></text:p>
                  </text:list-item>
                </text:list>
              </text:list-item>
            </text:list>
            <text:list text:style-name="L4">
              <text:list-item>
                <text:list>
                  <text:list-item>
                    <text:list>
                      <text:list-item>
                        <text:p text:style-name="P26"><text:span text:style-name="T21">Uses byte code modification for aspect weaving</text:span></text:p>
                      </text:list-item>
                    </text:list>
                  </text:list-item>
                </text:list>
              </text:list-item>
            </text:list>
            <text:list text:style-name="L4">
              <text:list-item>
                <text:p text:style-name="P8"><text:span text:style-name="T4">Spring AOP</text:span></text:p>
              </text:list-item>
            </text:list>
            <text:list text:style-name="L4">
              <text:list-item>
                <text:list>
                  <text:list-item>
                    <text:p text:style-name="P12"><text:span text:style-name="T4">Java-based AOP framework with AspectJ integration</text:span></text:p>
                  </text:list-item>
                </text:list>
              </text:list-item>
            </text:list>
            <text:list text:style-name="L4">
              <text:list-item>
                <text:list>
                  <text:list-item>
                    <text:list>
                      <text:list-item>
                        <text:p text:style-name="P26"><text:span text:style-name="T21">Uses dynamic proxies for aspect weaving</text:span></text:p>
                      </text:list-item>
                    </text:list>
                  </text:list-item>
                </text:list>
              </text:list-item>
            </text:list>
            <text:list text:style-name="L4">
              <text:list-item>
                <text:list>
                  <text:list-item>
                    <text:p text:style-name="P12"><text:span text:style-name="T4">Focuses on using AOP to solve enterprise problems</text:span></text:p>
                  </text:list-item>
                </text:list>
              </text:list-item>
            </text:list>
            <text:list text:style-name="L4">
              <text:list-item>
                <text:list>
                  <text:list-item>
                    <text:p text:style-name="P12"><text:span text:style-name="T22">The focus of this session</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4"/>
          <draw:frame presentation:style-name="pr6" draw:text-style-name="P2" draw:layer="layout" svg:width="16.254cm" svg:height="12cm" svg:x="2.033cm" svg:y="12.668cm" presentation:class="notes" presentation:user-transformed="true">
            <draw:text-box>
              <text:p text:style-name="P16"><text:span text:style-name="T4">AspectJ came out of Xerox PARC, but like everything else there, awesome technology, no ability to productize… <text:s/>But IBM loved it, acquired it, and created what we know now as the AspectJ product/project</text:span></text:p>
            </draw:text-box>
          </draw:frame>
        </presentation:notes>
      </draw:page>
      <draw:page draw:name="page15"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3">What Problem Does AOP Solve?</text:span></text:p>
              </text:list-item>
            </text:list>
            <text:list text:style-name="L4">
              <text:list-item>
                <text:p text:style-name="P8"><text:span text:style-name="T22">Core AOP Concepts</text:span></text:p>
              </text:list-item>
            </text:list>
            <text:list text:style-name="L4">
              <text:list-item>
                <text:p text:style-name="P8"><text:span text:style-name="T4">Quick Start</text:span></text:p>
              </text:list-item>
            </text:list>
            <text:list text:style-name="L4">
              <text:list-item>
                <text:p text:style-name="P8"><text:span text:style-name="T4">Defining Pointcuts</text:span></text:p>
              </text:list-item>
            </text:list>
            <text:list text:style-name="L4">
              <text:list-item>
                <text:p text:style-name="P8"><text:span text:style-name="T4">Implementing Advice</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5"/>
          <draw:frame presentation:style-name="pr6" draw:text-style-name="P2" draw:layer="layout" svg:width="16.254cm" svg:height="12cm" svg:x="2.033cm" svg:y="12.668cm" presentation:class="notes" presentation:user-transformed="true">
            <draw:text-box>
              <text:list text:style-name="L5">
                <text:list-item>
                  <text:p text:style-name="P10"><text:span text:style-name="T5">Description of theory presented in “Aspect Oriented Programming Concepts”</text:span></text:p>
                </text:list-item>
              </text:list>
              <text:list text:style-name="L5">
                <text:list-item>
                  <text:p text:style-name="P10"><text:span text:style-name="T6">The goal of this module is to put AOP into context with a problem/solution approach. Therefore, we immediately begin by explaining the symptoms of the problem: scattering of duplicated orthogonal logic (typically described as cross-cutting concerns – or more simply: not directly relevant to the business problem at hand) and tangling of those different concerns within the code (flip-side of the coin… same point though: the code is not focused on doing 1 thing and doing it well). Here we can mention the 1:1 principle, and DRY SOCs (Don’t Repeat Yourself + Separation of Concerns). All of this will lead into the AOP solution as one of </text:span><text:span text:style-name="T7">modularization</text:span><text:span text:style-name="T6">.</text:span></text:p>
                </text:list-item>
              </text:list>
              <text:list text:style-name="L5">
                <text:list-item>
                  <text:p text:style-name="P10"><text:span text:style-name="T6"/></text:p>
                </text:list-item>
              </text:list>
              <text:list text:style-name="L5">
                <text:list-item>
                  <text:p text:style-name="P10"><text:span text:style-name="T6">Before the AOP solution however, there is a brief detour to discuss the limitations of “traditional” OO at solving this problem: the Decorator Pattern, the Command Pattern, and special-purpose interception mechanisms such as Servlet Filters. By reviewing these various attempts at achieving encapsulation and reusability, the stage is set for presenting the “dynamic decoration” enabled by AOP. </text:span></text:p>
                </text:list-item>
              </text:list>
              <text:list text:style-name="L5">
                <text:list-item>
                  <text:p text:style-name="P10"><text:span text:style-name="T6"/></text:p>
                </text:list-item>
              </text:list>
              <text:list text:style-name="L5">
                <text:list-item>
                  <text:p text:style-name="P10"><text:span text:style-name="T6">The remaining slides present the core terminology of AOP (note that we are not presenting any Spring-specific terms or concepts yet): join points, pointcuts, and advice. When describing advice, there is a quick description of before, after-returning, after-throwing, after (finally), and around types along with the capabilities of each.</text:span></text:p>
                </text:list-item>
              </text:list>
              <text:list text:style-name="L5">
                <text:list-item>
                  <text:p text:style-name="P10"><text:span text:style-name="T6"/></text:p>
                </text:list-item>
              </text:list>
              <text:list text:style-name="L5">
                <text:list-item>
                  <text:p text:style-name="P10"><text:span text:style-name="T6">Recommended presentation time:</text:span></text:p>
                </text:list-item>
              </text:list>
              <text:list text:style-name="L6">
                <text:list-item>
                  <text:p text:style-name="P11"><text:span text:style-name="T6">30-45 minutes</text:span></text:p>
                </text:list-item>
              </text:list>
              <text:list text:style-name="L6">
                <text:list-item>
                  <text:p text:style-name="P10"><text:span text:style-name="T6"/></text:p>
                </text:list-item>
              </text:list>
              <text:list text:style-name="L5">
                <text:list-item>
                  <text:p text:style-name="P10"><text:span text:style-name="T6">What will students have learnt after this module?</text:span></text:p>
                </text:list-item>
              </text:list>
              <text:list text:style-name="L6">
                <text:list-item>
                  <text:p text:style-name="P11"><text:span text:style-name="T6">The motivation for AOP</text:span></text:p>
                </text:list-item>
              </text:list>
              <text:list text:style-name="L6">
                <text:list-item>
                  <text:p text:style-name="P11"><text:span text:style-name="T6">AOP is about modularization (achieving 1:1 and DRY SOCs)</text:span></text:p>
                </text:list-item>
              </text:list>
              <text:list text:style-name="L6">
                <text:list-item>
                  <text:p text:style-name="P11"><text:span text:style-name="T6">AOP complements traditional OO (including the limitations of decorator and command patterns)</text:span></text:p>
                </text:list-item>
              </text:list>
              <text:list text:style-name="L6">
                <text:list-item>
                  <text:p text:style-name="P11"><text:span text:style-name="T6">Basic terminology of AOP: join points, pointcuts, and advice</text:span></text:p>
                </text:list-item>
              </text:list>
              <text:list text:style-name="L6">
                <text:list-item>
                  <text:p text:style-name="P11"><text:span text:style-name="T6">The advice types: before, after-returning, after-throwing, after (finally), and around</text:span></text:p>
                </text:list-item>
              </text:list>
              <text:list text:style-name="L6">
                <text:list-item>
                  <text:p text:style-name="P10"><text:span text:style-name="T6"/></text:p>
                </text:list-item>
              </text:list>
              <text:list text:style-name="L5">
                <text:list-item>
                  <text:p text:style-name="P10"><text:span text:style-name="T6">What are prerequisites?</text:span></text:p>
                </text:list-item>
              </text:list>
              <text:list text:style-name="L6">
                <text:list-item>
                  <text:p text:style-name="P11"><text:span text:style-name="T6">NONE</text:span></text:p>
                </text:list-item>
              </text:list>
              <text:list text:style-name="L6">
                <text:list-item>
                  <text:p text:style-name="P10"><text:span text:style-name="T6"/></text:p>
                </text:list-item>
              </text:list>
              <text:list text:style-name="L5">
                <text:list-item>
                  <text:p text:style-name="P10"><text:span text:style-name="T6">Suggested discussions, required reading, et cetera:</text:span></text:p>
                </text:list-item>
              </text:list>
              <text:list text:style-name="L6">
                <text:list-item>
                  <text:p text:style-name="P11"><text:span text:style-name="T6">Chapter 1 of “AspectJ in Action”</text:span></text:p>
                </text:list-item>
              </text:list>
              <text:list text:style-name="L5">
                <text:list-item>
                  <text:p text:style-name="P10"><text:span text:style-name="T6"/></text:p>
                </text:list-item>
              </text:list>
            </draw:text-box>
          </draw:frame>
        </presentation:notes>
      </draw:page>
      <draw:page draw:name="Core AOP Concept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Core AOP Concepts</text:p>
          </draw:text-box>
        </draw:frame>
        <draw:frame presentation:style-name="pr5" draw:text-style-name="P9" draw:layer="layout" svg:width="21.855cm" svg:height="11.219cm" svg:x="1.745cm" svg:y="4.657cm" presentation:class="outline" presentation:user-transformed="true">
          <draw:text-box>
            <text:list text:style-name="L4">
              <text:list-item>
                <text:p text:id="id26" text:style-name="P8"><text:span text:style-name="T4">Join Point</text:span></text:p>
              </text:list-item>
            </text:list>
            <text:list text:style-name="L4">
              <text:list-item>
                <text:list>
                  <text:list-item>
                    <text:p text:id="id27" text:style-name="P12"><text:span text:style-name="T4">A point in the execution of a program such as a method call or field assignment</text:span></text:p>
                  </text:list-item>
                </text:list>
              </text:list-item>
            </text:list>
            <text:list text:style-name="L4">
              <text:list-item>
                <text:p text:id="id28" text:style-name="P8"><text:span text:style-name="T4">Pointcut</text:span></text:p>
              </text:list-item>
            </text:list>
            <text:list text:style-name="L4">
              <text:list-item>
                <text:list>
                  <text:list-item>
                    <text:p text:id="id29" text:style-name="P12"><text:span text:style-name="T4">An expression that selects one or more Join Points</text:span></text:p>
                  </text:list-item>
                </text:list>
              </text:list-item>
            </text:list>
            <text:list text:style-name="L4">
              <text:list-item>
                <text:p text:id="id30" text:style-name="P8"><text:span text:style-name="T4">Advice</text:span></text:p>
              </text:list-item>
            </text:list>
            <text:list text:style-name="L4">
              <text:list-item>
                <text:list>
                  <text:list-item>
                    <text:p text:id="id31" text:style-name="P12"><text:span text:style-name="T4">Code to be executed at a Join Point that has been selected by a Pointcut</text:span></text:p>
                  </text:list-item>
                </text:list>
              </text:list-item>
            </text:list>
            <text:list text:style-name="L4">
              <text:list-item>
                <text:p text:id="id32" text:style-name="P8"><text:span text:style-name="T4">Aspect</text:span></text:p>
              </text:list-item>
            </text:list>
            <text:list text:style-name="L4">
              <text:list-item>
                <text:list>
                  <text:list-item>
                    <text:p text:id="id33" text:style-name="P12"><text:span text:style-name="T4">A module that encapsulates pointcuts and advice</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3"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6" draw:text-style-name="P2" draw:layer="layout" svg:width="16.254cm" svg:height="12cm" svg:x="2.033cm" svg:y="12.668cm" presentation:class="notes" presentation:user-transformed="true">
            <draw:text-box>
              <text:p text:style-name="P16"><text:span text:style-name="T4">“</text:span><text:span text:style-name="T4">join point” is a menu of places where you could apply functionality. <text:s/>A “pointcut” is a selection from the menu.</text:span></text:p>
            </draw:text-box>
          </draw:frame>
        </presentation:notes>
      </draw:page>
      <draw:page draw:name="page17"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3">What Problem Does AOP Solve?</text:span></text:p>
              </text:list-item>
            </text:list>
            <text:list text:style-name="L4">
              <text:list-item>
                <text:p text:style-name="P8"><text:span text:style-name="T4">Core AOP Concepts</text:span></text:p>
              </text:list-item>
            </text:list>
            <text:list text:style-name="L4">
              <text:list-item>
                <text:p text:style-name="P8"><text:span text:style-name="T22">Quick Start</text:span></text:p>
              </text:list-item>
            </text:list>
            <text:list text:style-name="L4">
              <text:list-item>
                <text:p text:style-name="P8"><text:span text:style-name="T4">Defining Pointcuts</text:span></text:p>
              </text:list-item>
            </text:list>
            <text:list text:style-name="L4">
              <text:list-item>
                <text:p text:style-name="P8"><text:span text:style-name="T4">Implementing Advice</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11" draw:text-style-name="P2" draw:layer="layout" svg:width="16.254cm" svg:height="12cm" svg:x="2.033cm" svg:y="12.668cm" presentation:class="notes" presentation:user-transformed="true">
            <draw:text-box>
              <text:list text:style-name="L5">
                <text:list-item>
                  <text:p text:style-name="P10"><text:span text:style-name="T5">Description of theory presented in “Aspect Oriented Programming Concepts”</text:span></text:p>
                </text:list-item>
              </text:list>
              <text:list text:style-name="L5">
                <text:list-item>
                  <text:p text:style-name="P10"><text:span text:style-name="T6">The goal of this module is to put AOP into context with a problem/solution approach. Therefore, we immediately begin by explaining the symptoms of the problem: scattering of duplicated orthogonal logic (typically described as cross-cutting concerns – or more simply: not directly relevant to the business problem at hand) and tangling of those different concerns within the code (flip-side of the coin… same point though: the code is not focused on doing 1 thing and doing it well). Here we can mention the 1:1 principle, and DRY SOCs (Don’t Repeat Yourself + Separation of Concerns). All of this will lead into the AOP solution as one of </text:span><text:span text:style-name="T7">modularization</text:span><text:span text:style-name="T6">.</text:span></text:p>
                </text:list-item>
              </text:list>
              <text:list text:style-name="L5">
                <text:list-item>
                  <text:p text:style-name="P10"><text:span text:style-name="T6"/></text:p>
                </text:list-item>
              </text:list>
              <text:list text:style-name="L5">
                <text:list-item>
                  <text:p text:style-name="P10"><text:span text:style-name="T6">Before the AOP solution however, there is a brief detour to discuss the limitations of “traditional” OO at solving this problem: the Decorator Pattern, the Command Pattern, and special-purpose interception mechanisms such as Servlet Filters. By reviewing these various attempts at achieving encapsulation and reusability, the stage is set for presenting the “dynamic decoration” enabled by AOP. </text:span></text:p>
                </text:list-item>
              </text:list>
              <text:list text:style-name="L5">
                <text:list-item>
                  <text:p text:style-name="P10"><text:span text:style-name="T6"/></text:p>
                </text:list-item>
              </text:list>
              <text:list text:style-name="L5">
                <text:list-item>
                  <text:p text:style-name="P10"><text:span text:style-name="T6">The remaining slides present the core terminology of AOP (note that we are not presenting any Spring-specific terms or concepts yet): join points, pointcuts, and advice. When describing advice, there is a quick description of before, after-returning, after-throwing, after (finally), and around types along with the capabilities of each.</text:span></text:p>
                </text:list-item>
              </text:list>
              <text:list text:style-name="L5">
                <text:list-item>
                  <text:p text:style-name="P10"><text:span text:style-name="T6"/></text:p>
                </text:list-item>
              </text:list>
              <text:list text:style-name="L5">
                <text:list-item>
                  <text:p text:style-name="P10"><text:span text:style-name="T6">Recommended presentation time:</text:span></text:p>
                </text:list-item>
              </text:list>
              <text:list text:style-name="L6">
                <text:list-item>
                  <text:p text:style-name="P11"><text:span text:style-name="T6">30-45 minutes</text:span></text:p>
                </text:list-item>
              </text:list>
              <text:list text:style-name="L6">
                <text:list-item>
                  <text:p text:style-name="P10"><text:span text:style-name="T6"/></text:p>
                </text:list-item>
              </text:list>
              <text:list text:style-name="L5">
                <text:list-item>
                  <text:p text:style-name="P10"><text:span text:style-name="T6">What will students have learnt after this module?</text:span></text:p>
                </text:list-item>
              </text:list>
              <text:list text:style-name="L6">
                <text:list-item>
                  <text:p text:style-name="P11"><text:span text:style-name="T6">The motivation for AOP</text:span></text:p>
                </text:list-item>
              </text:list>
              <text:list text:style-name="L6">
                <text:list-item>
                  <text:p text:style-name="P11"><text:span text:style-name="T6">AOP is about modularization (achieving 1:1 and DRY SOCs)</text:span></text:p>
                </text:list-item>
              </text:list>
              <text:list text:style-name="L6">
                <text:list-item>
                  <text:p text:style-name="P11"><text:span text:style-name="T6">AOP complements traditional OO (including the limitations of decorator and command patterns)</text:span></text:p>
                </text:list-item>
              </text:list>
              <text:list text:style-name="L6">
                <text:list-item>
                  <text:p text:style-name="P11"><text:span text:style-name="T6">Basic terminology of AOP: join points, pointcuts, and advice</text:span></text:p>
                </text:list-item>
              </text:list>
              <text:list text:style-name="L6">
                <text:list-item>
                  <text:p text:style-name="P11"><text:span text:style-name="T6">The advice types: before, after-returning, after-throwing, after (finally), and around</text:span></text:p>
                </text:list-item>
              </text:list>
              <text:list text:style-name="L6">
                <text:list-item>
                  <text:p text:style-name="P10"><text:span text:style-name="T6"/></text:p>
                </text:list-item>
              </text:list>
              <text:list text:style-name="L5">
                <text:list-item>
                  <text:p text:style-name="P10"><text:span text:style-name="T6">What are prerequisites?</text:span></text:p>
                </text:list-item>
              </text:list>
              <text:list text:style-name="L6">
                <text:list-item>
                  <text:p text:style-name="P11"><text:span text:style-name="T6">NONE</text:span></text:p>
                </text:list-item>
              </text:list>
              <text:list text:style-name="L6">
                <text:list-item>
                  <text:p text:style-name="P10"><text:span text:style-name="T6"/></text:p>
                </text:list-item>
              </text:list>
              <text:list text:style-name="L5">
                <text:list-item>
                  <text:p text:style-name="P10"><text:span text:style-name="T6">Suggested discussions, required reading, et cetera:</text:span></text:p>
                </text:list-item>
              </text:list>
              <text:list text:style-name="L6">
                <text:list-item>
                  <text:p text:style-name="P11"><text:span text:style-name="T6">Chapter 1 of “AspectJ in Action”</text:span></text:p>
                </text:list-item>
              </text:list>
              <text:list text:style-name="L5">
                <text:list-item>
                  <text:p text:style-name="P10"><text:span text:style-name="T6"/></text:p>
                </text:list-item>
              </text:list>
            </draw:text-box>
          </draw:frame>
        </presentation:notes>
      </draw:page>
      <draw:page draw:name="AOP Quick Start"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AOP Quick Start</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Consider this basic requirement</text:p>
              </text:list-item>
            </text:list>
            <text:list text:style-name="L4">
              <text:list-item>
                <text:p text:style-name="P27"/>
              </text:list-item>
            </text:list>
            <text:list text:style-name="L4">
              <text:list-item>
                <text:p text:style-name="P27"/>
              </text:list-item>
            </text:list>
            <text:list text:style-name="L4">
              <text:list-item>
                <text:p text:style-name="P27"/>
              </text:list-item>
            </text:list>
            <text:list text:style-name="L4">
              <text:list-item>
                <text:p text:id="id34" text:style-name="P8">How can you use AOP to meet it?</text:p>
              </text:list-item>
            </text:list>
            <text:list text:style-name="L4">
              <text:list-item>
                <text:p text:style-name="P27"/>
              </text:list-item>
            </text:list>
          </draw:text-box>
        </draw:frame>
        <draw:custom-shape draw:name="Text Box 1028" draw:style-name="gr39" draw:text-style-name="P5" draw:layer="layout" svg:width="21.639cm" svg:height="1.235cm" svg:x="2.554cm" svg:y="6.985cm">
          <text:p text:style-name="P15"><text:span text:style-name="T23">Log a message every time a property is about to chang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4"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8"/>
          <draw:frame presentation:style-name="pr6" draw:text-style-name="P2" draw:layer="layout" svg:width="16.254cm" svg:height="12cm" svg:x="2.033cm" svg:y="12.668cm" presentation:class="notes" presentation:user-transformed="true">
            <draw:text-box>
              <text:p text:style-name="P16">How can we do this with AOP, using the concepts we just discussed?</text:p>
              <text:p text:style-name="P16"/>
            </draw:text-box>
          </draw:frame>
        </presentation:notes>
      </draw:page>
      <draw:page draw:name="An Application Object Whose Properties Could Change"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An Application Object Whose Properties Could Change</text:p>
          </draw:text-box>
        </draw:frame>
        <draw:frame presentation:style-name="pr12" draw:text-style-name="P9" draw:layer="layout" svg:width="18.212cm" svg:height="11.012cm" svg:x="3.034cm" svg:y="4.656cm" presentation:class="outline" presentation:user-transformed="true">
          <draw:text-box>
            <text:list text:style-name="L12">
              <text:list-item>
                <text:p text:style-name="P28"><text:span text:style-name="T24">public class</text:span><text:span text:style-name="T25"> SimpleCache </text:span><text:span text:style-name="T24">implements</text:span><text:span text:style-name="T25"> Cache {</text:span></text:p>
              </text:list-item>
            </text:list>
            <text:list text:style-name="L13">
              <text:list-item>
                <text:p text:style-name="P28"><text:span text:style-name="T26"><text:s text:c="4"/></text:span><text:span text:style-name="T24">private</text:span><text:span text:style-name="T25"> int </text:span><text:span text:style-name="T27">cacheSize</text:span><text:span text:style-name="T25">;</text:span></text:p>
              </text:list-item>
            </text:list>
            <text:list text:style-name="L12">
              <text:list-item>
                <text:p text:style-name="P28"><text:span text:style-name="T24"><text:s text:c="4"/></text:span><text:span text:style-name="T24">private</text:span><text:span text:style-name="T25"> DataSource </text:span><text:span text:style-name="T27">dataSource</text:span><text:span text:style-name="T25">;</text:span></text:p>
              </text:list-item>
            </text:list>
            <text:list text:style-name="L14">
              <text:list-item>
                <text:p text:style-name="P28"><text:span text:style-name="T25"/></text:p>
              </text:list-item>
            </text:list>
            <text:list text:style-name="L12">
              <text:list-item>
                <text:p text:style-name="P28"><text:span text:style-name="T24"><text:s text:c="4"/></text:span><text:span text:style-name="T24">public void</text:span><text:span text:style-name="T25"> setCacheSize(int size) {</text:span></text:p>
              </text:list-item>
            </text:list>
            <text:list text:style-name="L14">
              <text:list-item>
                <text:p text:style-name="P28"><text:span text:style-name="T25"><text:s text:c="8"/></text:span><text:span text:style-name="T27">cacheSize</text:span><text:span text:style-name="T25"> = size;</text:span></text:p>
              </text:list-item>
            </text:list>
            <text:list text:style-name="L14">
              <text:list-item>
                <text:p text:style-name="P28"><text:span text:style-name="T25"><text:s text:c="4"/></text:span><text:span text:style-name="T25">}</text:span></text:p>
              </text:list-item>
            </text:list>
            <text:list text:style-name="L14">
              <text:list-item>
                <text:p text:style-name="P28"><text:span text:style-name="T25"/></text:p>
              </text:list-item>
            </text:list>
            <text:list text:style-name="L14">
              <text:list-item>
                <text:p text:style-name="P28"><text:span text:style-name="T25"><text:s text:c="3"/></text:span><text:span text:style-name="T24"><text:s/></text:span><text:span text:style-name="T24">public void</text:span><text:span text:style-name="T25"> setDataSource(DataSource ds) {</text:span></text:p>
              </text:list-item>
            </text:list>
            <text:list text:style-name="L14">
              <text:list-item>
                <text:p text:style-name="P28"><text:span text:style-name="T25"><text:s text:c="8"/></text:span><text:span text:style-name="T27">dataSource</text:span><text:span text:style-name="T25"> = ds;</text:span></text:p>
              </text:list-item>
            </text:list>
            <text:list text:style-name="L14">
              <text:list-item>
                <text:p text:style-name="P28"><text:span text:style-name="T25"><text:s text:c="4"/></text:span><text:span text:style-name="T25">}</text:span></text:p>
              </text:list-item>
            </text:list>
            <text:list text:style-name="L14">
              <text:list-item>
                <text:p text:style-name="P28"><text:span text:style-name="T25"><text:s text:c="4"/>…</text:span></text:p>
              </text:list-item>
            </text:list>
            <text:list text:style-name="L14">
              <text:list-item>
                <text:p text:style-name="P28"><text:span text:style-name="T25">}</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19"/>
          <draw:frame presentation:style-name="pr10" draw:text-style-name="P6" draw:layer="layout" svg:width="16.254cm" svg:height="12.027cm" svg:x="2.033cm" svg:y="12.668cm" presentation:class="notes" presentation:placeholder="true">
            <draw:text-box/>
          </draw:frame>
        </presentation:notes>
      </draw:page>
      <draw:page draw:name="Implement the Aspect"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28">Implement the Aspect</text:span></text:p>
          </draw:text-box>
        </draw:frame>
        <draw:frame presentation:style-name="pr13" draw:text-style-name="P9" draw:layer="layout" svg:width="21.59cm" svg:height="8.467cm" svg:x="2.117cm" svg:y="5.292cm" presentation:class="outline" presentation:user-transformed="true">
          <draw:text-box>
            <text:list text:style-name="L15">
              <text:list-item>
                <text:p text:id="id41" text:style-name="P29"><text:span text:style-name="T29">@Aspect</text:span></text:p>
              </text:list-item>
            </text:list>
            <text:list text:style-name="L12">
              <text:list-item>
                <text:p text:id="id35" text:style-name="P29"><text:span text:style-name="T30">public class</text:span><text:span text:style-name="T31"> PropertyChangeTracker {</text:span></text:p>
              </text:list-item>
            </text:list>
            <text:list text:style-name="L12">
              <text:list-item>
                <text:p text:id="id36" text:style-name="P29"><text:span text:style-name="T30"><text:s text:c="4"/></text:span><text:span text:style-name="T30">private</text:span><text:span text:style-name="T31"> Logger logger = Logger.getLogger(getClass());</text:span></text:p>
              </text:list-item>
            </text:list>
            <text:list text:style-name="L14">
              <text:list-item>
                <text:p text:style-name="P29"><text:span text:style-name="T31"/></text:p>
              </text:list-item>
            </text:list>
            <text:list text:style-name="L14">
              <text:list-item>
                <text:p text:id="id42" text:style-name="P29"><text:span text:style-name="T31"><text:s text:c="4"/></text:span><text:span text:style-name="T29">@Before</text:span><text:span text:style-name="T31">(</text:span><text:span text:style-name="T32">“</text:span><text:span text:style-name="T14">execution(void set*(*))</text:span><text:span text:style-name="T32">”</text:span><text:span text:style-name="T31">)</text:span></text:p>
              </text:list-item>
            </text:list>
            <text:list text:style-name="L12">
              <text:list-item>
                <text:p text:id="id37" text:style-name="P29"><text:span text:style-name="T30"><text:s text:c="4"/></text:span><text:span text:style-name="T30">public void</text:span><text:span text:style-name="T31"> </text:span><text:span text:style-name="T13">trackChange()</text:span><text:span text:style-name="T31"> {</text:span></text:p>
              </text:list-item>
            </text:list>
            <text:list text:style-name="L14">
              <text:list-item>
                <text:p text:id="id38" text:style-name="P29"><text:span text:style-name="T31"><text:s text:c="8"/></text:span><text:span text:style-name="T31">logger.info(</text:span><text:span text:style-name="T32">“Property about to change…”</text:span><text:span text:style-name="T31">); <text:s/></text:span></text:p>
              </text:list-item>
            </text:list>
            <text:list text:style-name="L14">
              <text:list-item>
                <text:p text:id="id39" text:style-name="P29"><text:span text:style-name="T31"><text:s text:c="4"/></text:span><text:span text:style-name="T31">}</text:span></text:p>
              </text:list-item>
            </text:list>
            <text:list text:style-name="L14">
              <text:list-item>
                <text:p text:id="id40" text:style-name="P29"><text:span text:style-name="T31">}</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9cm" svg:height="10.006cm" svg:x="3.497cm" svg:y="2.002cm" draw:page-number="20"/>
          <draw:frame presentation:style-name="pr14" draw:text-style-name="P2" draw:layer="layout" svg:width="16.254cm" svg:height="18.993cm" svg:x="2.033cm" svg:y="12.674cm" presentation:class="notes" presentation:user-transformed="true">
            <draw:text-box>
              <text:p text:style-name="P16"><text:span text:style-name="T33">(Ensure that you mention that the line-break in pointcut expressions (on this slide as well as many to follow) are only to keep slides look good. In reality, either you use one line or add “+” to concatenate multiple lines)</text:span></text:p>
              <text:p text:style-name="P16"><text:span text:style-name="T33"/></text:p>
              <text:p text:style-name="P16"><text:span text:style-name="T33">At this point, syntax is the least important. Focus on how the players come togetter.</text:span></text:p>
              <text:p text:style-name="P16"><text:span text:style-name="T33">This slide allows to go into detailed pointcut expression discussion without guilt </text:span><text:span text:style-name="T34"></text:span><text:span text:style-name="T33">.</text:span></text:p>
              <text:p text:style-name="P16"><text:span text:style-name="T33"/></text:p>
              <text:p text:style-name="P16"><text:span text:style-name="T33">cbeams, 11/13/07:</text:span></text:p>
              <text:p text:style-name="P16"><text:span text:style-name="T33">Some explanation of the syntax here is pretty critical in my experience. <text:s/>I’ve simplified this slide and added the next to break up the learning curve associated with pointcut syntax. <text:s/>I’d present this slide as follows:</text:span></text:p>
              <text:p text:style-name="P16"><text:span text:style-name="T33"/></text:p>
              <text:p text:style-name="P16"><text:span text:style-name="T33">&lt;quote&gt;</text:span></text:p>
              <text:p text:style-name="P16"><text:span text:style-name="T33">To implement our property change tracking requirement as an aspect using Spring AOP, we just create a class, and here that class is aptly named ‘PropertyChangeTracker’, because tracking property changes is the one and only thing that this class is going to do.</text:span></text:p>
              <text:p text:style-name="P16"><text:span text:style-name="T33"/></text:p>
              <text:p text:style-name="P16"><text:span text:style-name="T33">We tell spring that this class is to be used as an aspect by adding the @Aspect annotation &lt;first animation click&gt;</text:span></text:p>
              <text:p text:style-name="P16"><text:span text:style-name="T33"/></text:p>
              <text:p text:style-name="P16"><text:span text:style-name="T33">Then we tell spring when and where we want our property change tracking code to be run by adding the @Before annotation &lt;second click&gt;</text:span></text:p>
              <text:p text:style-name="P16"><text:span text:style-name="T33"/></text:p>
              <text:p text:style-name="P16"><text:span text:style-name="T33">The argument to the @Before annotation is a pointcut expression, and all together, this reads as follows:</text:span></text:p>
              <text:p text:style-name="P16"><text:span text:style-name="T33"/></text:p>
              <text:p text:style-name="P16"><text:span text:style-name="T33">‘</text:span><text:span text:style-name="T33">before the execution of any method that returns void, begins with “set” and takes a single argument, execute the trackChange() method’</text:span></text:p>
              <text:p text:style-name="P16"><text:span text:style-name="T33">&lt;/quote&gt;</text:span></text:p>
              <text:p text:style-name="P16"><text:span text:style-name="T33"/></text:p>
              <text:p text:style-name="P16"><text:span text:style-name="T33">Take questions and make sure this slide is reasonably clear before moving on. </text:span></text:p>
            </draw:text-box>
          </draw:frame>
        </presentation:notes>
      </draw:page>
      <draw:page draw:name="Best Practice –  Use Named Pointcuts" draw:style-name="dp1" draw:master-page-name="Default">
        <office:forms form:automatic-focus="false" form:apply-design-mode="false"/>
        <draw:frame presentation:style-name="pr4" draw:text-style-name="P2" draw:layer="layout" svg:width="17.476cm" svg:height="2.821cm" svg:x="0.957cm" svg:y="0.225cm" presentation:class="title" presentation:user-transformed="true">
          <draw:text-box>
            <text:p text:style-name="P30"><text:span text:style-name="T28">Best Practice –</text:span><text:span text:style-name="T28"><text:line-break/></text:span><text:span text:style-name="T28"><text:tab/></text:span><text:span text:style-name="T28">Use Named Pointcuts</text:span></text:p>
          </draw:text-box>
        </draw:frame>
        <draw:frame presentation:style-name="pr15" draw:text-style-name="P9" draw:layer="layout" svg:width="21.59cm" svg:height="10.584cm" svg:x="2.117cm" svg:y="5.291cm" presentation:class="outline" presentation:user-transformed="true">
          <draw:text-box>
            <text:list text:style-name="L15">
              <text:list-item>
                <text:p text:id="id43" text:style-name="P29"><text:span text:style-name="T29">@Aspect</text:span></text:p>
              </text:list-item>
            </text:list>
            <text:list text:style-name="L12">
              <text:list-item>
                <text:p text:id="id44" text:style-name="P29"><text:span text:style-name="T30">public class</text:span><text:span text:style-name="T31"> PropertyChangeTracker {</text:span></text:p>
              </text:list-item>
            </text:list>
            <text:list text:style-name="L12">
              <text:list-item>
                <text:p text:id="id45" text:style-name="P29"><text:span text:style-name="T30"><text:s text:c="4"/></text:span><text:span text:style-name="T30">private</text:span><text:span text:style-name="T31"> Logger logger = Logger.getLogger(getClass());</text:span></text:p>
              </text:list-item>
            </text:list>
            <text:list text:style-name="L14">
              <text:list-item>
                <text:p text:style-name="P29"><text:span text:style-name="T31"/></text:p>
              </text:list-item>
            </text:list>
            <text:list text:style-name="L14">
              <text:list-item>
                <text:p text:id="id52" text:style-name="P29"><text:span text:style-name="T31"><text:s text:c="4"/></text:span><text:span text:style-name="T29">@Before</text:span><text:span text:style-name="T31">(</text:span><text:span text:style-name="T32">“setterMethod()”</text:span><text:span text:style-name="T31">)</text:span></text:p>
              </text:list-item>
            </text:list>
            <text:list text:style-name="L12">
              <text:list-item>
                <text:p text:id="id46" text:style-name="P29"><text:span text:style-name="T30"><text:s text:c="4"/></text:span><text:span text:style-name="T30">public void</text:span><text:span text:style-name="T31"> </text:span><text:span text:style-name="T13">trackChange()</text:span><text:span text:style-name="T31"> {</text:span></text:p>
              </text:list-item>
            </text:list>
            <text:list text:style-name="L14">
              <text:list-item>
                <text:p text:id="id47" text:style-name="P29"><text:span text:style-name="T31"><text:s text:c="8"/></text:span><text:span text:style-name="T31">logger.info(</text:span><text:span text:style-name="T32">“Property about to change…”</text:span><text:span text:style-name="T31">); <text:s/></text:span></text:p>
              </text:list-item>
            </text:list>
            <text:list text:style-name="L14">
              <text:list-item>
                <text:p text:id="id48" text:style-name="P29"><text:span text:style-name="T31"><text:s text:c="4"/></text:span><text:span text:style-name="T31">}</text:span></text:p>
              </text:list-item>
            </text:list>
            <text:list text:style-name="L14">
              <text:list-item>
                <text:p text:style-name="P29"><text:span text:style-name="T31"/></text:p>
              </text:list-item>
            </text:list>
            <text:list text:style-name="L15">
              <text:list-item>
                <text:p text:id="id50" text:style-name="P29"><text:span text:style-name="T29"><text:s text:c="4"/></text:span><text:span text:style-name="T29">@Pointcut</text:span><text:span text:style-name="T31">(</text:span><text:span text:style-name="T32">“</text:span><text:span text:style-name="T14">execution(void set*(*))</text:span><text:span text:style-name="T32">”</text:span><text:span text:style-name="T31">)</text:span></text:p>
              </text:list-item>
            </text:list>
            <text:list text:style-name="L12">
              <text:list-item>
                <text:p text:id="id51" text:style-name="P29"><text:span text:style-name="T30"><text:s text:c="4"/></text:span><text:span text:style-name="T30">public void</text:span><text:span text:style-name="T31"> setterMethod() {}</text:span></text:p>
              </text:list-item>
            </text:list>
            <text:list text:style-name="L14">
              <text:list-item>
                <text:p text:id="id49" text:style-name="P29"><text:span text:style-name="T31">}</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9cm" svg:height="10.006cm" svg:x="3.497cm" svg:y="2.002cm" draw:page-number="21"/>
          <draw:frame presentation:style-name="pr16" draw:text-style-name="P2" draw:layer="layout" svg:width="16.254cm" svg:height="11.995cm" svg:x="2.033cm" svg:y="12.674cm" presentation:class="notes" presentation:user-transformed="true">
            <draw:text-box>
              <text:p text:style-name="P16"><text:span text:style-name="T33">Now mention that most of the time, you actually wish to break out your pointcuts to named pointcuts, instead of using anonymous pointcuts. This allows you to re-used pointcuts from different advice, and to compose pointcut expression by creating an expression referring to multiple named pointcuts.</text:span></text:p>
              <text:p text:style-name="P16"><text:span text:style-name="T33"/></text:p>
            </draw:text-box>
          </draw:frame>
        </presentation:notes>
      </draw:page>
      <draw:page draw:name="Configure the Aspect as a Bean"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Configure the Aspect as a Bean</text:p>
          </draw:text-box>
        </draw:frame>
        <draw:custom-shape draw:name="Rectangle 1029" draw:style-name="gr40" draw:text-style-name="P5" draw:layer="layout" svg:width="23.919cm" svg:height="6.985cm" svg:x="1.058cm" svg:y="5.503cm">
          <text:p text:style-name="P31"><text:span text:style-name="T35">&lt;beans&gt;</text:span></text:p>
          <text:p text:style-name="P31"><text:span text:style-name="T36"><text:s text:c="2"/></text:span></text:p>
          <text:p text:id="id54" text:style-name="P31"><text:span text:style-name="T35"><text:s text:c="4"/></text:span><text:span text:style-name="T35">&lt;aop:aspectj-autoproxy&gt;</text:span></text:p>
          <text:p text:id="id55" text:style-name="P31"><text:span text:style-name="T36"><text:s text:c="8"/></text:span><text:span text:style-name="T35">&lt;aop:include</text:span><text:span text:style-name="T36"> </text:span><text:span text:style-name="T37">name</text:span><text:span text:style-name="T36">=</text:span><text:span text:style-name="T38">“propertyChangeTracker”</text:span><text:span text:style-name="T36"> </text:span><text:span text:style-name="T35">/&gt;</text:span></text:p>
          <text:p text:id="id56" text:style-name="P31"><text:span text:style-name="T35"><text:s text:c="4"/></text:span><text:span text:style-name="T35">&lt;/aop:aspectj-autoproxy&gt;</text:span></text:p>
          <text:p text:style-name="P31"><text:span text:style-name="T36"/></text:p>
          <text:p text:id="id53" text:style-name="P31"><text:span text:style-name="T36"><text:s text:c="5"/></text:span><text:span text:style-name="T35">&lt;bean</text:span><text:span text:style-name="T36"> </text:span><text:span text:style-name="T37">id</text:span><text:span text:style-name="T36">=</text:span><text:span text:style-name="T38">“propertyChangeTracker”</text:span><text:span text:style-name="T36"> </text:span><text:span text:style-name="T37">class</text:span><text:span text:style-name="T36">=</text:span><text:span text:style-name="T38">“example.PropertyChangeTracker” </text:span><text:span text:style-name="T35">/&gt;</text:span></text:p>
          <text:p text:style-name="P31"><text:span text:style-name="T36"/></text:p>
          <text:p text:style-name="P31"><text:span text:style-name="T35">&lt;/beans&gt;</text:span></text:p>
          <draw:enhanced-geometry svg:viewBox="0 0 21600 21600" draw:type="rectangle" draw:enhanced-path="M 0 0 L 21600 0 21600 21600 0 21600 0 0 Z N"/>
        </draw:custom-shape>
        <draw:g draw:name="Group 1032" draw:id="id57">
          <draw:line draw:name="Line 1030" draw:style-name="gr41" draw:text-style-name="P14" draw:layer="layout" svg:x1="13.123cm" svg:y1="6.35cm" svg:x2="10.795cm" svg:y2="7.62cm">
            <text:p text:style-name="P6"/>
          </draw:line>
          <draw:custom-shape draw:name="Text Box 1031" draw:style-name="gr6" draw:text-style-name="P5" draw:layer="layout" svg:width="9.024cm" svg:height="1.727cm" svg:x="13.107cm" svg:y="5.636cm">
            <text:p text:style-name="P15"><text:span text:style-name="T39">Configures Spring to apply the</text:span></text:p>
            <text:p text:style-name="P15"><text:span text:style-name="T39">@Aspect to your beans</text:span></text:p>
            <draw:enhanced-geometry svg:viewBox="0 0 21600 21600" draw:type="mso-spt202" draw:enhanced-path="M 0 0 L 21600 0 21600 21600 0 21600 0 0 Z N"/>
          </draw:custom-shape>
        </draw:g>
        <draw:custom-shape draw:name="Text Box 1033" draw:style-name="gr23" draw:text-style-name="P5" draw:layer="layout" svg:width="6.365cm" svg:height="1.074cm" svg:x="0.842cm" svg:y="4.555cm">
          <text:p text:style-name="P15"><text:span text:style-name="T13">aspects-config.xml</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22"/>
          <draw:frame presentation:style-name="pr7" draw:text-style-name="P6" draw:layer="layout" svg:width="16.254cm" svg:height="12.001cm" svg:x="2.033cm" svg:y="12.668cm" presentation:class="notes">
            <draw:text-box>
              <text:p text:style-name="P6">Notice that many applications will only use &lt;aop:aspectj-autoproxy/&gt; without explicitly including the aspects. This has a slight performance impact on startup, but after that it doesn't matter. Explicitly including or excluding aspects if especially useful during development.</text:p>
            </draw:text-box>
          </draw:frame>
        </presentation:notes>
      </draw:page>
      <draw:page draw:name="Include the Aspect Configuration"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Include the Aspect Configuration</text:p>
          </draw:text-box>
        </draw:frame>
        <draw:custom-shape draw:name="Rectangle 1028" draw:style-name="gr40" draw:text-style-name="P5" draw:layer="layout" svg:width="23.919cm" svg:height="6.985cm" svg:x="1.058cm" svg:y="5.503cm">
          <text:p text:style-name="P31"><text:span text:style-name="T35">&lt;beans&gt;</text:span></text:p>
          <text:p text:style-name="P31"><text:span text:style-name="T35"/></text:p>
          <text:p text:style-name="P31"><text:span text:style-name="T35"><text:s text:c="4"/></text:span><text:span text:style-name="T35">&lt;import </text:span><text:span text:style-name="T37">resource</text:span><text:span text:style-name="T36">=</text:span><text:span text:style-name="T35"> </text:span><text:span text:style-name="T38">“aspects-config.xml”</text:span><text:span text:style-name="T35">/&gt;</text:span></text:p>
          <text:p text:style-name="P31"><text:span text:style-name="T36"/></text:p>
          <text:p text:style-name="P31"><text:span text:style-name="T35"><text:s text:c="5"/></text:span><text:span text:style-name="T35">&lt;bean</text:span><text:span text:style-name="T36"> </text:span><text:span text:style-name="T37">name</text:span><text:span text:style-name="T36">=</text:span><text:span text:style-name="T38">“cache-A”</text:span><text:span text:style-name="T36"> </text:span><text:span text:style-name="T37">class</text:span><text:span text:style-name="T36">=</text:span><text:span text:style-name="T38">“example.SimpleCache” </text:span><text:span text:style-name="T35">../&gt;</text:span></text:p>
          <text:p text:style-name="P31"><text:span text:style-name="T35"><text:s text:c="5"/></text:span><text:span text:style-name="T35">&lt;bean</text:span><text:span text:style-name="T36"> </text:span><text:span text:style-name="T37">name</text:span><text:span text:style-name="T36">=</text:span><text:span text:style-name="T38">“cache-B”</text:span><text:span text:style-name="T36"> </text:span><text:span text:style-name="T37">class</text:span><text:span text:style-name="T36">=</text:span><text:span text:style-name="T38">“example.SimpleCache” </text:span><text:span text:style-name="T35">../&gt;</text:span></text:p>
          <text:p text:style-name="P31"><text:span text:style-name="T35"><text:s text:c="5"/></text:span><text:span text:style-name="T35">&lt;bean</text:span><text:span text:style-name="T36"> </text:span><text:span text:style-name="T37">name</text:span><text:span text:style-name="T36">=</text:span><text:span text:style-name="T38">“cache-C”</text:span><text:span text:style-name="T36"> </text:span><text:span text:style-name="T37">class</text:span><text:span text:style-name="T36">=</text:span><text:span text:style-name="T38">“example.SimpleCache” </text:span><text:span text:style-name="T35">../&gt;</text:span></text:p>
          <text:p text:style-name="P31"><text:span text:style-name="T35"/></text:p>
          <text:p text:style-name="P31"><text:span text:style-name="T35">&lt;/beans&gt;</text:span></text:p>
          <draw:enhanced-geometry svg:viewBox="0 0 21600 21600" draw:type="rectangle" draw:enhanced-path="M 0 0 L 21600 0 21600 21600 0 21600 0 0 Z N"/>
        </draw:custom-shape>
        <draw:custom-shape draw:name="Text Box 1029" draw:style-name="gr23" draw:text-style-name="P5" draw:layer="layout" svg:width="7.305cm" svg:height="1.074cm" svg:x="0.844cm" svg:y="4.555cm">
          <text:p text:style-name="P15"><text:span text:style-name="T13">application-config.xml</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23"/>
          <draw:frame presentation:style-name="pr7" draw:text-style-name="P6" draw:layer="layout" svg:width="16.254cm" svg:height="12.001cm" svg:x="2.033cm" svg:y="12.668cm" presentation:class="notes" presentation:placeholder="true">
            <draw:text-box/>
          </draw:frame>
        </presentation:notes>
      </draw:page>
      <draw:page draw:name="Test the Application"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st the Application</text:p>
          </draw:text-box>
        </draw:frame>
        <draw:custom-shape draw:name="Rectangle 1028" draw:style-name="gr40" draw:text-style-name="P5" draw:layer="layout" svg:width="22.649cm" svg:height="3.81cm" svg:x="1.693cm" svg:y="6.35cm">
          <text:p text:style-name="P32"><text:span text:style-name="T13">ApplicationContext context =</text:span></text:p>
          <text:p text:style-name="P32"><text:span text:style-name="T13"><text:s text:c="4"/></text:span><text:span text:style-name="T12">new</text:span><text:span text:style-name="T13"> ClassPathXmlApplicationContext(</text:span><text:span text:style-name="T14">“application-config.xml”</text:span><text:span text:style-name="T13">);</text:span></text:p>
          <text:p text:style-name="P32"><text:span text:style-name="T13">Cache cache = (Cache) context.getBean(</text:span><text:span text:style-name="T14">“cache-A”</text:span><text:span text:style-name="T13">);</text:span></text:p>
          <text:p text:style-name="P32"><text:span text:style-name="T13">cache.setCacheSize(2500);</text:span></text:p>
          <draw:enhanced-geometry svg:viewBox="0 0 21600 21600" draw:type="rectangle" draw:enhanced-path="M 0 0 L 21600 0 21600 21600 0 21600 0 0 Z N"/>
        </draw:custom-shape>
        <draw:custom-shape draw:name="Rectangle 1029" draw:style-name="gr42" draw:text-style-name="P5" draw:id="id58" draw:layer="layout" svg:width="17.991cm" svg:height="1.059cm" svg:x="4.657cm" svg:y="9.948cm">
          <text:p text:style-name="P32"><text:span text:style-name="T40">INFO: Property about to change…</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8"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7" draw:text-style-name="P6" draw:layer="layout" svg:width="16.254cm" svg:height="12.001cm" svg:x="2.033cm" svg:y="12.668cm" presentation:class="notes" presentation:placeholder="true">
            <draw:text-box/>
          </draw:frame>
        </presentation:notes>
      </draw:page>
      <draw:page draw:name="How Aspects are Applied" draw:style-name="dp1" draw:master-page-name="Default">
        <office:forms form:automatic-focus="false" form:apply-design-mode="false"/>
        <draw:custom-shape draw:name="Rectangle 5" draw:style-name="gr43" draw:text-style-name="P5" draw:id="id59" draw:layer="layout" svg:width="19.261cm" svg:height="4.657cm" svg:x="3.387cm" svg:y="8.89cm">
          <text:p text:style-name="P33"><text:span text:style-name="T40">Spring AOP Proxy (this)</text:span></text:p>
          <draw:enhanced-geometry svg:viewBox="0 0 21600 21600" draw:type="rectangle" draw:enhanced-path="M 0 0 L 21600 0 21600 21600 0 21600 0 0 Z N"/>
        </draw:custom-shape>
        <draw:custom-shape draw:name="AutoShape 27" draw:style-name="gr44" draw:text-style-name="P5" draw:id="id60" draw:layer="layout" svg:width="16.087cm" svg:height="2.752cm" svg:x="5.08cm" svg:y="9.948cm">
          <text:p text:style-name="P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17.476cm" svg:height="2.753cm" svg:x="0.957cm" svg:y="0.225cm" presentation:class="title" presentation:user-transformed="true">
          <draw:text-box>
            <text:p text:style-name="P7">How Aspects are Applied</text:p>
          </draw:text-box>
        </draw:frame>
        <draw:custom-shape draw:name="Rectangle 4" draw:style-name="gr45" draw:text-style-name="P5" draw:layer="layout" svg:width="5.927cm" svg:height="2.328cm" svg:x="14.605cm" svg:y="10.16cm">
          <text:p text:style-name="P33"><text:span text:style-name="T13">SimpleCache</text:span></text:p>
          <text:p text:style-name="P33"><text:span text:style-name="T13">(target)</text:span></text:p>
          <draw:enhanced-geometry svg:viewBox="0 0 21600 21600" draw:type="rectangle" draw:enhanced-path="M 0 0 L 21600 0 21600 21600 0 21600 0 0 Z N"/>
        </draw:custom-shape>
        <draw:custom-shape draw:name="Rectangle 6" draw:style-name="gr45" draw:text-style-name="P5" draw:id="id61" draw:layer="layout" svg:width="5.926cm" svg:height="2.328cm" svg:x="5.927cm" svg:y="10.16cm">
          <text:p text:style-name="P33"><text:span text:style-name="T13">PropertyChange</text:span></text:p>
          <text:p text:style-name="P33"><text:span text:style-name="T13">Tracker (aspect)</text:span></text:p>
          <draw:enhanced-geometry svg:viewBox="0 0 21600 21600" draw:type="rectangle" draw:enhanced-path="M 0 0 L 21600 0 21600 21600 0 21600 0 0 Z N"/>
        </draw:custom-shape>
        <draw:polyline draw:name="Line 8" draw:style-name="gr46" draw:text-style-name="P14" draw:id="id63" draw:layer="layout" svg:width="1.904cm" svg:height="2.751cm" svg:x="15.027cm" svg:y="7.408cm" svg:viewBox="0 0 1905 2752" draw:points="1905,2752 0,0">
          <text:p text:style-name="P6"/>
        </draw:polyline>
        <draw:polyline draw:name="Line 10" draw:style-name="gr46" draw:text-style-name="P14" draw:id="id64" draw:layer="layout" svg:width="0cm" svg:height="1.481cm" svg:x="14.605cm" svg:y="7.408cm" svg:viewBox="0 0 0 1482" draw:points="0,1482 0,0">
          <text:p text:style-name="P6"/>
        </draw:polyline>
        <draw:custom-shape draw:name="Rectangle 11" draw:style-name="gr47" draw:text-style-name="P5" draw:id="id65" draw:layer="layout" svg:width="6.773cm" svg:height="2.328cm" svg:x="9.737cm" svg:y="5.08cm">
          <text:p text:style-name="P33"><text:span text:style-name="T39">&lt;&lt;interface&gt;&gt;</text:span></text:p>
          <text:p text:style-name="P33"><text:span text:style-name="T40">Cache</text:span></text:p>
          <draw:enhanced-geometry svg:viewBox="0 0 21600 21600" draw:type="rectangle" draw:enhanced-path="M 0 0 L 21600 0 21600 21600 0 21600 0 0 Z N"/>
        </draw:custom-shape>
        <draw:g draw:name="Group 28" draw:id="id67">
          <draw:line draw:name="Line 13" draw:style-name="gr48" draw:text-style-name="P14" draw:layer="layout" svg:x1="3.599cm" svg:y1="6.349cm" svg:x2="9.737cm" svg:y2="6.349cm">
            <text:p text:style-name="P6"/>
          </draw:line>
          <draw:custom-shape draw:name="Text Box 14" draw:style-name="gr23" draw:text-style-name="P5" draw:layer="layout" svg:width="6.238cm" svg:height="0.994cm" svg:x="3.401cm" svg:y="5.503cm">
            <text:p text:style-name="P15"><text:span text:style-name="T39">setCacheSize(2500)</text:span></text:p>
            <draw:enhanced-geometry svg:viewBox="0 0 21600 21600" draw:type="mso-spt202" draw:enhanced-path="M 0 0 L 21600 0 21600 21600 0 21600 0 0 Z N"/>
          </draw:custom-shape>
        </draw:g>
        <draw:polyline draw:name="Line 15" draw:style-name="gr49" draw:text-style-name="P14" draw:id="id68" draw:layer="layout" svg:width="0cm" svg:height="1.481cm" svg:x="11.642cm" svg:y="7.408cm" svg:viewBox="0 0 0 1482" draw:points="0,0 0,1482">
          <text:p text:style-name="P6"/>
        </draw:polyline>
        <draw:polyline draw:name="Line 18" draw:style-name="gr50" draw:text-style-name="P14" draw:id="id70" draw:layer="layout" svg:width="0cm" svg:height="2.116cm" svg:x="4.657cm" svg:y="8.89cm" svg:viewBox="0 0 0 2117" draw:points="0,0 0,2117">
          <text:p text:style-name="P6"/>
        </draw:polyline>
        <draw:polyline draw:name="Line 19" draw:style-name="gr51" draw:text-style-name="P14" draw:id="id71" draw:layer="layout" svg:width="1.269cm" svg:height="0cm" svg:x="4.657cm" svg:y="11.007cm" svg:viewBox="0 0 1270 0" draw:points="0,0 1270,0">
          <text:p text:style-name="P6"/>
        </draw:polyline>
        <draw:polyline draw:name="Line 20" draw:style-name="gr52" draw:text-style-name="P14" draw:id="id73" draw:layer="layout" svg:width="2.751cm" svg:height="0cm" svg:x="11.853cm" svg:y="11.007cm" svg:viewBox="0 0 2752 0" draw:points="0,0 2752,0">
          <text:p text:style-name="P6"/>
        </draw:polyline>
        <draw:polyline draw:name="Line 21" draw:style-name="gr53" draw:text-style-name="P14" draw:id="id74" draw:layer="layout" svg:width="2.751cm" svg:height="0cm" svg:x="11.853cm" svg:y="11.642cm" svg:viewBox="0 0 2752 0" draw:points="2752,0 0,0">
          <text:p text:style-name="P6"/>
        </draw:polyline>
        <draw:polyline draw:name="Line 22" draw:style-name="gr54" draw:text-style-name="P14" draw:id="id75" draw:layer="layout" svg:width="1.904cm" svg:height="0cm" svg:x="4.021cm" svg:y="11.853cm" svg:viewBox="0 0 1905 0" draw:points="1905,0 0,0">
          <text:p text:style-name="P6"/>
        </draw:polyline>
        <draw:polyline draw:name="Line 23" draw:style-name="gr55" draw:text-style-name="P14" draw:id="id76" draw:layer="layout" svg:width="0cm" svg:height="2.962cm" svg:x="4.022cm" svg:y="8.889cm" svg:viewBox="0 0 0 2963" draw:points="0,2963 0,0">
          <text:p text:style-name="P6"/>
        </draw:polyline>
        <draw:polyline draw:name="Line 25" draw:style-name="gr56" draw:text-style-name="P14" draw:id="id77" draw:layer="layout" svg:width="0cm" svg:height="1.481cm" svg:x="12.488cm" svg:y="7.408cm" svg:viewBox="0 0 0 1482" draw:points="0,1482 0,0">
          <text:p text:style-name="P6"/>
        </draw:polyline>
        <draw:polyline draw:name="Line 26" draw:style-name="gr57" draw:text-style-name="P14" draw:id="id78" draw:layer="layout" svg:width="6.138cm" svg:height="0cm" svg:x="3.597cm" svg:y="6.985cm" svg:viewBox="0 0 6139 0" draw:points="6139,0 0,0">
          <text:p text:style-name="P6"/>
        </draw:polyline>
        <draw:g draw:name="Group 36" draw:id="id62">
          <draw:line draw:name="Line 29" draw:style-name="gr58" draw:text-style-name="P14" draw:layer="layout" svg:x1="4.233cm" svg:y1="15.293cm" svg:x2="4.867cm" svg:y2="13.123cm">
            <text:p text:style-name="P6"/>
          </draw:line>
          <draw:custom-shape draw:name="Text Box 30" draw:style-name="gr59" draw:text-style-name="P5" draw:layer="layout" svg:width="10.932cm" svg:height="1.727cm" svg:x="0.873cm" svg:y="15.293cm">
            <text:list text:style-name="L17">
              <text:list-item>
                <text:p text:style-name="P34"><text:span text:style-name="T39">Spring creates a proxy that brings</text:span></text:p>
              </text:list-item>
            </text:list>
            <text:list text:style-name="L18">
              <text:list-item>
                <text:p text:style-name="P35"><text:span text:style-name="T39">the aspect and target together</text:span></text:p>
              </text:list-item>
            </text:list>
            <draw:enhanced-geometry svg:viewBox="0 0 21600 21600" draw:type="mso-spt202" draw:enhanced-path="M 0 0 L 21600 0 21600 21600 0 21600 0 0 Z N"/>
          </draw:custom-shape>
        </draw:g>
        <draw:g draw:name="Group 38" draw:id="id66">
          <draw:line draw:name="Line 32" draw:style-name="gr58" draw:text-style-name="P14" draw:layer="layout" svg:x1="17.568cm" svg:y1="5.292cm" svg:x2="15.028cm" svg:y2="5.504cm">
            <text:p text:style-name="P6"/>
          </draw:line>
          <draw:custom-shape draw:name="Text Box 33" draw:style-name="gr59" draw:text-style-name="P5" draw:layer="layout" svg:width="7.445cm" svg:height="2.46cm" svg:x="17.592cm" svg:y="4.657cm">
            <text:p text:style-name="P15"><text:span text:style-name="T39">2. The proxy implements</text:span></text:p>
            <text:p text:style-name="P15"><text:span text:style-name="T39">the business interface</text:span></text:p>
            <text:p text:style-name="P15"><text:span text:style-name="T39">of the target</text:span></text:p>
            <draw:enhanced-geometry svg:viewBox="0 0 21600 21600" draw:type="mso-spt202" draw:enhanced-path="M 0 0 L 21600 0 21600 21600 0 21600 0 0 Z N"/>
          </draw:custom-shape>
        </draw:g>
        <draw:g draw:name="Group 40" draw:id="id72">
          <draw:custom-shape draw:name="Text Box 34" draw:style-name="gr59" draw:text-style-name="P5" draw:layer="layout" svg:width="9.168cm" svg:height="0.994cm" svg:x="12.727cm" svg:y="13.335cm">
            <text:p text:style-name="P15"><text:span text:style-name="T39">4. Matching advice is executed</text:span></text:p>
            <draw:enhanced-geometry svg:viewBox="0 0 21600 21600" draw:type="mso-spt202" draw:enhanced-path="M 0 0 L 21600 0 21600 21600 0 21600 0 0 Z N"/>
          </draw:custom-shape>
          <draw:line draw:name="Line 35" draw:style-name="gr58" draw:text-style-name="P14" draw:layer="layout" svg:x1="12.7cm" svg:y1="13.757cm" svg:x2="11.642cm" svg:y2="12.276cm">
            <text:p text:style-name="P6"/>
          </draw:line>
        </draw:g>
        <draw:g draw:name="Group 47" draw:id="id69">
          <draw:custom-shape draw:name="Text Box 44" draw:style-name="gr59" draw:text-style-name="P5" draw:layer="layout" svg:width="9.379cm" svg:height="0.994cm" svg:x="0.45cm" svg:y="7.62cm">
            <text:p text:style-name="P15"><text:span text:style-name="T39">3. All calls routed through proxy</text:span></text:p>
            <draw:enhanced-geometry svg:viewBox="0 0 21600 21600" draw:type="mso-spt202" draw:enhanced-path="M 0 0 L 21600 0 21600 21600 0 21600 0 0 Z N"/>
          </draw:custom-shape>
          <draw:line draw:name="Line 46" draw:style-name="gr50" draw:text-style-name="P14" draw:layer="layout" svg:x1="9.948cm" svg:y1="8.255cm" svg:x2="11.642cm" svg:y2="8.255cm">
            <text:p text:style-name="P6"/>
          </draw:lin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9" smil:attributeName="visibility" smil:to="visible"/>
                </anim:par>
                <anim:par smil:begin="0s" smil:fill="hold" presentation:node-type="with-previous" presentation:group-id="0" presentation:preset-class="entrance" presentation:preset-id="ooo-entrance-appear">
                  <anim:set smil:begin="0s" smil:dur="0.001s" smil:fill="hold" smil:targetElement="id60" smil:attributeName="visibility" smil:to="visible"/>
                </anim:par>
                <anim:par smil:begin="0s" smil:fill="hold" presentation:node-type="with-previous" presentation:group-id="0"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group-id="0"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25"/>
          <draw:frame presentation:style-name="pr6" draw:text-style-name="P2" draw:layer="layout" svg:width="16.254cm" svg:height="12cm" svg:x="2.033cm" svg:y="12.668cm" presentation:class="notes" presentation:user-transformed="true">
            <draw:text-box>
              <text:p text:style-name="P16"><text:span text:style-name="T4">At configuration time your object is wrapped in a proxy. When the proxy is invoked the aspect is applied.</text:span></text:p>
              <text:p text:style-name="P16"><text:span text:style-name="T4">When you get to this slide, you should also take the opportunity to discuss the fact that the pointcut expression is used twice. Once to make the decision to actually wrap the target bean when it’s created, and then on every invocation of a method through the proxy, to decide if the advice should actually apply. Reassure the class that this is efficient, as a compiled form of the expression is used. You can also address the efficiency question that always seems to come up, talking about the fact that proxy AOP adds one level of indirection, and a reflective method call instead of normal one, which usually will have no impact (JDK 1.5 reflection adds 30% overhead to an empty method). Compared to most things you are doing, this is negligible.</text:span></text:p>
            </draw:text-box>
          </draw:frame>
        </presentation:notes>
      </draw:page>
      <draw:page draw:name="Tracking Property Changes –  With Context" draw:style-name="dp1" draw:master-page-name="Default">
        <office:forms form:automatic-focus="false" form:apply-design-mode="false"/>
        <draw:frame presentation:style-name="pr17" draw:text-style-name="P2" draw:layer="layout" svg:width="22.649cm" svg:height="3.176cm" svg:x="1.692cm" svg:y="0.422cm" presentation:class="title" presentation:user-transformed="true">
          <draw:text-box>
            <text:p text:style-name="P7"><text:span text:style-name="T41">Tracking Property Changes – </text:span><text:span text:style-name="T41"><text:line-break/></text:span><text:span text:style-name="T41">With Context</text:span></text:p>
          </draw:text-box>
        </draw:frame>
        <draw:frame presentation:style-name="pr18" draw:text-style-name="P9" draw:layer="layout" svg:width="22.437cm" svg:height="12.701cm" svg:x="1.904cm" svg:y="4.233cm" presentation:class="outline" presentation:user-transformed="true">
          <draw:text-box>
            <text:list text:style-name="L15">
              <text:list-item>
                <text:p text:style-name="P29"><text:span text:style-name="T29">@Aspect</text:span></text:p>
              </text:list-item>
            </text:list>
            <text:list text:style-name="L12">
              <text:list-item>
                <text:p text:style-name="P29"><text:span text:style-name="T30">public class</text:span><text:span text:style-name="T31"> PropertyChangeTracker {</text:span></text:p>
              </text:list-item>
            </text:list>
            <text:list text:style-name="L12">
              <text:list-item>
                <text:p text:style-name="P29"><text:span text:style-name="T30"><text:s text:c="4"/></text:span><text:span text:style-name="T30">private</text:span><text:span text:style-name="T31"> Logger logger = Logger.getLogger(getClass());</text:span></text:p>
              </text:list-item>
            </text:list>
            <text:list text:style-name="L14">
              <text:list-item>
                <text:p text:style-name="P29"><text:span text:style-name="T31"/></text:p>
              </text:list-item>
            </text:list>
            <text:list text:style-name="L14">
              <text:list-item>
                <text:p text:style-name="P29"><text:span text:style-name="T31"><text:s text:c="4"/></text:span><text:span text:style-name="T29">@Before</text:span><text:span text:style-name="T31">(</text:span><text:span text:style-name="T32">“setterMethod()”</text:span><text:span text:style-name="T31">)</text:span></text:p>
              </text:list-item>
            </text:list>
            <text:list text:style-name="L12">
              <text:list-item>
                <text:p text:style-name="P29"><text:span text:style-name="T30"><text:s text:c="4"/></text:span><text:span text:style-name="T30">public void</text:span><text:span text:style-name="T31"> </text:span><text:span text:style-name="T13">trackChange(JoinPoint point)</text:span><text:span text:style-name="T31"> {</text:span></text:p>
              </text:list-item>
            </text:list>
            <text:list text:style-name="L14">
              <text:list-item>
                <text:p text:style-name="P29"><text:span text:style-name="T31"><text:s text:c="8"/></text:span><text:span text:style-name="T31">String name = point.getSignature().getName();</text:span></text:p>
              </text:list-item>
            </text:list>
            <text:list text:style-name="L14">
              <text:list-item>
                <text:p text:style-name="P29"><text:span text:style-name="T31"><text:s text:c="8"/></text:span><text:span text:style-name="T31">Object newValue = point.getArgs()[0];</text:span></text:p>
              </text:list-item>
            </text:list>
            <text:list text:style-name="L14">
              <text:list-item>
                <text:p text:style-name="P29"><text:span text:style-name="T31"><text:s text:c="8"/></text:span><text:span text:style-name="T31">logger.info(name +</text:span><text:span text:style-name="T32"> “ about to change to ” </text:span><text:span text:style-name="T31">+ newValue + </text:span></text:p>
              </text:list-item>
            </text:list>
            <text:list text:style-name="L14">
              <text:list-item>
                <text:p text:style-name="P29"><text:span text:style-name="T31"><text:s text:c="12"/></text:span><text:span text:style-name="T32">“ </text:span><text:span text:style-name="T32">on object ”</text:span><text:span text:style-name="T31"> + point.getTarget()); <text:s/></text:span></text:p>
              </text:list-item>
            </text:list>
            <text:list text:style-name="L14">
              <text:list-item>
                <text:p text:style-name="P29"><text:span text:style-name="T31"><text:s text:c="4"/></text:span><text:span text:style-name="T31">}</text:span></text:p>
              </text:list-item>
            </text:list>
            <text:list text:style-name="L14">
              <text:list-item>
                <text:p text:style-name="P29"><text:span text:style-name="T31"/></text:p>
              </text:list-item>
            </text:list>
            <text:list text:style-name="L15">
              <text:list-item>
                <text:p text:style-name="P29"><text:span text:style-name="T29"><text:s text:c="3"/></text:span><text:span text:style-name="T29">@Pointcut</text:span><text:span text:style-name="T31">(</text:span><text:span text:style-name="T32">“</text:span><text:span text:style-name="T14">execution(void set*(*))</text:span><text:span text:style-name="T32">”</text:span><text:span text:style-name="T31">)</text:span></text:p>
              </text:list-item>
            </text:list>
            <text:list text:style-name="L12">
              <text:list-item>
                <text:p text:style-name="P29"><text:span text:style-name="T30"><text:s text:c="4"/></text:span><text:span text:style-name="T30">public void</text:span><text:span text:style-name="T31"> setterMethod() {}</text:span></text:p>
              </text:list-item>
            </text:list>
            <text:list text:style-name="L14">
              <text:list-item>
                <text:p text:style-name="P29"><text:span text:style-name="T31">}</text:span></text:p>
              </text:list-item>
            </text:list>
          </draw:text-box>
        </draw:frame>
        <draw:g draw:name="Group 9" draw:id="id79">
          <draw:custom-shape draw:name="Text Box 6" draw:style-name="gr6" draw:text-style-name="P5" draw:layer="layout" svg:width="11.504cm" svg:height="1.074cm" svg:x="11.862cm" svg:y="6.985cm">
            <text:p text:style-name="P15"><text:span text:style-name="T40">Context about the intercepted point</text:span></text:p>
            <draw:enhanced-geometry svg:viewBox="0 0 21600 21600" draw:type="mso-spt202" draw:enhanced-path="M 0 0 L 21600 0 21600 21600 0 21600 0 0 Z N"/>
          </draw:custom-shape>
          <draw:line draw:name="Line 7" draw:style-name="gr60" draw:text-style-name="P14" draw:layer="layout" svg:x1="13.969cm" svg:y1="8.043cm" svg:x2="13.546cm" svg:y2="8.467cm">
            <text:p text:style-name="P6"/>
          </draw:line>
        </draw:g>
        <draw:custom-shape draw:name="Rectangle 10" draw:style-name="gr42" draw:text-style-name="P5" draw:id="id80" draw:layer="layout" svg:width="19.231cm" svg:height="1.058cm" svg:x="4.899cm" svg:y="12.912cm">
          <text:p text:style-name="P32"><text:span text:style-name="T13">INFO: setCacheSize about to change to 2500 on CacheA</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0"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9cm" svg:height="10.006cm" svg:x="3.497cm" svg:y="2.002cm" draw:page-number="26"/>
          <draw:frame presentation:style-name="pr19" draw:text-style-name="P2" draw:layer="layout" svg:width="16.254cm" svg:height="11.995cm" svg:x="2.033cm" svg:y="12.674cm" presentation:class="notes" presentation:user-transformed="true">
            <draw:text-box>
              <text:p text:style-name="P16"><text:span text:style-name="T33">Note from Joris: showing that the output will contain “CacheA” is actually pretty misleading: this is the toString() of the SimpleCache, which would typically be something like </text:span><text:span text:style-name="T33"><text:a xlink:href="mailto:SimpleCache@12fa34">SimpleCache@12fa34</text:a></text:span><text:span text:style-name="T33"> and would definitely NOT contain something like the bean name! </text:span></text:p>
              <text:p text:style-name="P16"><text:span text:style-name="T33">I don't feel like changing this right now, since introducing BeanNameAware is not the way to go, but you should point out to your delegates that this is the SimpleCache.toString() output and not something magical like a capitalized bean name!</text:span></text:p>
            </draw:text-box>
          </draw:frame>
        </presentation:notes>
      </draw:page>
      <draw:page draw:name="Useful JoinPoint Context"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Useful JoinPoint Context</text:span></text:p>
          </draw:text-box>
        </draw:frame>
        <draw:frame presentation:style-name="pr5" draw:text-style-name="P9" draw:layer="layout" svg:width="21.855cm" svg:height="11.219cm" svg:x="1.745cm" svg:y="4.657cm" presentation:class="outline" presentation:user-transformed="true">
          <draw:text-box>
            <text:list text:style-name="L14">
              <text:list-item>
                <text:p text:style-name="P36"><text:span text:style-name="T42">this</text:span></text:p>
              </text:list-item>
            </text:list>
            <text:list text:style-name="L4">
              <text:list-item>
                <text:list>
                  <text:list-item>
                    <text:p text:style-name="P12"><text:span text:style-name="T4">The currently executing object that has been intercepted (a proxy in Spring AOP)</text:span></text:p>
                  </text:list-item>
                </text:list>
              </text:list-item>
            </text:list>
            <text:list text:style-name="L14">
              <text:list-item>
                <text:p text:style-name="P36"><text:span text:style-name="T42">target</text:span></text:p>
              </text:list-item>
            </text:list>
            <text:list text:style-name="L4">
              <text:list-item>
                <text:list>
                  <text:list-item>
                    <text:p text:style-name="P12"><text:span text:style-name="T4">The target of the execution (typically your object)</text:span></text:p>
                  </text:list-item>
                </text:list>
              </text:list-item>
            </text:list>
            <text:list text:style-name="L14">
              <text:list-item>
                <text:p text:style-name="P36"><text:span text:style-name="T42">args</text:span></text:p>
              </text:list-item>
            </text:list>
            <text:list text:style-name="L4">
              <text:list-item>
                <text:list>
                  <text:list-item>
                    <text:p text:style-name="P12"><text:span text:style-name="T4">The method arguments passed to the join point</text:span></text:p>
                  </text:list-item>
                </text:list>
              </text:list-item>
            </text:list>
            <text:list text:style-name="L14">
              <text:list-item>
                <text:p text:style-name="P36"><text:span text:style-name="T42">signature</text:span></text:p>
              </text:list-item>
            </text:list>
            <text:list text:style-name="L4">
              <text:list-item>
                <text:list>
                  <text:list-item>
                    <text:p text:style-name="P12"><text:span text:style-name="T4">The method signature of the join point</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7" draw:text-style-name="P6" draw:layer="layout" svg:width="16.254cm" svg:height="12.001cm" svg:x="2.033cm" svg:y="12.668cm" presentation:class="notes" presentation:placeholder="true">
            <draw:text-box/>
          </draw:frame>
        </presentation:notes>
      </draw:page>
      <draw:page draw:name="Extending the Example"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Extending the Example</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Consider this extended requirement</text:p>
              </text:list-item>
            </text:list>
            <text:list text:style-name="L4">
              <text:list-item>
                <text:p text:style-name="P27"/>
              </text:list-item>
            </text:list>
          </draw:text-box>
        </draw:frame>
        <draw:custom-shape draw:name="Text Box 4" draw:style-name="gr61" draw:text-style-name="P5" draw:layer="layout" svg:width="19.05cm" svg:height="2.209cm" svg:x="3.175cm" svg:y="6.985cm">
          <text:p text:style-name="P15"><text:span text:style-name="T23">Log a message every time a </text:span><text:span text:style-name="T43">tracked</text:span><text:span text:style-name="T23"> property is about to change</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28"/>
          <draw:frame presentation:style-name="pr11" draw:text-style-name="P2" draw:layer="layout" svg:width="16.254cm" svg:height="12cm" svg:x="2.033cm" svg:y="12.668cm" presentation:class="notes" presentation:user-transformed="true">
            <draw:text-box>
              <text:p text:style-name="P16">How can we do this with AOP, using the concepts we just discussed?</text:p>
              <text:p text:style-name="P16"/>
            </draw:text-box>
          </draw:frame>
        </presentation:notes>
      </draw:page>
      <draw:page draw:name="A @Tracked Property"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A @Tracked Property</text:p>
          </draw:text-box>
        </draw:frame>
        <draw:frame presentation:style-name="pr20" draw:text-style-name="P9" draw:layer="layout" svg:width="16.722cm" svg:height="10.796cm" svg:x="3.175cm" svg:y="4.867cm" presentation:class="outline" presentation:user-transformed="true">
          <draw:text-box>
            <text:list text:style-name="L12">
              <text:list-item>
                <text:p text:style-name="P28"><text:span text:style-name="T24">public class</text:span><text:span text:style-name="T25"> SimpleCache </text:span><text:span text:style-name="T24">implements</text:span><text:span text:style-name="T25"> Cache {</text:span></text:p>
              </text:list-item>
            </text:list>
            <text:list text:style-name="L13">
              <text:list-item>
                <text:p text:style-name="P28"><text:span text:style-name="T26"><text:s text:c="4"/></text:span><text:span text:style-name="T24">private</text:span><text:span text:style-name="T25"> int </text:span><text:span text:style-name="T27">cacheSize</text:span><text:span text:style-name="T25">;</text:span></text:p>
              </text:list-item>
            </text:list>
            <text:list text:style-name="L12">
              <text:list-item>
                <text:p text:style-name="P28"><text:span text:style-name="T24"><text:s text:c="4"/></text:span><text:span text:style-name="T24">private</text:span><text:span text:style-name="T25"> DataSource </text:span><text:span text:style-name="T27">dataSource</text:span><text:span text:style-name="T25">;</text:span></text:p>
              </text:list-item>
            </text:list>
            <text:list text:style-name="L14">
              <text:list-item>
                <text:p text:style-name="P28"><text:span text:style-name="T25"/></text:p>
              </text:list-item>
            </text:list>
            <text:list text:style-name="L14">
              <text:list-item>
                <text:p text:style-name="P28"><text:span text:style-name="T25"><text:s text:c="4"/></text:span><text:span text:style-name="T44">@Tracked</text:span></text:p>
              </text:list-item>
            </text:list>
            <text:list text:style-name="L12">
              <text:list-item>
                <text:p text:style-name="P28"><text:span text:style-name="T24"><text:s text:c="4"/></text:span><text:span text:style-name="T24">public void</text:span><text:span text:style-name="T25"> setCacheSize(int size) {</text:span></text:p>
              </text:list-item>
            </text:list>
            <text:list text:style-name="L14">
              <text:list-item>
                <text:p text:style-name="P28"><text:span text:style-name="T25"><text:s text:c="8"/></text:span><text:span text:style-name="T27">cacheSize</text:span><text:span text:style-name="T25"> = size;</text:span></text:p>
              </text:list-item>
            </text:list>
            <text:list text:style-name="L14">
              <text:list-item>
                <text:p text:style-name="P28"><text:span text:style-name="T25"><text:s text:c="4"/></text:span><text:span text:style-name="T25">}</text:span></text:p>
              </text:list-item>
            </text:list>
            <text:list text:style-name="L14">
              <text:list-item>
                <text:p text:style-name="P28"><text:span text:style-name="T25"/></text:p>
              </text:list-item>
            </text:list>
            <text:list text:style-name="L14">
              <text:list-item>
                <text:p text:style-name="P28"><text:span text:style-name="T25"><text:s text:c="3"/></text:span><text:span text:style-name="T24"><text:s/></text:span><text:span text:style-name="T24">public void</text:span><text:span text:style-name="T25"> setDataSource(DataSource ds) {</text:span></text:p>
              </text:list-item>
            </text:list>
            <text:list text:style-name="L14">
              <text:list-item>
                <text:p text:style-name="P28"><text:span text:style-name="T25"><text:s text:c="8"/></text:span><text:span text:style-name="T27">dataSource</text:span><text:span text:style-name="T25"> = ds;</text:span></text:p>
              </text:list-item>
            </text:list>
            <text:list text:style-name="L14">
              <text:list-item>
                <text:p text:style-name="P28"><text:span text:style-name="T25"><text:s text:c="4"/></text:span><text:span text:style-name="T25">}</text:span></text:p>
              </text:list-item>
            </text:list>
            <text:list text:style-name="L14">
              <text:list-item>
                <text:p text:style-name="P28"><text:span text:style-name="T25"><text:s text:c="4"/>…</text:span></text:p>
              </text:list-item>
            </text:list>
            <text:list text:style-name="L14">
              <text:list-item>
                <text:p text:style-name="P28"><text:span text:style-name="T25">}</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29"/>
          <draw:frame presentation:style-name="pr7" draw:text-style-name="P6" draw:layer="layout" svg:width="16.254cm" svg:height="12.001cm" svg:x="2.033cm" svg:y="12.668cm" presentation:class="notes" presentation:placeholder="true">
            <draw:text-box/>
          </draw:frame>
        </presentation:notes>
      </draw:page>
      <draw:page draw:name="Logging @Tracked Property Change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1">Logging @Tracked Property Changes</text:span></text:p>
          </draw:text-box>
        </draw:frame>
        <draw:frame presentation:style-name="pr21" draw:text-style-name="P9" draw:layer="layout" svg:width="22.437cm" svg:height="13.759cm" svg:x="1.904cm" svg:y="3.81cm" presentation:class="outline" presentation:user-transformed="true">
          <draw:text-box>
            <text:list text:style-name="L15">
              <text:list-item>
                <text:p text:style-name="P37"><text:span text:style-name="T44">@Aspect</text:span></text:p>
              </text:list-item>
            </text:list>
            <text:list text:style-name="L12">
              <text:list-item>
                <text:p text:style-name="P37"><text:span text:style-name="T24">public class</text:span><text:span text:style-name="T25"> PropertyChangeTracker {</text:span></text:p>
              </text:list-item>
            </text:list>
            <text:list text:style-name="L12">
              <text:list-item>
                <text:p text:style-name="P37"><text:span text:style-name="T24"><text:s text:c="4"/></text:span><text:span text:style-name="T24">private</text:span><text:span text:style-name="T25"> Logger logger = Logger.getLogger(getClass());</text:span></text:p>
              </text:list-item>
            </text:list>
            <text:list text:style-name="L14">
              <text:list-item>
                <text:p text:style-name="P37"><text:span text:style-name="T25"/></text:p>
              </text:list-item>
            </text:list>
            <text:list text:style-name="L14">
              <text:list-item>
                <text:p text:style-name="P37"><text:span text:style-name="T25"><text:s text:c="4"/></text:span><text:span text:style-name="T44">@Before</text:span><text:span text:style-name="T25">(</text:span><text:span text:style-name="T27">“trackedSetterMethod()”</text:span><text:span text:style-name="T25">)</text:span></text:p>
              </text:list-item>
            </text:list>
            <text:list text:style-name="L12">
              <text:list-item>
                <text:p text:style-name="P37"><text:span text:style-name="T24"><text:s text:c="4"/></text:span><text:span text:style-name="T24">public void</text:span><text:span text:style-name="T25"> track</text:span><text:span text:style-name="T36">Change(JoinPoint point)</text:span><text:span text:style-name="T25"> {</text:span></text:p>
              </text:list-item>
            </text:list>
            <text:list text:style-name="L14">
              <text:list-item>
                <text:p text:style-name="P37"><text:span text:style-name="T25"><text:s text:c="8"/></text:span><text:span text:style-name="T25">String name = point.getSignature().getName();</text:span></text:p>
              </text:list-item>
            </text:list>
            <text:list text:style-name="L14">
              <text:list-item>
                <text:p text:style-name="P37"><text:span text:style-name="T25"><text:s text:c="8"/></text:span><text:span text:style-name="T25">Object newValue = point.getArgs()[0];</text:span></text:p>
              </text:list-item>
            </text:list>
            <text:list text:style-name="L14">
              <text:list-item>
                <text:p text:style-name="P37"><text:span text:style-name="T25"><text:s text:c="8"/></text:span><text:span text:style-name="T25">logger.info(name +</text:span><text:span text:style-name="T27"> “ about to change to ” </text:span><text:span text:style-name="T25">+ newValue + </text:span></text:p>
              </text:list-item>
            </text:list>
            <text:list text:style-name="L14">
              <text:list-item>
                <text:p text:style-name="P37"><text:span text:style-name="T25"><text:s text:c="12"/></text:span><text:span text:style-name="T27">“ </text:span><text:span text:style-name="T27">on object ”</text:span><text:span text:style-name="T25"> + point.getTarget()); <text:s/></text:span></text:p>
              </text:list-item>
            </text:list>
            <text:list text:style-name="L14">
              <text:list-item>
                <text:p text:style-name="P37"><text:span text:style-name="T25"><text:s text:c="4"/></text:span><text:span text:style-name="T25">}</text:span></text:p>
              </text:list-item>
            </text:list>
            <text:list text:style-name="L14">
              <text:list-item>
                <text:p text:style-name="P37"><text:span text:style-name="T25"><text:s/></text:span></text:p>
              </text:list-item>
            </text:list>
            <text:list text:style-name="L15">
              <text:list-item>
                <text:p text:style-name="P37"><text:span text:style-name="T44"><text:s text:c="4"/></text:span><text:span text:style-name="T44">@Pointcut</text:span><text:span text:style-name="T25">(</text:span><text:span text:style-name="T27">“</text:span><text:span text:style-name="T38">execution(@example.Tracked void set*(*))</text:span><text:span text:style-name="T27">”</text:span><text:span text:style-name="T25">)</text:span></text:p>
              </text:list-item>
            </text:list>
            <text:list text:style-name="L12">
              <text:list-item>
                <text:p text:style-name="P37"><text:span text:style-name="T24"><text:s text:c="4"/></text:span><text:span text:style-name="T24">public void</text:span><text:span text:style-name="T25"> trackedSetterMethod() {}</text:span></text:p>
              </text:list-item>
            </text:list>
            <text:list text:style-name="L14">
              <text:list-item>
                <text:p text:style-name="P37"><text:span text:style-name="T25"/></text:p>
              </text:list-item>
            </text:list>
            <text:list text:style-name="L14">
              <text:list-item>
                <text:p text:style-name="P37"><text:span text:style-name="T25">}</text:span></text:p>
              </text:list-item>
            </text:list>
          </draw:text-box>
        </draw:frame>
        <draw:g draw:name="Group 8" draw:id="id81">
          <draw:custom-shape draw:name="Text Box 5" draw:style-name="gr6" draw:text-style-name="P5" draw:layer="layout" svg:width="12.995cm" svg:height="1.074cm" svg:x="8.24cm" svg:y="15.542cm">
            <text:p text:style-name="P15"><text:span text:style-name="T40">Matches @Tracked setter methods only</text:span></text:p>
            <draw:enhanced-geometry svg:viewBox="0 0 21600 21600" draw:type="mso-spt202" draw:enhanced-path="M 0 0 L 21600 0 21600 21600 0 21600 0 0 Z N"/>
          </draw:custom-shape>
          <draw:line draw:name="Line 6" draw:style-name="gr62" draw:text-style-name="P14" draw:layer="layout" svg:x1="13.521cm" svg:y1="15.542cm" svg:x2="13.521cm" svg:y2="14.272cm">
            <text:p text:style-name="P6"/>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9cm" svg:height="10.006cm" svg:x="3.497cm" svg:y="2.002cm" draw:page-number="30"/>
          <draw:frame presentation:style-name="pr19" draw:text-style-name="P2" draw:layer="layout" svg:width="16.254cm" svg:height="11.995cm" svg:x="2.033cm" svg:y="12.674cm" presentation:class="notes" presentation:user-transformed="true">
            <draw:text-box>
              <text:p text:style-name="P16"><text:span text:style-name="T33">(Ensure that you mention that the line-break in pointcut expressions (on this slide as well as many to follow) are only to keep slides look good. In reality, either you use one line or add “+” to concatenate multiple lines)</text:span></text:p>
              <text:p text:style-name="P16"><text:span text:style-name="T33"/></text:p>
              <text:p text:style-name="P16"><text:span text:style-name="T33">At this point, syntax is the least important. Focus on how the players come togetter.</text:span></text:p>
              <text:p text:style-name="P16"><text:span text:style-name="T33">This slide allows to go into detailed pointcut expression discussion without guilt </text:span><text:span text:style-name="T34"></text:span><text:span text:style-name="T33">.</text:span></text:p>
            </draw:text-box>
          </draw:frame>
        </presentation:notes>
      </draw:page>
      <draw:page draw:name="page31"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3">What Problem Does AOP Solve?</text:span></text:p>
              </text:list-item>
            </text:list>
            <text:list text:style-name="L4">
              <text:list-item>
                <text:p text:style-name="P8"><text:span text:style-name="T4">Core AOP Concepts</text:span></text:p>
              </text:list-item>
            </text:list>
            <text:list text:style-name="L4">
              <text:list-item>
                <text:p text:style-name="P8"><text:span text:style-name="T4">Quick Start</text:span></text:p>
              </text:list-item>
            </text:list>
            <text:list text:style-name="L4">
              <text:list-item>
                <text:p text:style-name="P8"><text:span text:style-name="T22">Defining Pointcuts</text:span></text:p>
              </text:list-item>
            </text:list>
            <text:list text:style-name="L4">
              <text:list-item>
                <text:p text:style-name="P8"><text:span text:style-name="T4">Implementing Advice</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31"/>
          <draw:frame presentation:style-name="pr7" draw:text-style-name="P6" draw:layer="layout" svg:width="16.254cm" svg:height="12.001cm" svg:x="2.033cm" svg:y="12.668cm" presentation:class="notes" presentation:placeholder="true">
            <draw:text-box/>
          </draw:frame>
        </presentation:notes>
      </draw:page>
      <draw:page draw:name="Defining Pointcut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Defining Pointcuts</text:spa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With Spring AOP you write pointcuts using AspectJ’s pointcut expression language</text:span></text:p>
              </text:list-item>
            </text:list>
            <text:list text:style-name="L4">
              <text:list-item>
                <text:list>
                  <text:list-item>
                    <text:p text:style-name="P12"><text:span text:style-name="T4">For selecting </text:span><text:span text:style-name="T45">where </text:span><text:span text:style-name="T4">to apply advice</text:span></text:p>
                  </text:list-item>
                </text:list>
              </text:list-item>
            </text:list>
            <text:list text:style-name="L4">
              <text:list-item>
                <text:p text:style-name="P8"><text:span text:style-name="T4">Complete expression language reference available at</text:span></text:p>
              </text:list-item>
            </text:list>
            <text:list text:style-name="L4">
              <text:list-item>
                <text:list>
                  <text:list-item>
                    <text:p text:style-name="P12"><text:span text:style-name="T4">http://www.eclipse.org/aspectj</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32"/>
          <draw:frame presentation:style-name="pr7" draw:text-style-name="P6" draw:layer="layout" svg:width="16.254cm" svg:height="12.001cm" svg:x="2.033cm" svg:y="12.668cm" presentation:class="notes" presentation:placeholder="true">
            <draw:text-box/>
          </draw:frame>
        </presentation:notes>
      </draw:page>
      <draw:page draw:name="Common Pointcut Designator"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Common Pointcut Designator</text:span></text:p>
          </draw:text-box>
        </draw:frame>
        <draw:frame presentation:style-name="pr5" draw:text-style-name="P9" draw:layer="layout" svg:width="21.855cm" svg:height="11.891cm" svg:x="1.745cm" svg:y="4.657cm" presentation:class="outline" presentation:user-transformed="true">
          <draw:text-box>
            <text:list text:style-name="L4">
              <text:list-item>
                <text:p text:style-name="P8"><text:span text:style-name="T4">execution(&lt;method pattern&gt;)</text:span></text:p>
              </text:list-item>
            </text:list>
            <text:list text:style-name="L4">
              <text:list-item>
                <text:list>
                  <text:list-item>
                    <text:p text:style-name="P12"><text:span text:style-name="T4">The method must match the pattern</text:span></text:p>
                  </text:list-item>
                </text:list>
              </text:list-item>
            </text:list>
            <text:list text:style-name="L4">
              <text:list-item>
                <text:p text:style-name="P8"><text:span text:style-name="T4">Can chain together to create composite pointcuts</text:span></text:p>
              </text:list-item>
            </text:list>
            <text:list text:style-name="L4">
              <text:list-item>
                <text:list>
                  <text:list-item>
                    <text:p text:style-name="P12"><text:span text:style-name="T4">&amp;&amp; (and), || (or), <text:s/>! (not)</text:span></text:p>
                  </text:list-item>
                </text:list>
              </text:list-item>
            </text:list>
            <text:list text:style-name="L4">
              <text:list-item>
                <text:p text:style-name="P27"><text:span text:style-name="T4"/></text:p>
              </text:list-item>
            </text:list>
            <text:list text:style-name="L4">
              <text:list-item>
                <text:p text:style-name="P8"><text:span text:style-name="T4">Method Pattern</text:span></text:p>
              </text:list-item>
            </text:list>
            <text:list text:style-name="L4">
              <text:list-item>
                <text:list>
                  <text:list-item>
                    <text:p text:style-name="P12"><text:span text:style-name="T4">[Modifiers] ReturnType [ClassType]</text:span><text:span text:style-name="T4"><text:line-break/></text:span><text:span text:style-name="T4"> <text:s text:c="3"/>MethodName ([Arguments]) [throws ExceptionType]</text:span></text:p>
                  </text:list-item>
                </text:list>
              </text:list-item>
            </text:list>
            <text:list text:style-name="L4">
              <text:list-item>
                <text:list>
                  <text:list-item>
                    <text:p text:style-name="P38"><text:span text:style-name="T4"/></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33"/>
          <draw:frame presentation:style-name="pr7" draw:text-style-name="P6" draw:layer="layout" svg:width="16.254cm" svg:height="12.001cm" svg:x="2.033cm" svg:y="12.668cm" presentation:class="notes" presentation:placeholder="true">
            <draw:text-box/>
          </draw:frame>
        </presentation:notes>
      </draw:page>
      <draw:page draw:name="Execution Expression Example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ext:span text:style-name="T3">Execution Expression Examples</text:span></text:p>
          </draw:text-box>
        </draw:frame>
        <draw:frame presentation:style-name="pr22" draw:text-style-name="P9" draw:layer="layout" svg:width="22.86cm" svg:height="11.431cm" svg:x="1.905cm" svg:y="5.503cm" presentation:class="outline" presentation:user-transformed="true">
          <draw:text-box>
            <text:list text:style-name="L19">
              <text:list-item>
                <text:p text:id="id82" text:style-name="P39"><text:span text:style-name="T46">execution(void send*(String))</text:span></text:p>
              </text:list-item>
            </text:list>
            <text:list text:style-name="L4">
              <text:list-item>
                <text:list>
                  <text:list-item>
                    <text:p text:id="id83" text:style-name="P40"><text:span text:style-name="T47">Any method starting with send that takes a single String parameter and has a void return type</text:span></text:p>
                  </text:list-item>
                </text:list>
              </text:list-item>
            </text:list>
            <text:list text:style-name="L4">
              <text:list-item>
                <text:p text:style-name="P37"><text:span text:style-name="T47"/></text:p>
              </text:list-item>
            </text:list>
            <text:list text:style-name="L19">
              <text:list-item>
                <text:p text:id="id84" text:style-name="P39"><text:span text:style-name="T46">execution(* send(int, ..))</text:span></text:p>
              </text:list-item>
            </text:list>
            <text:list text:style-name="L4">
              <text:list-item>
                <text:list>
                  <text:list-item>
                    <text:p text:id="id85" text:style-name="P40"><text:span text:style-name="T47">any method named send whose first parameter is an int (the “..” signifies 0 or more parameters may follow)</text:span></text:p>
                  </text:list-item>
                </text:list>
              </text:list-item>
            </text:list>
            <text:list text:style-name="L20">
              <text:list-item>
                <text:p text:style-name="P41"><text:span text:style-name="T48"/></text:p>
              </text:list-item>
            </text:list>
            <text:list text:style-name="L19">
              <text:list-item>
                <text:p text:id="id86" text:style-name="P42"><text:span text:style-name="T46">execution(void example.MessageService+.send(*))</text:span><text:span text:style-name="T49"> </text:span></text:p>
              </text:list-item>
            </text:list>
            <text:list text:style-name="L4">
              <text:list-item>
                <text:list>
                  <text:list-item>
                    <text:p text:id="id87" text:style-name="P40"><text:span text:style-name="T47">any MessageService method named send that takes a single parameter and returns void</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7"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9cm" svg:height="10.006cm" svg:x="3.497cm" svg:y="2.002cm" draw:page-number="34"/>
          <draw:frame presentation:style-name="pr7" draw:text-style-name="P6" draw:layer="layout" svg:width="16.254cm" svg:height="12.001cm" svg:x="2.033cm" svg:y="12.668cm" presentation:class="notes" presentation:placeholder="true">
            <draw:text-box/>
          </draw:frame>
        </presentation:notes>
      </draw:page>
      <draw:page draw:name="Execution Expression Examples using Annotation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9">Execution Expression Examples using Annotations</text:span></text:p>
          </draw:text-box>
        </draw:frame>
        <draw:frame presentation:style-name="pr5" draw:text-style-name="P9" draw:layer="layout" svg:width="21.855cm" svg:height="11.219cm" svg:x="1.745cm" svg:y="4.657cm" presentation:class="outline" presentation:user-transformed="true">
          <draw:text-box>
            <text:list text:style-name="L4">
              <text:list-item>
                <text:p text:id="id88" text:style-name="P43"><text:span text:style-name="T14">execution(</text:span><text:span text:style-name="T14"><text:line-break/></text:span><text:span text:style-name="T14"> <text:s/>@</text:span><text:span text:style-name="T50">org.springframework.transaction.annotation.</text:span><text:span text:style-name="T14">Transactional </text:span><text:span text:style-name="T14"><text:line-break/></text:span><text:span text:style-name="T14"> <text:s/>void *(..))</text:span></text:p>
              </text:list-item>
            </text:list>
            <text:list text:style-name="L21">
              <text:list-item>
                <text:list>
                  <text:list-item>
                    <text:p text:id="id89" text:style-name="P44"><text:span text:style-name="T3">Any method marked with the @Transactional annotation</text:span></text:p>
                  </text:list-item>
                </text:list>
              </text:list-item>
            </text:list>
            <text:list text:style-name="L22">
              <text:list-item>
                <text:p text:style-name="P45"><text:span text:style-name="T14"/></text:p>
              </text:list-item>
            </text:list>
            <text:list text:style-name="L22">
              <text:list-item>
                <text:p text:id="id90" text:style-name="P46"><text:span text:style-name="T14">execution((@privacy.Sensitive *) *(..))</text:span></text:p>
              </text:list-item>
            </text:list>
            <text:list text:style-name="L21">
              <text:list-item>
                <text:list>
                  <text:list-item>
                    <text:p text:id="id91" text:style-name="P44"><text:span text:style-name="T3">Any method that returns a value marked with the @Sensitive annotation</text:span></text:p>
                  </text:list-item>
                </text:list>
              </text:list-item>
            </text:list>
            <text:list text:style-name="L21">
              <text:list-item>
                <text:list>
                  <text:list-item>
                    <text:p text:style-name="P47"><text:span text:style-name="T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35"/>
          <draw:frame presentation:style-name="pr7" draw:text-style-name="P6" draw:layer="layout" svg:width="16.254cm" svg:height="12.001cm" svg:x="2.033cm" svg:y="12.668cm" presentation:class="notes">
            <draw:text-box>
              <text:p text:style-name="P6">Note that imported annotations can only be used in the native AspectJ language, not with Spring-AOP using @Aspect: we have to fully qualify the names!</text:p>
            </draw:text-box>
          </draw:frame>
        </presentation:notes>
      </draw:page>
      <draw:page draw:name="Context Selecting Pointcuts"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ext:span text:style-name="T4">Context Selecting Pointcuts</text:spa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4">Pointcuts may also select useful join point context </text:span></text:p>
              </text:list-item>
            </text:list>
            <text:list text:style-name="L4">
              <text:list-item>
                <text:list>
                  <text:list-item>
                    <text:p text:style-name="P12"><text:span text:style-name="T4">The currently executing object (proxy)</text:span></text:p>
                  </text:list-item>
                </text:list>
              </text:list-item>
            </text:list>
            <text:list text:style-name="L4">
              <text:list-item>
                <text:list>
                  <text:list-item>
                    <text:p text:style-name="P12"><text:span text:style-name="T4">The target object</text:span></text:p>
                  </text:list-item>
                </text:list>
              </text:list-item>
            </text:list>
            <text:list text:style-name="L4">
              <text:list-item>
                <text:list>
                  <text:list-item>
                    <text:p text:style-name="P12"><text:span text:style-name="T4">Method arguments</text:span></text:p>
                  </text:list-item>
                </text:list>
              </text:list-item>
            </text:list>
            <text:list text:style-name="L4">
              <text:list-item>
                <text:list>
                  <text:list-item>
                    <text:p text:style-name="P12"><text:span text:style-name="T4">Annotations associated with the method, target, or arguments</text:span></text:p>
                  </text:list-item>
                </text:list>
              </text:list-item>
            </text:list>
            <text:list text:style-name="L4">
              <text:list-item>
                <text:p text:style-name="P8"><text:span text:style-name="T4">Allows for simple POJO advice methods</text:span></text:p>
              </text:list-item>
            </text:list>
            <text:list text:style-name="L4">
              <text:list-item>
                <text:list>
                  <text:list-item>
                    <text:p text:style-name="P12"><text:span text:style-name="T4">Alternative to working with a JoinPoint object directly</text:span></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36"/>
          <draw:frame presentation:style-name="pr7" draw:text-style-name="P6" draw:layer="layout" svg:width="16.254cm" svg:height="12.001cm" svg:x="2.033cm" svg:y="12.668cm" presentation:class="notes" presentation:placeholder="true">
            <draw:text-box/>
          </draw:frame>
        </presentation:notes>
      </draw:page>
      <draw:page draw:name="Context Selecting Example" draw:style-name="dp1" draw:master-page-name="Default">
        <draw:frame presentation:style-name="pr4" draw:text-style-name="P2" draw:layer="layout" svg:width="17.476cm" svg:height="2.753cm" svg:x="0.957cm" svg:y="0.225cm" presentation:class="title" presentation:user-transformed="true">
          <draw:text-box>
            <text:p text:style-name="P7">Context Selecting Example</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Consider this basic requirement</text:p>
              </text:list-item>
            </text:list>
            <text:list text:style-name="L4">
              <text:list-item>
                <text:p text:style-name="P27"/>
              </text:list-item>
            </text:list>
          </draw:text-box>
        </draw:frame>
        <draw:custom-shape draw:name="Text Box 4" draw:style-name="gr39" draw:text-style-name="P5" draw:layer="layout" svg:width="19.196cm" svg:height="1.235cm" svg:x="2.552cm" svg:y="6.985cm">
          <text:p text:style-name="P15"><text:span text:style-name="T23">Log a message every time Server is about to start</text:span></text:p>
          <draw:enhanced-geometry svg:viewBox="0 0 21600 21600" draw:type="mso-spt202" draw:enhanced-path="M 0 0 L 21600 0 21600 21600 0 21600 0 0 Z N"/>
        </draw:custom-shape>
        <draw:custom-shape draw:name="Text Box 5" draw:style-name="gr63" draw:text-style-name="P5" draw:id="id92" draw:layer="layout" svg:width="11.851cm" svg:height="4.157cm" svg:x="2.554cm" svg:y="9.313cm">
          <text:p text:style-name="P15"><text:span text:style-name="T51">public interface</text:span><text:span text:style-name="T42"> Server {</text:span></text:p>
          <text:p text:style-name="P15"><text:span text:style-name="T42"><text:s text:c="4"/></text:span><text:span text:style-name="T51">public void</text:span><text:span text:style-name="T42"> start(Map input);</text:span></text:p>
          <text:p text:style-name="P15"><text:span text:style-name="T42"><text:s text:c="4"/></text:span><text:span text:style-name="T51">public void</text:span><text:span text:style-name="T42"> stop();</text:span></text:p>
          <text:p text:style-name="P15"><text:span text:style-name="T42">}</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2"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37"/>
          <draw:frame presentation:style-name="pr11" draw:text-style-name="P2" draw:layer="layout" svg:width="16.254cm" svg:height="12cm" svg:x="2.033cm" svg:y="12.668cm" presentation:class="notes" presentation:user-transformed="true">
            <draw:text-box>
              <text:p text:style-name="P16">How can we do this with AOP, using the concepts we just discussed?</text:p>
              <text:p text:style-name="P16"/>
            </draw:text-box>
          </draw:frame>
        </presentation:notes>
      </draw:page>
      <draw:page draw:name="Logging Server Startup Attempts Context Selection - Anonymous Pointcut" draw:style-name="dp1" draw:master-page-name="Default">
        <draw:frame presentation:style-name="pr4" draw:text-style-name="P2" draw:layer="layout" svg:width="17.476cm" svg:height="3.342cm" svg:x="0.957cm" svg:y="0.225cm" presentation:class="title" presentation:user-transformed="true">
          <draw:text-box>
            <text:p text:style-name="P7"><text:span text:style-name="T52">Logging Server Startup Attempts</text:span><text:span text:style-name="T52"><text:line-break/></text:span><text:span text:style-name="T52">Context Selection - Anonymous Pointcut</text:span></text:p>
          </draw:text-box>
        </draw:frame>
        <draw:custom-shape draw:name="Rectangle 4" draw:style-name="gr64" draw:text-style-name="P5" draw:layer="layout" svg:width="22.86cm" svg:height="9.397cm" svg:x="1.905cm" svg:y="5.927cm">
          <text:p text:style-name="P48"><text:span text:style-name="T53"/></text:p>
          <text:p text:style-name="P48"><text:span text:style-name="T53">@Before</text:span><text:span text:style-name="T54">(</text:span><text:span text:style-name="T46">“execution(void example.Server+.start(java.util.Map)) </text:span></text:p>
          <text:p text:style-name="P48"><text:span text:style-name="T46"><text:s text:c="3"/></text:span><text:span text:style-name="T46">&amp;&amp; target(server) &amp;&amp; args(input)”</text:span><text:span text:style-name="T54">)</text:span></text:p>
          <text:p text:style-name="P48"><text:span text:style-name="T55">public void</text:span><text:span text:style-name="T54"> logServerStartup(Server server, Map input) {</text:span></text:p>
          <text:p text:style-name="P48"><text:span text:style-name="T54"><text:s text:c="4"/>…</text:span></text:p>
          <text:p text:style-name="P48"><text:span text:style-name="T54">}</text:span></text:p>
          <draw:enhanced-geometry svg:viewBox="0 0 21600 21600" draw:type="rectangle" draw:enhanced-path="M 0 0 L 21600 0 21600 21600 0 21600 0 0 Z N"/>
        </draw:custom-shape>
        <draw:g draw:id="id93">
          <draw:custom-shape draw:name="Text Box 7" draw:style-name="gr65" draw:text-style-name="P5" draw:layer="layout" svg:width="12.158cm" svg:height="0.994cm" svg:x="3.717cm" svg:y="11.69cm">
            <text:p text:style-name="P15"><text:span text:style-name="T39">‘</text:span><text:span text:style-name="T39">target’ binds the server starting up </text:span></text:p>
            <draw:enhanced-geometry svg:viewBox="0 0 21600 21600" draw:type="mso-spt202" draw:enhanced-path="M 0 0 L 21600 0 21600 21600 0 21600 0 0 Z N"/>
          </draw:custom-shape>
          <draw:line draw:name="Line 9" draw:style-name="gr66" draw:text-style-name="P14" draw:layer="layout" svg:x1="5.715cm" svg:y1="11.69cm" svg:x2="5.715cm" svg:y2="8.89cm">
            <text:p text:style-name="P6"/>
          </draw:line>
        </draw:g>
        <draw:g draw:id="id94">
          <draw:custom-shape draw:name="Text Box 10" draw:style-name="gr65" draw:text-style-name="P5" draw:layer="layout" svg:width="9.525cm" svg:height="0.994cm" svg:x="9.948cm" svg:y="10.089cm">
            <text:p text:style-name="P15"><text:span text:style-name="T36">‘</text:span><text:span text:style-name="T36">args’ binds the argument value</text:span></text:p>
            <draw:enhanced-geometry svg:viewBox="0 0 21600 21600" draw:type="mso-spt202" draw:enhanced-path="M 0 0 L 21600 0 21600 21600 0 21600 0 0 Z N"/>
          </draw:custom-shape>
          <draw:line draw:name="Line 12" draw:style-name="gr67" draw:text-style-name="P14" draw:layer="layout" svg:x1="10.949cm" svg:y1="10.088cm" svg:x2="10.949cm" svg:y2="8.889cm">
            <text:p text:style-name="P6"/>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9cm" svg:height="10.006cm" svg:x="3.497cm" svg:y="2.002cm" draw:page-number="38"/>
          <draw:frame presentation:style-name="pr23" draw:text-style-name="P2" draw:layer="layout" svg:width="16.254cm" svg:height="11.995cm" svg:x="2.033cm" svg:y="12.674cm" presentation:class="notes" presentation:user-transformed="true">
            <draw:text-box>
              <text:p text:style-name="P49"><text:span text:style-name="T56">execution</text:span><text:span text:style-name="T57"> matches Server start methods accepting a single Map parameter</text:span></text:p>
              <text:p text:style-name="P49"><text:span text:style-name="T56">target </text:span><text:span text:style-name="T57">will bind the executing object to the </text:span><text:span text:style-name="T58">server</text:span><text:span text:style-name="T57"> argument</text:span></text:p>
              <text:p text:style-name="P49"><text:span text:style-name="T56">args</text:span><text:span text:style-name="T57"> will bind the single argument value to the </text:span><text:span text:style-name="T58">input</text:span><text:span text:style-name="T57"> argument</text:span></text:p>
              <text:p text:style-name="P49"><text:span text:style-name="T57"/></text:p>
              <text:p text:style-name="P49"><text:span text:style-name="T57">Note that if we would have bound “this”, you get into a tricky situation. This is the proxy, so if somebody would mistakenly call the start() method on the server again, you’re in an infinite loop. It’s best to define your pointcuts in such a way that you can’t make such mistakes. TARGET makes more sense here.</text:span></text:p>
              <text:p text:style-name="P50"><text:span text:style-name="T57"/></text:p>
            </draw:text-box>
          </draw:frame>
        </presentation:notes>
      </draw:page>
      <draw:page draw:name="Context Selection - Named Pointcut" draw:style-name="dp1" draw:master-page-name="Default">
        <draw:frame presentation:style-name="pr4" draw:text-style-name="P2" draw:layer="layout" svg:width="17.476cm" svg:height="2.999cm" svg:x="0.957cm" svg:y="0.225cm" presentation:class="title" presentation:user-transformed="true">
          <draw:text-box>
            <text:p text:style-name="P7"><text:span text:style-name="T3">Context Selection - Named Pointcut</text:span></text:p>
          </draw:text-box>
        </draw:frame>
        <draw:custom-shape draw:name="Rectangle 4" draw:style-name="gr64" draw:text-style-name="P5" draw:layer="layout" svg:width="22.86cm" svg:height="10.713cm" svg:x="1.905cm" svg:y="5.162cm">
          <text:p text:style-name="P48"><text:span text:style-name="T53">@Pointcut</text:span><text:span text:style-name="T54">(</text:span><text:span text:style-name="T46">“execution(void example.Server+.start(java.util.Map)) </text:span></text:p>
          <text:p text:style-name="P48"><text:span text:style-name="T46"><text:s text:c="3"/></text:span><text:span text:style-name="T46">&amp;&amp; target(server) &amp;&amp; args(input)”</text:span><text:span text:style-name="T54">)</text:span></text:p>
          <text:p text:style-name="P48"><text:span text:style-name="T55">public void</text:span><text:span text:style-name="T54"> serverStartMethod (Server server, Map input) {}</text:span></text:p>
          <text:p text:style-name="P48"><text:span text:style-name="T54"/></text:p>
          <text:p text:style-name="P48"><text:span text:style-name="T53"/></text:p>
          <text:p text:style-name="P48"><text:span text:style-name="T53"/></text:p>
          <text:p text:style-name="P48"><text:span text:style-name="T53">@Before</text:span><text:span text:style-name="T54">(</text:span><text:span text:style-name="T46">“serverStartMethod(server, input)”</text:span><text:span text:style-name="T54">)</text:span></text:p>
          <text:p text:style-name="P48"><text:span text:style-name="T55">public void</text:span><text:span text:style-name="T54"> logServerStartup(Server server, Map input) {</text:span></text:p>
          <text:p text:style-name="P48"><text:span text:style-name="T54"><text:s text:c="4"/>…</text:span></text:p>
          <text:p text:style-name="P48"><text:span text:style-name="T54">}</text:span></text:p>
          <draw:enhanced-geometry svg:viewBox="0 0 21600 21600" draw:type="rectangle" draw:enhanced-path="M 0 0 L 21600 0 21600 21600 0 21600 0 0 Z N"/>
        </draw:custom-shape>
        <draw:g draw:name="Group 14" draw:id="id95">
          <draw:custom-shape draw:name="Text Box 7" draw:style-name="gr68" draw:text-style-name="P51" draw:layer="layout" svg:width="11.892cm" svg:height="0.994cm" svg:x="0.449cm" svg:y="9.186cm">
            <text:p text:style-name="P15"><text:span text:style-name="T39">‘</text:span><text:span text:style-name="T39">target’ binds the server starting up </text:span></text:p>
            <draw:enhanced-geometry svg:viewBox="0 0 21600 21600" draw:type="mso-spt202" draw:enhanced-path="M 0 0 L 21600 0 21600 21600 0 21600 0 0 Z N"/>
          </draw:custom-shape>
          <draw:line draw:name="Line 8" draw:style-name="gr69" draw:text-style-name="P14" draw:layer="layout" svg:x1="5.003cm" svg:y1="10.272cm" svg:x2="14.111cm" svg:y2="12.659cm">
            <text:p text:style-name="P6"/>
          </draw:line>
          <draw:line draw:name="Line 9" draw:style-name="gr70" draw:text-style-name="P14" draw:layer="layout" svg:x1="5.003cm" svg:y1="9.186cm" svg:x2="5.003cm" svg:y2="7.016cm">
            <text:p text:style-name="P6"/>
          </draw:line>
        </draw:g>
        <draw:g draw:name="Group 15" draw:id="id96">
          <draw:custom-shape draw:name="Text Box 10" draw:style-name="gr65" draw:text-style-name="P5" draw:layer="layout" svg:width="9.525cm" svg:height="0.994cm" svg:x="13.097cm" svg:y="9.342cm">
            <text:p text:style-name="P15"><text:span text:style-name="T36">‘</text:span><text:span text:style-name="T36">args’ binds the argument value</text:span></text:p>
            <draw:enhanced-geometry svg:viewBox="0 0 21600 21600" draw:type="mso-spt202" draw:enhanced-path="M 0 0 L 21600 0 21600 21600 0 21600 0 0 Z N"/>
          </draw:custom-shape>
          <draw:line draw:name="Line 11" draw:style-name="gr71" draw:text-style-name="P14" draw:layer="layout" svg:x1="17.754cm" svg:y1="10.401cm" svg:x2="17.754cm" svg:y2="12.729cm">
            <text:p text:style-name="P6"/>
          </draw:line>
          <draw:line draw:name="Line 12" draw:style-name="gr72" draw:text-style-name="P14" draw:layer="layout" svg:x1="17.753cm" svg:y1="9.342cm" svg:x2="10.98cm" svg:y2="7.226cm">
            <text:p text:style-name="P6"/>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9cm" svg:height="10.006cm" svg:x="3.497cm" svg:y="2.002cm" draw:page-number="39"/>
          <draw:frame presentation:style-name="pr23" draw:text-style-name="P2" draw:layer="layout" svg:width="16.254cm" svg:height="11.995cm" svg:x="2.033cm" svg:y="12.674cm" presentation:class="notes" presentation:user-transformed="true">
            <draw:text-box>
              <text:p text:style-name="P49"><text:span text:style-name="T56">Now show named pointcut variant</text:span></text:p>
            </draw:text-box>
          </draw:frame>
        </presentation:notes>
      </draw:page>
      <draw:page draw:name="page40" draw:style-name="dp1" draw:master-page-name="Default">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text:span text:style-name="T3">What Problem Does AOP Solve?</text:span></text:p>
              </text:list-item>
            </text:list>
            <text:list text:style-name="L4">
              <text:list-item>
                <text:p text:style-name="P8"><text:span text:style-name="T4">Core AOP Concepts</text:span></text:p>
              </text:list-item>
            </text:list>
            <text:list text:style-name="L4">
              <text:list-item>
                <text:p text:style-name="P8"><text:span text:style-name="T4">Quick Start</text:span></text:p>
              </text:list-item>
            </text:list>
            <text:list text:style-name="L4">
              <text:list-item>
                <text:p text:style-name="P8"><text:span text:style-name="T4">Defining Pointcuts</text:span></text:p>
              </text:list-item>
            </text:list>
            <text:list text:style-name="L4">
              <text:list-item>
                <text:p text:style-name="P8"><text:span text:style-name="T22">Implementing Advice</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0"/>
          <draw:frame presentation:style-name="pr7" draw:text-style-name="P6" draw:layer="layout" svg:width="16.254cm" svg:height="12.001cm" svg:x="2.033cm" svg:y="12.668cm" presentation:class="notes" presentation:placeholder="true">
            <draw:text-box/>
          </draw:frame>
        </presentation:notes>
      </draw:page>
      <draw:page draw:name="Advice Types: Before" draw:style-name="dp1" draw:master-page-name="Default">
        <draw:frame presentation:style-name="pr4" draw:text-style-name="P2" draw:layer="layout" svg:width="17.476cm" svg:height="2.753cm" svg:x="0.957cm" svg:y="0.225cm" presentation:class="title" presentation:user-transformed="true">
          <draw:text-box>
            <text:p text:style-name="P7">Advice Types: Before</text:p>
          </draw:text-box>
        </draw:frame>
        <draw:line draw:name="Line 21" draw:style-name="gr73" draw:text-style-name="P14" draw:layer="layout" svg:x1="6.712cm" svg:y1="6.125cm" svg:x2="6.698cm" svg:y2="15.522cm">
          <text:p text:style-name="P6"/>
        </draw:line>
        <draw:custom-shape draw:name="Rectangle 97" draw:style-name="gr74" draw:text-style-name="P5" draw:layer="layout" svg:width="0.397cm" svg:height="7.201cm" svg:x="6.5cm" svg:y="7.122cm">
          <text:p text:style-name="P6"/>
          <draw:enhanced-geometry svg:viewBox="0 0 21600 21600" draw:type="rectangle" draw:enhanced-path="M 0 0 L 21600 0 21600 21600 0 21600 0 0 Z N"/>
        </draw:custom-shape>
        <draw:custom-shape draw:name="Rectangle 26" draw:style-name="gr75" draw:text-style-name="P5" draw:layer="layout" svg:width="4.604cm" svg:height="1.2cm" svg:x="10.098cm" svg:y="5.124cm">
          <text:p text:style-name="P33"><text:span text:style-name="T59">BeforeAdvice</text:span></text:p>
          <draw:enhanced-geometry svg:viewBox="0 0 21600 21600" draw:type="rectangle" draw:enhanced-path="M 0 0 L 21600 0 21600 21600 0 21600 0 0 Z N"/>
        </draw:custom-shape>
        <draw:custom-shape draw:name="Rectangle 19" draw:style-name="gr76" draw:text-style-name="P5" draw:layer="layout" svg:width="2.201cm" svg:height="1.195cm" svg:x="5.697cm" svg:y="5.124cm">
          <text:p text:style-name="P33"><text:span text:style-name="T60">Proxy</text:span></text:p>
          <draw:enhanced-geometry svg:viewBox="0 0 21600 21600" draw:type="rectangle" draw:enhanced-path="M 0 0 L 21600 0 21600 21600 0 21600 0 0 Z N"/>
        </draw:custom-shape>
        <draw:custom-shape draw:name="Rectangle 34" draw:style-name="gr77" draw:text-style-name="P5" draw:layer="layout" svg:width="3.003cm" svg:height="1.2cm" svg:x="16.898cm" svg:y="5.124cm">
          <text:p text:style-name="P33"><text:span text:style-name="T39">Target</text:span></text:p>
          <draw:enhanced-geometry svg:viewBox="0 0 21600 21600" draw:type="rectangle" draw:enhanced-path="M 0 0 L 21600 0 21600 21600 0 21600 0 0 Z N"/>
        </draw:custom-shape>
        <draw:line draw:style-name="gr78" draw:text-style-name="P14" draw:layer="layout" svg:x1="6.901cm" svg:y1="8.427cm" svg:x2="12.096cm" svg:y2="8.427cm">
          <text:p text:style-name="P6"/>
        </draw:line>
        <draw:line draw:style-name="gr79" draw:text-style-name="P14" draw:layer="layout" svg:x1="6.897cm" svg:y1="10.923cm" svg:x2="18.296cm" svg:y2="10.923cm">
          <text:p text:style-name="P6"/>
        </draw:line>
        <draw:line draw:style-name="gr80" draw:text-style-name="P14" draw:layer="layout" svg:x1="3.695cm" svg:y1="7.122cm" svg:x2="6.5cm" svg:y2="7.122cm">
          <text:p text:style-name="P6"/>
        </draw:line>
        <draw:line draw:style-name="gr81" draw:text-style-name="P14" draw:layer="layout" svg:x1="18.295cm" svg:y1="12.524cm" svg:x2="6.896cm" svg:y2="12.524cm">
          <text:p text:style-name="P6"/>
        </draw:line>
        <draw:line draw:style-name="gr82" draw:text-style-name="P14" draw:layer="layout" svg:x1="6.495cm" svg:y1="14.323cm" svg:x2="3.694cm" svg:y2="14.323cm">
          <text:p text:style-name="P6"/>
        </draw:line>
        <draw:line draw:name="Line 21" draw:style-name="gr73" draw:text-style-name="P14" draw:layer="layout" svg:x1="12.299cm" svg:y1="6.324cm" svg:x2="12.285cm" svg:y2="15.721cm">
          <text:p text:style-name="P6"/>
        </draw:line>
        <draw:custom-shape draw:name="Rectangle 96" draw:style-name="gr74" draw:text-style-name="P5" draw:layer="layout" svg:width="0.401cm" svg:height="1.305cm" svg:x="12.096cm" svg:y="8.321cm">
          <text:p text:style-name="P6"/>
          <draw:enhanced-geometry svg:viewBox="0 0 21600 21600" draw:type="rectangle" draw:enhanced-path="M 0 0 L 21600 0 21600 21600 0 21600 0 0 Z N"/>
        </draw:custom-shape>
        <draw:line draw:name="Line 21" draw:style-name="gr73" draw:text-style-name="P14" draw:layer="layout" svg:x1="18.498cm" svg:y1="6.328cm" svg:x2="18.485cm" svg:y2="15.725cm">
          <text:p text:style-name="P6"/>
        </draw:line>
        <draw:custom-shape draw:name="Rectangle 97" draw:style-name="gr74" draw:text-style-name="P5" draw:layer="layout" svg:width="0.401cm" svg:height="1.601cm" svg:x="18.296cm" svg:y="10.923cm">
          <text:p text:style-name="P6"/>
          <draw:enhanced-geometry svg:viewBox="0 0 21600 21600" draw:type="rectangle" draw:enhanced-path="M 0 0 L 21600 0 21600 21600 0 21600 0 0 Z N"/>
        </draw:custom-shape>
        <draw:line draw:style-name="gr83" draw:text-style-name="P14" draw:layer="layout" svg:x1="12.095cm" svg:y1="9.626cm" svg:x2="6.896cm" svg:y2="9.626cm">
          <text:p text:style-name="P6"/>
        </draw:lin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1"/>
          <draw:frame presentation:style-name="pr6" draw:text-style-name="P2" draw:layer="layout" svg:width="16.254cm" svg:height="12cm" svg:x="2.033cm" svg:y="12.668cm" presentation:class="notes" presentation:user-transformed="true">
            <draw:text-box>
              <text:p text:style-name="P16"><text:span text:style-name="T4">It is worth reiterating that with AspectJ there is no separate proxy and target object, but the general idea for each advice type is the same. Also with AspectJ advice can be applied to more join point types (not just method execution as with proxies).</text:span></text:p>
            </draw:text-box>
          </draw:frame>
        </presentation:notes>
      </draw:page>
      <draw:page draw:name="Advice Types: After Returning" draw:style-name="dp1" draw:master-page-name="Default">
        <draw:frame presentation:style-name="pr4" draw:text-style-name="P2" draw:layer="layout" svg:width="17.476cm" svg:height="2.753cm" svg:x="0.957cm" svg:y="0.225cm" presentation:class="title" presentation:user-transformed="true">
          <draw:text-box>
            <text:p text:style-name="P7">Advice Types: After Returning</text:p>
          </draw:text-box>
        </draw:frame>
        <draw:line draw:name="Line 21" draw:style-name="gr73" draw:text-style-name="P14" draw:layer="layout" svg:x1="6.712cm" svg:y1="6.125cm" svg:x2="6.698cm" svg:y2="15.522cm">
          <text:p text:style-name="P6"/>
        </draw:line>
        <draw:custom-shape draw:name="Rectangle 97" draw:style-name="gr74" draw:text-style-name="P5" draw:layer="layout" svg:width="0.397cm" svg:height="7.201cm" svg:x="6.5cm" svg:y="7.122cm">
          <text:p text:style-name="P6"/>
          <draw:enhanced-geometry svg:viewBox="0 0 21600 21600" draw:type="rectangle" draw:enhanced-path="M 0 0 L 21600 0 21600 21600 0 21600 0 0 Z N"/>
        </draw:custom-shape>
        <draw:custom-shape draw:name="Rectangle 26" draw:style-name="gr75" draw:text-style-name="P5" draw:layer="layout" svg:width="6.601cm" svg:height="1.2cm" svg:x="8.899cm" svg:y="5.124cm">
          <text:p text:style-name="P33"><text:span text:style-name="T59">AfterReturningAdvice</text:span></text:p>
          <draw:enhanced-geometry svg:viewBox="0 0 21600 21600" draw:type="rectangle" draw:enhanced-path="M 0 0 L 21600 0 21600 21600 0 21600 0 0 Z N"/>
        </draw:custom-shape>
        <draw:custom-shape draw:name="Rectangle 19" draw:style-name="gr76" draw:text-style-name="P5" draw:layer="layout" svg:width="2.201cm" svg:height="1.195cm" svg:x="5.697cm" svg:y="5.124cm">
          <text:p text:style-name="P33"><text:span text:style-name="T60">Proxy</text:span></text:p>
          <draw:enhanced-geometry svg:viewBox="0 0 21600 21600" draw:type="rectangle" draw:enhanced-path="M 0 0 L 21600 0 21600 21600 0 21600 0 0 Z N"/>
        </draw:custom-shape>
        <draw:custom-shape draw:name="Rectangle 34" draw:style-name="gr77" draw:text-style-name="P5" draw:layer="layout" svg:width="3.003cm" svg:height="1.2cm" svg:x="16.898cm" svg:y="5.124cm">
          <text:p text:style-name="P33"><text:span text:style-name="T39">Target</text:span></text:p>
          <draw:enhanced-geometry svg:viewBox="0 0 21600 21600" draw:type="rectangle" draw:enhanced-path="M 0 0 L 21600 0 21600 21600 0 21600 0 0 Z N"/>
        </draw:custom-shape>
        <draw:line draw:style-name="gr84" draw:text-style-name="P14" draw:layer="layout" svg:x1="6.901cm" svg:y1="11.527cm" svg:x2="12.096cm" svg:y2="11.527cm">
          <text:p text:style-name="P6"/>
        </draw:line>
        <draw:line draw:style-name="gr85" draw:text-style-name="P14" draw:layer="layout" svg:x1="6.897cm" svg:y1="8.326cm" svg:x2="18.296cm" svg:y2="8.326cm">
          <text:p text:style-name="P6"/>
        </draw:line>
        <draw:line draw:style-name="gr86" draw:text-style-name="P14" draw:layer="layout" svg:x1="3.695cm" svg:y1="7.122cm" svg:x2="6.5cm" svg:y2="7.122cm">
          <text:p text:style-name="P6"/>
        </draw:line>
        <draw:line draw:style-name="gr87" draw:text-style-name="P14" draw:layer="layout" svg:x1="18.295cm" svg:y1="9.926cm" svg:x2="6.896cm" svg:y2="9.926cm">
          <text:p text:style-name="P6"/>
        </draw:line>
        <draw:line draw:style-name="gr88" draw:text-style-name="P14" draw:layer="layout" svg:x1="6.495cm" svg:y1="14.323cm" svg:x2="3.694cm" svg:y2="14.323cm">
          <text:p text:style-name="P6"/>
        </draw:line>
        <draw:line draw:name="Line 21" draw:style-name="gr73" draw:text-style-name="P14" draw:layer="layout" svg:x1="12.299cm" svg:y1="6.324cm" svg:x2="12.285cm" svg:y2="15.721cm">
          <text:p text:style-name="P6"/>
        </draw:line>
        <draw:custom-shape draw:name="Rectangle 96" draw:style-name="gr74" draw:text-style-name="P5" draw:layer="layout" svg:width="0.401cm" svg:height="1.305cm" svg:x="12.096cm" svg:y="11.421cm">
          <text:p text:style-name="P6"/>
          <draw:enhanced-geometry svg:viewBox="0 0 21600 21600" draw:type="rectangle" draw:enhanced-path="M 0 0 L 21600 0 21600 21600 0 21600 0 0 Z N"/>
        </draw:custom-shape>
        <draw:line draw:name="Line 21" draw:style-name="gr73" draw:text-style-name="P14" draw:layer="layout" svg:x1="18.498cm" svg:y1="6.328cm" svg:x2="18.485cm" svg:y2="15.725cm">
          <text:p text:style-name="P6"/>
        </draw:line>
        <draw:custom-shape draw:name="Rectangle 97" draw:style-name="gr74" draw:text-style-name="P5" draw:layer="layout" svg:width="0.401cm" svg:height="1.6cm" svg:x="18.296cm" svg:y="8.326cm">
          <text:p text:style-name="P6"/>
          <draw:enhanced-geometry svg:viewBox="0 0 21600 21600" draw:type="rectangle" draw:enhanced-path="M 0 0 L 21600 0 21600 21600 0 21600 0 0 Z N"/>
        </draw:custom-shape>
        <draw:line draw:style-name="gr89" draw:text-style-name="P14" draw:layer="layout" svg:x1="12.095cm" svg:y1="12.726cm" svg:x2="6.896cm" svg:y2="12.726cm">
          <text:p text:style-name="P6"/>
        </draw:line>
        <draw:custom-shape draw:style-name="gr90" draw:text-style-name="P5" draw:layer="layout" svg:width="5.4cm" svg:height="0.994cm" svg:x="12.491cm" svg:y="8.925cm">
          <text:p text:style-name="P15"><text:span text:style-name="T39">Successful return</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2"/>
          <draw:frame presentation:style-name="pr7" draw:text-style-name="P6" draw:layer="layout" svg:width="16.254cm" svg:height="12.001cm" svg:x="2.033cm" svg:y="12.668cm" presentation:class="notes" presentation:placeholder="true">
            <draw:text-box/>
          </draw:frame>
        </presentation:notes>
      </draw:page>
      <draw:page draw:name="Advice Types: After Throwing" draw:style-name="dp1" draw:master-page-name="Default">
        <draw:frame presentation:style-name="pr4" draw:text-style-name="P2" draw:layer="layout" svg:width="17.476cm" svg:height="2.753cm" svg:x="0.957cm" svg:y="0.225cm" presentation:class="title" presentation:user-transformed="true">
          <draw:text-box>
            <text:p text:style-name="P7">Advice Types: After Throwing</text:p>
          </draw:text-box>
        </draw:frame>
        <draw:line draw:name="Line 21" draw:style-name="gr73" draw:text-style-name="P14" draw:layer="layout" svg:x1="6.712cm" svg:y1="6.125cm" svg:x2="6.698cm" svg:y2="15.522cm">
          <text:p text:style-name="P6"/>
        </draw:line>
        <draw:custom-shape draw:name="Rectangle 97" draw:style-name="gr74" draw:text-style-name="P5" draw:layer="layout" svg:width="0.397cm" svg:height="7.201cm" svg:x="6.5cm" svg:y="7.122cm">
          <text:p text:style-name="P6"/>
          <draw:enhanced-geometry svg:viewBox="0 0 21600 21600" draw:type="rectangle" draw:enhanced-path="M 0 0 L 21600 0 21600 21600 0 21600 0 0 Z N"/>
        </draw:custom-shape>
        <draw:custom-shape draw:name="Rectangle 26" draw:style-name="gr75" draw:text-style-name="P5" draw:layer="layout" svg:width="6.601cm" svg:height="1.2cm" svg:x="8.899cm" svg:y="5.124cm">
          <text:p text:style-name="P33"><text:span text:style-name="T59">AfterThrowingAdvice</text:span></text:p>
          <draw:enhanced-geometry svg:viewBox="0 0 21600 21600" draw:type="rectangle" draw:enhanced-path="M 0 0 L 21600 0 21600 21600 0 21600 0 0 Z N"/>
        </draw:custom-shape>
        <draw:custom-shape draw:name="Rectangle 19" draw:style-name="gr76" draw:text-style-name="P5" draw:layer="layout" svg:width="2.201cm" svg:height="1.195cm" svg:x="5.697cm" svg:y="5.124cm">
          <text:p text:style-name="P33"><text:span text:style-name="T60">Proxy</text:span></text:p>
          <draw:enhanced-geometry svg:viewBox="0 0 21600 21600" draw:type="rectangle" draw:enhanced-path="M 0 0 L 21600 0 21600 21600 0 21600 0 0 Z N"/>
        </draw:custom-shape>
        <draw:custom-shape draw:name="Rectangle 34" draw:style-name="gr77" draw:text-style-name="P5" draw:layer="layout" svg:width="3.003cm" svg:height="1.2cm" svg:x="16.898cm" svg:y="5.124cm">
          <text:p text:style-name="P33"><text:span text:style-name="T39">Target</text:span></text:p>
          <draw:enhanced-geometry svg:viewBox="0 0 21600 21600" draw:type="rectangle" draw:enhanced-path="M 0 0 L 21600 0 21600 21600 0 21600 0 0 Z N"/>
        </draw:custom-shape>
        <draw:line draw:style-name="gr91" draw:text-style-name="P14" draw:layer="layout" svg:x1="6.901cm" svg:y1="11.527cm" svg:x2="12.096cm" svg:y2="11.527cm">
          <text:p text:style-name="P6"/>
        </draw:line>
        <draw:line draw:style-name="gr92" draw:text-style-name="P14" draw:layer="layout" svg:x1="6.897cm" svg:y1="8.326cm" svg:x2="18.296cm" svg:y2="8.326cm">
          <text:p text:style-name="P6"/>
        </draw:line>
        <draw:line draw:style-name="gr93" draw:text-style-name="P14" draw:layer="layout" svg:x1="3.695cm" svg:y1="7.122cm" svg:x2="6.5cm" svg:y2="7.122cm">
          <text:p text:style-name="P6"/>
        </draw:line>
        <draw:line draw:style-name="gr94" draw:text-style-name="P14" draw:layer="layout" svg:x1="18.295cm" svg:y1="9.926cm" svg:x2="6.896cm" svg:y2="9.926cm">
          <text:p text:style-name="P6"/>
        </draw:line>
        <draw:line draw:style-name="gr95" draw:text-style-name="P14" draw:layer="layout" svg:x1="6.495cm" svg:y1="14.323cm" svg:x2="3.694cm" svg:y2="14.323cm">
          <text:p text:style-name="P6"/>
        </draw:line>
        <draw:line draw:name="Line 21" draw:style-name="gr73" draw:text-style-name="P14" draw:layer="layout" svg:x1="12.299cm" svg:y1="6.324cm" svg:x2="12.285cm" svg:y2="15.721cm">
          <text:p text:style-name="P6"/>
        </draw:line>
        <draw:custom-shape draw:name="Rectangle 96" draw:style-name="gr74" draw:text-style-name="P5" draw:layer="layout" svg:width="0.401cm" svg:height="1.305cm" svg:x="12.096cm" svg:y="11.421cm">
          <text:p text:style-name="P6"/>
          <draw:enhanced-geometry svg:viewBox="0 0 21600 21600" draw:type="rectangle" draw:enhanced-path="M 0 0 L 21600 0 21600 21600 0 21600 0 0 Z N"/>
        </draw:custom-shape>
        <draw:line draw:name="Line 21" draw:style-name="gr73" draw:text-style-name="P14" draw:layer="layout" svg:x1="18.498cm" svg:y1="6.328cm" svg:x2="18.485cm" svg:y2="15.725cm">
          <text:p text:style-name="P6"/>
        </draw:line>
        <draw:custom-shape draw:name="Rectangle 97" draw:style-name="gr74" draw:text-style-name="P5" draw:layer="layout" svg:width="0.401cm" svg:height="1.6cm" svg:x="18.296cm" svg:y="8.326cm">
          <text:p text:style-name="P6"/>
          <draw:enhanced-geometry svg:viewBox="0 0 21600 21600" draw:type="rectangle" draw:enhanced-path="M 0 0 L 21600 0 21600 21600 0 21600 0 0 Z N"/>
        </draw:custom-shape>
        <draw:line draw:style-name="gr96" draw:text-style-name="P14" draw:layer="layout" svg:x1="12.095cm" svg:y1="12.726cm" svg:x2="6.896cm" svg:y2="12.726cm">
          <text:p text:style-name="P6"/>
        </draw:line>
        <draw:custom-shape draw:style-name="gr90" draw:text-style-name="P5" draw:layer="layout" svg:width="3.537cm" svg:height="0.994cm" svg:x="14.706cm" svg:y="8.925cm">
          <text:p text:style-name="P15"><text:span text:style-name="T61">Exception</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3"/>
          <draw:frame presentation:style-name="pr7" draw:text-style-name="P6" draw:layer="layout" svg:width="16.254cm" svg:height="12.001cm" svg:x="2.033cm" svg:y="12.668cm" presentation:class="notes" presentation:placeholder="true">
            <draw:text-box/>
          </draw:frame>
        </presentation:notes>
      </draw:page>
      <draw:page draw:name="Advice Types: After" draw:style-name="dp1" draw:master-page-name="Default">
        <draw:frame presentation:style-name="pr4" draw:text-style-name="P2" draw:layer="layout" svg:width="17.476cm" svg:height="2.753cm" svg:x="0.957cm" svg:y="0.225cm" presentation:class="title" presentation:user-transformed="true">
          <draw:text-box>
            <text:p text:style-name="P7">Advice Types: After</text:p>
          </draw:text-box>
        </draw:frame>
        <draw:line draw:name="Line 21" draw:style-name="gr73" draw:text-style-name="P14" draw:layer="layout" svg:x1="6.712cm" svg:y1="6.125cm" svg:x2="6.698cm" svg:y2="15.522cm">
          <text:p text:style-name="P6"/>
        </draw:line>
        <draw:custom-shape draw:name="Rectangle 97" draw:style-name="gr74" draw:text-style-name="P5" draw:layer="layout" svg:width="0.397cm" svg:height="7.201cm" svg:x="6.5cm" svg:y="7.122cm">
          <text:p text:style-name="P6"/>
          <draw:enhanced-geometry svg:viewBox="0 0 21600 21600" draw:type="rectangle" draw:enhanced-path="M 0 0 L 21600 0 21600 21600 0 21600 0 0 Z N"/>
        </draw:custom-shape>
        <draw:custom-shape draw:name="Rectangle 26" draw:style-name="gr75" draw:text-style-name="P5" draw:layer="layout" svg:width="4.401cm" svg:height="1.2cm" svg:x="10.098cm" svg:y="5.124cm">
          <text:p text:style-name="P33"><text:span text:style-name="T59">AfterAdvice</text:span></text:p>
          <draw:enhanced-geometry svg:viewBox="0 0 21600 21600" draw:type="rectangle" draw:enhanced-path="M 0 0 L 21600 0 21600 21600 0 21600 0 0 Z N"/>
        </draw:custom-shape>
        <draw:custom-shape draw:name="Rectangle 19" draw:style-name="gr76" draw:text-style-name="P5" draw:layer="layout" svg:width="2.201cm" svg:height="1.195cm" svg:x="5.697cm" svg:y="5.124cm">
          <text:p text:style-name="P33"><text:span text:style-name="T60">Proxy</text:span></text:p>
          <draw:enhanced-geometry svg:viewBox="0 0 21600 21600" draw:type="rectangle" draw:enhanced-path="M 0 0 L 21600 0 21600 21600 0 21600 0 0 Z N"/>
        </draw:custom-shape>
        <draw:custom-shape draw:name="Rectangle 34" draw:style-name="gr77" draw:text-style-name="P5" draw:layer="layout" svg:width="3.003cm" svg:height="1.2cm" svg:x="16.898cm" svg:y="5.124cm">
          <text:p text:style-name="P33"><text:span text:style-name="T39">Target</text:span></text:p>
          <draw:enhanced-geometry svg:viewBox="0 0 21600 21600" draw:type="rectangle" draw:enhanced-path="M 0 0 L 21600 0 21600 21600 0 21600 0 0 Z N"/>
        </draw:custom-shape>
        <draw:line draw:style-name="gr97" draw:text-style-name="P14" draw:layer="layout" svg:x1="6.901cm" svg:y1="11.527cm" svg:x2="12.1cm" svg:y2="11.527cm">
          <text:p text:style-name="P6"/>
        </draw:line>
        <draw:line draw:style-name="gr98" draw:text-style-name="P14" draw:layer="layout" svg:x1="6.897cm" svg:y1="8.326cm" svg:x2="18.296cm" svg:y2="8.326cm">
          <text:p text:style-name="P6"/>
        </draw:line>
        <draw:line draw:style-name="gr99" draw:text-style-name="P14" draw:layer="layout" svg:x1="3.695cm" svg:y1="7.122cm" svg:x2="6.5cm" svg:y2="7.122cm">
          <text:p text:style-name="P6"/>
        </draw:line>
        <draw:line draw:style-name="gr100" draw:text-style-name="P14" draw:layer="layout" svg:x1="18.295cm" svg:y1="9.926cm" svg:x2="6.896cm" svg:y2="9.926cm">
          <text:p text:style-name="P6"/>
        </draw:line>
        <draw:line draw:style-name="gr101" draw:text-style-name="P14" draw:layer="layout" svg:x1="6.495cm" svg:y1="14.323cm" svg:x2="3.694cm" svg:y2="14.323cm">
          <text:p text:style-name="P6"/>
        </draw:line>
        <draw:line draw:name="Line 21" draw:style-name="gr73" draw:text-style-name="P14" draw:layer="layout" svg:x1="12.299cm" svg:y1="6.324cm" svg:x2="12.285cm" svg:y2="15.721cm">
          <text:p text:style-name="P6"/>
        </draw:line>
        <draw:custom-shape draw:name="Rectangle 96" draw:style-name="gr74" draw:text-style-name="P5" draw:layer="layout" svg:width="0.401cm" svg:height="1.305cm" svg:x="12.096cm" svg:y="11.421cm">
          <text:p text:style-name="P6"/>
          <draw:enhanced-geometry svg:viewBox="0 0 21600 21600" draw:type="rectangle" draw:enhanced-path="M 0 0 L 21600 0 21600 21600 0 21600 0 0 Z N"/>
        </draw:custom-shape>
        <draw:line draw:name="Line 21" draw:style-name="gr73" draw:text-style-name="P14" draw:layer="layout" svg:x1="18.498cm" svg:y1="6.328cm" svg:x2="18.485cm" svg:y2="15.725cm">
          <text:p text:style-name="P6"/>
        </draw:line>
        <draw:custom-shape draw:name="Rectangle 97" draw:style-name="gr74" draw:text-style-name="P5" draw:layer="layout" svg:width="0.401cm" svg:height="1.6cm" svg:x="18.296cm" svg:y="8.326cm">
          <text:p text:style-name="P6"/>
          <draw:enhanced-geometry svg:viewBox="0 0 21600 21600" draw:type="rectangle" draw:enhanced-path="M 0 0 L 21600 0 21600 21600 0 21600 0 0 Z N"/>
        </draw:custom-shape>
        <draw:line draw:style-name="gr102" draw:text-style-name="P14" draw:layer="layout" svg:x1="12.299cm" svg:y1="12.726cm" svg:x2="6.897cm" svg:y2="12.726cm">
          <text:p text:style-name="P6"/>
        </draw:line>
        <draw:custom-shape draw:style-name="gr90" draw:text-style-name="P5" draw:layer="layout" svg:width="9.1cm" svg:height="0.994cm" svg:x="8.308cm" svg:y="8.925cm">
          <text:p text:style-name="P15"><text:span text:style-name="T39">Successful return </text:span><text:span text:style-name="T62">or</text:span><text:span text:style-name="T39"> Exception</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4"/>
          <draw:frame presentation:style-name="pr7" draw:text-style-name="P6" draw:layer="layout" svg:width="16.254cm" svg:height="12.001cm" svg:x="2.033cm" svg:y="12.668cm" presentation:class="notes" presentation:placeholder="true">
            <draw:text-box/>
          </draw:frame>
        </presentation:notes>
      </draw:page>
      <draw:page draw:name="Advice Types: Around" draw:style-name="dp1" draw:master-page-name="Default">
        <draw:frame presentation:style-name="pr4" draw:text-style-name="P2" draw:layer="layout" svg:width="17.476cm" svg:height="2.753cm" svg:x="0.957cm" svg:y="0.225cm" presentation:class="title" presentation:user-transformed="true">
          <draw:text-box>
            <text:p text:style-name="P7">Advice Types: Around</text:p>
          </draw:text-box>
        </draw:frame>
        <draw:line draw:name="Line 21" draw:style-name="gr73" draw:text-style-name="P14" draw:layer="layout" svg:x1="6.712cm" svg:y1="6.125cm" svg:x2="6.698cm" svg:y2="15.522cm">
          <text:p text:style-name="P6"/>
        </draw:line>
        <draw:custom-shape draw:name="Rectangle 97" draw:style-name="gr74" draw:text-style-name="P5" draw:layer="layout" svg:width="0.397cm" svg:height="7.201cm" svg:x="6.5cm" svg:y="7.122cm">
          <text:p text:style-name="P6"/>
          <draw:enhanced-geometry svg:viewBox="0 0 21600 21600" draw:type="rectangle" draw:enhanced-path="M 0 0 L 21600 0 21600 21600 0 21600 0 0 Z N"/>
        </draw:custom-shape>
        <draw:custom-shape draw:name="Rectangle 26" draw:style-name="gr75" draw:text-style-name="P5" draw:layer="layout" svg:width="4.604cm" svg:height="1.2cm" svg:x="10.098cm" svg:y="5.124cm">
          <text:p text:style-name="P33"><text:span text:style-name="T59">AroundAdvice</text:span></text:p>
          <draw:enhanced-geometry svg:viewBox="0 0 21600 21600" draw:type="rectangle" draw:enhanced-path="M 0 0 L 21600 0 21600 21600 0 21600 0 0 Z N"/>
        </draw:custom-shape>
        <draw:custom-shape draw:name="Rectangle 19" draw:style-name="gr76" draw:text-style-name="P5" draw:layer="layout" svg:width="2.201cm" svg:height="1.195cm" svg:x="5.697cm" svg:y="5.124cm">
          <text:p text:style-name="P33"><text:span text:style-name="T60">Proxy</text:span></text:p>
          <draw:enhanced-geometry svg:viewBox="0 0 21600 21600" draw:type="rectangle" draw:enhanced-path="M 0 0 L 21600 0 21600 21600 0 21600 0 0 Z N"/>
        </draw:custom-shape>
        <draw:custom-shape draw:name="Rectangle 34" draw:style-name="gr77" draw:text-style-name="P5" draw:layer="layout" svg:width="3.003cm" svg:height="1.2cm" svg:x="16.898cm" svg:y="5.124cm">
          <text:p text:style-name="P33"><text:span text:style-name="T39">Target</text:span></text:p>
          <draw:enhanced-geometry svg:viewBox="0 0 21600 21600" draw:type="rectangle" draw:enhanced-path="M 0 0 L 21600 0 21600 21600 0 21600 0 0 Z N"/>
        </draw:custom-shape>
        <draw:line draw:style-name="gr103" draw:text-style-name="P14" draw:layer="layout" svg:x1="6.901cm" svg:y1="8.229cm" svg:x2="12.096cm" svg:y2="8.229cm">
          <text:p text:style-name="P6"/>
        </draw:line>
        <draw:line draw:style-name="gr104" draw:text-style-name="P14" draw:layer="layout" svg:x1="12.502cm" svg:y1="9.732cm" svg:x2="18.296cm" svg:y2="9.728cm">
          <text:p text:style-name="P6"/>
        </draw:line>
        <draw:line draw:style-name="gr105" draw:text-style-name="P14" draw:layer="layout" svg:x1="3.695cm" svg:y1="7.122cm" svg:x2="6.5cm" svg:y2="7.122cm">
          <text:p text:style-name="P6"/>
        </draw:line>
        <draw:line draw:style-name="gr106" draw:text-style-name="P14" draw:layer="layout" svg:x1="18.296cm" svg:y1="11.329cm" svg:x2="12.502cm" svg:y2="11.329cm">
          <text:p text:style-name="P6"/>
        </draw:line>
        <draw:line draw:style-name="gr107" draw:text-style-name="P14" draw:layer="layout" svg:x1="6.495cm" svg:y1="14.323cm" svg:x2="3.694cm" svg:y2="14.323cm">
          <text:p text:style-name="P6"/>
        </draw:line>
        <draw:line draw:name="Line 21" draw:style-name="gr73" draw:text-style-name="P14" draw:layer="layout" svg:x1="12.299cm" svg:y1="6.324cm" svg:x2="12.285cm" svg:y2="15.721cm">
          <text:p text:style-name="P6"/>
        </draw:line>
        <draw:custom-shape draw:name="Rectangle 96" draw:style-name="gr74" draw:text-style-name="P5" draw:layer="layout" svg:width="0.406cm" svg:height="5.005cm" svg:x="12.096cm" svg:y="8.123cm">
          <text:p text:style-name="P6"/>
          <draw:enhanced-geometry svg:viewBox="0 0 21600 21600" draw:type="rectangle" draw:enhanced-path="M 0 0 L 21600 0 21600 21600 0 21600 0 0 Z N"/>
        </draw:custom-shape>
        <draw:line draw:name="Line 21" draw:style-name="gr73" draw:text-style-name="P14" draw:layer="layout" svg:x1="18.498cm" svg:y1="6.328cm" svg:x2="18.485cm" svg:y2="15.725cm">
          <text:p text:style-name="P6"/>
        </draw:line>
        <draw:custom-shape draw:name="Rectangle 97" draw:style-name="gr74" draw:text-style-name="P5" draw:layer="layout" svg:width="0.401cm" svg:height="1.601cm" svg:x="18.296cm" svg:y="9.728cm">
          <text:p text:style-name="P6"/>
          <draw:enhanced-geometry svg:viewBox="0 0 21600 21600" draw:type="rectangle" draw:enhanced-path="M 0 0 L 21600 0 21600 21600 0 21600 0 0 Z N"/>
        </draw:custom-shape>
        <draw:line draw:style-name="gr108" draw:text-style-name="P14" draw:layer="layout" svg:x1="12.095cm" svg:y1="13.128cm" svg:x2="6.896cm" svg:y2="13.128cm">
          <text:p text:style-name="P6"/>
        </draw:line>
        <draw:custom-shape draw:style-name="gr90" draw:text-style-name="P5" draw:layer="layout" svg:width="3.211cm" svg:height="0.994cm" svg:x="14.11cm" svg:y="8.727cm">
          <text:p text:style-name="P15"><text:span text:style-name="T39">proceed()</text:span></text:p>
          <draw:enhanced-geometry svg:viewBox="0 0 21600 21600" draw:type="mso-spt202"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5"/>
          <draw:frame presentation:style-name="pr6" draw:text-style-name="P2" draw:layer="layout" svg:width="16.254cm" svg:height="12cm" svg:x="2.033cm" svg:y="12.668cm" presentation:class="notes" presentation:user-transformed="true">
            <draw:text-box>
              <text:p text:style-name="P16">A bit of humor that generally works fine here is… “(and I forgot) there is another type of advice: unsolicited…”</text:p>
            </draw:text-box>
          </draw:frame>
        </presentation:notes>
      </draw:page>
      <draw:page draw:name="Before Advice Example" draw:style-name="dp1" draw:master-page-name="Default">
        <draw:frame presentation:style-name="pr4" draw:text-style-name="P2" draw:layer="layout" svg:width="17.476cm" svg:height="2.753cm" svg:x="0.957cm" svg:y="0.225cm" presentation:class="title" presentation:user-transformed="true">
          <draw:text-box>
            <text:p text:style-name="P7">Before Advice Example</text:p>
          </draw:text-box>
        </draw:frame>
        <draw:custom-shape draw:name="Rectangle 5" draw:style-name="gr109" draw:text-style-name="P5" draw:layer="layout" svg:width="22.437cm" svg:height="4.599cm" svg:x="1.693cm" svg:y="11.527cm">
          <text:p text:style-name="P52"><text:span text:style-name="T29">@Secured</text:span><text:span text:style-name="T31">(allowedRoles={</text:span><text:span text:style-name="T32">“teller”</text:span><text:span text:style-name="T63">,</text:span><text:span text:style-name="T32">”manager”</text:span><text:span text:style-name="T31">})</text:span></text:p>
          <text:p text:style-name="P52"><text:span text:style-name="T30">public void</text:span><text:span text:style-name="T31"> waiveFee</text:span><text:span text:style-name="T13"> () </text:span><text:span text:style-name="T31">{ </text:span></text:p>
          <text:p text:style-name="P52"><text:span text:style-name="T31"><text:s text:c="4"/>…</text:span></text:p>
          <text:p text:style-name="P52"><text:span text:style-name="T31">}</text:span></text:p>
          <draw:enhanced-geometry svg:viewBox="0 0 21600 21600" draw:type="rectangle" draw:enhanced-path="M 0 0 L 21600 0 21600 21600 0 21600 0 0 Z N"/>
        </draw:custom-shape>
        <draw:custom-shape draw:name="Rectangle 6" draw:style-name="gr110" draw:text-style-name="P5" draw:layer="layout" svg:width="22.437cm" svg:height="2.233cm" svg:x="1.693cm" svg:y="4.112cm">
          <text:p text:style-name="P52"><text:span text:style-name="T64">Requirements</text:span><text:span text:style-name="T40">:</text:span></text:p>
          <text:p text:style-name="P52"><text:span text:style-name="T40">Run a security check before any @Secured service operation</text:span></text:p>
          <draw:enhanced-geometry svg:viewBox="0 0 21600 21600" draw:type="rectangle" draw:enhanced-path="M 0 0 L 21600 0 21600 21600 0 21600 0 0 Z N"/>
        </draw:custom-shape>
        <draw:custom-shape draw:name="Rectangle 6" draw:style-name="gr110" draw:text-style-name="P5" draw:layer="layout" svg:width="22.437cm" svg:height="3.98cm" svg:x="1.694cm" svg:y="6.703cm">
          <text:list text:style-name="L23">
            <text:list-item>
              <text:p text:style-name="P52"><text:span text:style-name="T65">Security logic depends on:</text:span></text:p>
            </text:list-item>
          </text:list>
          <text:list text:style-name="L24">
            <text:list-item>
              <text:p text:style-name="P53"><text:span text:style-name="T40">annotation attribute value – what roles to check?</text:span></text:p>
            </text:list-item>
          </text:list>
          <text:list text:style-name="L24">
            <text:list-item>
              <text:p text:style-name="P53"><text:span text:style-name="T40">method name – what method is protected?</text:span></text:p>
            </text:list-item>
          </text:list>
          <text:list text:style-name="L24">
            <text:list-item>
              <text:p text:style-name="P53"><text:span text:style-name="T40">the ‘this’ object – Spring AOP proxy being protected</text:span></text:p>
            </text:list-item>
          </text:list>
          <draw:enhanced-geometry svg:viewBox="0 0 21600 21600" draw:type="rectangle"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6"/>
          <draw:frame presentation:style-name="pr7" draw:text-style-name="P6" draw:layer="layout" svg:width="16.254cm" svg:height="12.001cm" svg:x="2.033cm" svg:y="12.668cm" presentation:class="notes" presentation:placeholder="true">
            <draw:text-box/>
          </draw:frame>
        </presentation:notes>
      </draw:page>
      <draw:page draw:name="page47" draw:style-name="dp1" draw:master-page-name="Default">
        <draw:frame presentation:style-name="pr4" draw:text-style-name="P2" draw:layer="layout" svg:width="17.476cm" svg:height="2.753cm" svg:x="0.957cm" svg:y="0.225cm" presentation:class="title" presentation:user-transformed="true">
          <draw:text-box>
            <text:p text:style-name="P7">Before Advice Example</text:p>
          </draw:text-box>
        </draw:frame>
        <draw:custom-shape draw:name="Rectangle 5" draw:style-name="gr109" draw:text-style-name="P5" draw:id="id97" draw:layer="layout" svg:width="22.437cm" svg:height="8.467cm" svg:x="1.693cm" svg:y="6.985cm">
          <text:p text:style-name="P52"><text:span text:style-name="T29">@Before</text:span><text:span text:style-name="T31">(</text:span><text:span text:style-name="T32">“securedMethod(object, secured)”</text:span><text:span text:style-name="T31">)</text:span></text:p>
          <text:p text:style-name="P52"><text:span text:style-name="T30">public void</text:span><text:span text:style-name="T31"> </text:span><text:span text:style-name="T13">runCheck(JoinPoint jp, </text:span><text:span text:style-name="T31">Object object, Secured secured</text:span><text:span text:style-name="T13">) </text:span><text:span text:style-name="T31">{ </text:span></text:p>
          <text:p text:style-name="P52"><text:span text:style-name="T31"><text:s text:c="4"/></text:span><text:span text:style-name="T31">checkPermission(jp, object, secured.allowedRoles());</text:span></text:p>
          <text:p text:style-name="P52"><text:span text:style-name="T31">}</text:span></text:p>
          <text:p text:style-name="P52"><text:span text:style-name="T31"/></text:p>
          <text:p text:style-name="P52"><text:span text:style-name="T29">@Pointcut</text:span><text:span text:style-name="T32">(“</text:span><text:span text:style-name="T14">execution(* service..*.*(..)) &amp;&amp; this(object) &amp;&amp; @annotation(secured)</text:span><text:span text:style-name="T32">”</text:span><text:span text:style-name="T31">)</text:span></text:p>
          <text:p text:style-name="P52"><text:span text:style-name="T30">public void</text:span><text:span text:style-name="T31"> securedMethod(Object object, Secured secured) {}</text:span></text:p>
          <draw:enhanced-geometry svg:viewBox="0 0 21600 21600" draw:type="rectangle" draw:enhanced-path="M 0 0 L 21600 0 21600 21600 0 21600 0 0 Z N"/>
        </draw:custom-shape>
        <draw:custom-shape draw:name="Rectangle 6" draw:style-name="gr110" draw:text-style-name="P5" draw:layer="layout" svg:width="22.437cm" svg:height="1.059cm" svg:x="1.693cm" svg:y="5.303cm">
          <text:p text:style-name="P52"><text:span text:style-name="T40">Run a security check before any @Secured service operation</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7"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7"/>
          <draw:frame presentation:style-name="pr7" draw:text-style-name="P6" draw:layer="layout" svg:width="16.254cm" svg:height="12.001cm" svg:x="2.033cm" svg:y="12.668cm" presentation:class="notes">
            <draw:text-box>
              <text:p text:style-name="P6">Note that the Secured type in the signature is part of the match! This replaces matching on @Secured in the pointcut expression, since we need access to the annotation instance anyway.</text:p>
            </draw:text-box>
          </draw:frame>
        </presentation:notes>
      </draw:page>
      <draw:page draw:name="After Returning Advice - Example" draw:style-name="dp1" draw:master-page-name="Default">
        <draw:frame presentation:style-name="pr4" draw:text-style-name="P2" draw:layer="layout" svg:width="17.476cm" svg:height="2.999cm" svg:x="0.957cm" svg:y="0.225cm" presentation:class="title" presentation:user-transformed="true">
          <draw:text-box>
            <text:p text:style-name="P7">After Returning Advice - Example</text:p>
          </draw:text-box>
        </draw:frame>
        <draw:custom-shape draw:name="Rectangle 3" draw:style-name="gr109" draw:text-style-name="P5" draw:id="id98" draw:layer="layout" svg:width="22.437cm" svg:height="7.695cm" svg:x="1.905cm" svg:y="6.985cm">
          <text:p text:style-name="P32"><text:span text:style-name="T29">@AfterReturning</text:span><text:span text:style-name="T31">(value=</text:span><text:span text:style-name="T32">“sensitiveValue()”</text:span><text:span text:style-name="T31">, returning=</text:span><text:span text:style-name="T32">“sensitive”</text:span><text:span text:style-name="T31">)</text:span></text:p>
          <text:p text:style-name="P52"><text:span text:style-name="T30">public void</text:span><text:span text:style-name="T31"> </text:span><text:span text:style-name="T13">audit(JoinPoint jp, </text:span><text:span text:style-name="T31">Object sensitive</text:span><text:span text:style-name="T13">)</text:span><text:span text:style-name="T31"> { </text:span></text:p>
          <text:p text:style-name="P52"><text:span text:style-name="T31"><text:s text:c="4"/></text:span><text:span text:style-name="T31">audit(</text:span><text:span text:style-name="T32">“Sensitive access by “</text:span><text:span text:style-name="T31"> + jp.getSignature() + </text:span><text:span text:style-name="T32">“ for “</text:span></text:p>
          <text:p text:style-name="P52"><text:span text:style-name="T31"><text:s text:c="10"/></text:span><text:span text:style-name="T31">+ sensitive);</text:span></text:p>
          <text:p text:style-name="P52"><text:span text:style-name="T31">}</text:span></text:p>
          <text:p text:style-name="P52"><text:span text:style-name="T31"/></text:p>
          <text:p text:style-name="P32"><text:span text:style-name="T29">@Pointcut</text:span><text:span text:style-name="T31">(</text:span><text:span text:style-name="T32">“</text:span><text:span text:style-name="T14">execution((@privacy.Sensitive *) *(..))”</text:span><text:span text:style-name="T31">)</text:span></text:p>
          <text:p text:style-name="P52"><text:span text:style-name="T30">public void</text:span><text:span text:style-name="T31"> sensitiveValue() {}</text:span></text:p>
          <draw:enhanced-geometry svg:viewBox="0 0 21600 21600" draw:type="rectangle" draw:enhanced-path="M 0 0 L 21600 0 21600 21600 0 21600 0 0 Z N"/>
        </draw:custom-shape>
        <draw:custom-shape draw:name="Text Box 4" draw:style-name="gr111" draw:text-style-name="P5" draw:layer="layout" svg:width="22.437cm" svg:height="1.074cm" svg:x="1.905cm" svg:y="5.503cm">
          <text:p text:style-name="P15"><text:span text:style-name="T40">Audit all operations that return a @Sensitive objec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8"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8"/>
          <draw:frame presentation:style-name="pr6" draw:text-style-name="P2" draw:layer="layout" svg:width="16.254cm" svg:height="12cm" svg:x="2.033cm" svg:y="12.668cm" presentation:class="notes" presentation:user-transformed="true">
            <draw:text-box>
              <text:p text:style-name="P16"><text:span text:style-name="T4">This is the first time we show the ‘value=“xxx”’ style which allows us to set the default annotation value, when there are also other values. Make sure the class is clear on this.</text:span></text:p>
              <text:p text:style-name="P16"><text:span text:style-name="T4"/></text:p>
              <text:p text:style-name="P16"><text:span text:style-name="T4">This is an opportunity to show your love for the AspectJ pointcut expression language! This is also an opportunity to convey why Spring 2.0 moved to the AspectJ model (consider how hard it will be to express the same selection using a regular-expression!)</text:span></text:p>
              <text:p text:style-name="P16"><text:span text:style-name="T4"/></text:p>
              <text:p text:style-name="P16"><text:span text:style-name="T4">Whiteboard stuff:</text:span></text:p>
              <text:p text:style-name="P16"><text:span text:style-name="T4">Assume sensitive information is marked by @Sensitive annotation such as</text:span></text:p>
              <text:p text:style-name="P16"><text:span text:style-name="T4">@Sensitive</text:span></text:p>
              <text:p text:style-name="P16"><text:span text:style-name="T4">public class MedicalHistory {</text:span></text:p>
              <text:p text:style-name="P16"><text:span text:style-name="T4">}</text:span></text:p>
              <text:p text:style-name="P16"><text:span text:style-name="T4"/></text:p>
              <text:p text:style-name="P16"><text:span text:style-name="T4">I posted a more detailed example with a few variations at http://jroller.com/page/habuma?entry=guice_vs_spring_javaconfig_a#comment10</text:span></text:p>
            </draw:text-box>
          </draw:frame>
        </presentation:notes>
      </draw:page>
      <draw:page draw:name="Example: After Throwing Advice" draw:style-name="dp1" draw:master-page-name="Default">
        <draw:frame presentation:style-name="pr4" draw:text-style-name="P2" draw:layer="layout" svg:width="17.476cm" svg:height="2.999cm" svg:x="0.957cm" svg:y="0.225cm" presentation:class="title" presentation:user-transformed="true">
          <draw:text-box>
            <text:p text:style-name="P7">Example: After Throwing Advice</text:p>
          </draw:text-box>
        </draw:frame>
        <draw:custom-shape draw:name="Rectangle 4" draw:style-name="gr109" draw:text-style-name="P5" draw:id="id99" draw:layer="layout" svg:width="22.437cm" svg:height="6.985cm" svg:x="1.905cm" svg:y="6.985cm">
          <text:p text:style-name="P32"><text:span text:style-name="T29">@AfterThrowing</text:span><text:span text:style-name="T31">(value=</text:span><text:span text:style-name="T32">“controllerMethod()”</text:span><text:span text:style-name="T31">, throwing=</text:span><text:span text:style-name="T32">“e”</text:span><text:span text:style-name="T31">)</text:span></text:p>
          <text:p text:style-name="P52"><text:span text:style-name="T30">public void</text:span><text:span text:style-name="T31"> </text:span><text:span text:style-name="T13">report(JoinPoint jp, </text:span><text:span text:style-name="T31">Exception e</text:span><text:span text:style-name="T13">)</text:span><text:span text:style-name="T31"> { </text:span></text:p>
          <text:p text:style-name="P52"><text:span text:style-name="T31"><text:s text:c="4"/></text:span><text:span text:style-name="T32">mailService</text:span><text:span text:style-name="T31">.emailFailure(“Exception in controller”, jp, e);</text:span></text:p>
          <text:p text:style-name="P52"><text:span text:style-name="T31">}</text:span></text:p>
          <text:p text:style-name="P52"><text:span text:style-name="T31"/></text:p>
          <text:p text:style-name="P32"><text:span text:style-name="T29">@Pointcut</text:span><text:span text:style-name="T31">(</text:span><text:span text:style-name="T32">“</text:span><text:span text:style-name="T14">execution(* *..Controller+.*(..))”</text:span><text:span text:style-name="T13">)</text:span></text:p>
          <text:p text:style-name="P52"><text:span text:style-name="T30">public void</text:span><text:span text:style-name="T31"> controllerMethod() {}</text:span></text:p>
          <draw:enhanced-geometry svg:viewBox="0 0 21600 21600" draw:type="rectangle" draw:enhanced-path="M 0 0 L 21600 0 21600 21600 0 21600 0 0 Z N"/>
        </draw:custom-shape>
        <draw:custom-shape draw:name="Text Box 5" draw:style-name="gr111" draw:text-style-name="P5" draw:layer="layout" svg:width="22.437cm" svg:height="1.074cm" svg:x="1.905cm" svg:y="5.503cm">
          <text:p text:style-name="P15"><text:span text:style-name="T40">Send an email every time a Controller throws an exception</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9"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49"/>
          <draw:frame presentation:style-name="pr6" draw:text-style-name="P2" draw:layer="layout" svg:width="16.254cm" svg:height="12cm" svg:x="2.033cm" svg:y="12.668cm" presentation:class="notes" presentation:user-transformed="true">
            <draw:text-box>
              <text:p text:style-name="P16">Yes, this does a runtime check against the exception type that was actually thrown. No way to avoid this with a proxy. This is more expensive than most other (non-throws) advice.</text:p>
            </draw:text-box>
          </draw:frame>
        </presentation:notes>
      </draw:page>
      <draw:page draw:name="Around Advice Example" draw:style-name="dp1" draw:master-page-name="Default">
        <draw:frame presentation:style-name="pr4" draw:text-style-name="P2" draw:layer="layout" svg:width="17.476cm" svg:height="2.753cm" svg:x="0.957cm" svg:y="0.225cm" presentation:class="title" presentation:user-transformed="true">
          <draw:text-box>
            <text:p text:style-name="P7">Around Advice Example</text:p>
          </draw:text-box>
        </draw:frame>
        <draw:custom-shape draw:name="Rectangle 5" draw:style-name="gr109" draw:text-style-name="P5" draw:id="id100" draw:layer="layout" svg:width="22.437cm" svg:height="11.174cm" svg:x="1.905cm" svg:y="6.35cm">
          <text:p text:style-name="P32"><text:span text:style-name="T29">@Around</text:span><text:span text:style-name="T31">(</text:span><text:span text:style-name="T32">“serviceMethod()”</text:span><text:span text:style-name="T31">)</text:span></text:p>
          <text:p text:style-name="P52"><text:span text:style-name="T30">public </text:span><text:span text:style-name="T13">Object</text:span><text:span text:style-name="T31"> </text:span><text:span text:style-name="T13">cache(ProceedingJoinPoint point)</text:span><text:span text:style-name="T31"> { </text:span></text:p>
          <text:p text:style-name="P52"><text:span text:style-name="T31"><text:s text:c="4"/></text:span><text:span text:style-name="T31">Object value = cacheStore.get(cacheKey(point));</text:span></text:p>
          <text:p text:style-name="P52"><text:span text:style-name="T31"><text:s text:c="4"/></text:span><text:span text:style-name="T31">if (value == null) {</text:span></text:p>
          <text:p text:style-name="P52"><text:span text:style-name="T31"><text:s text:c="8"/></text:span><text:span text:style-name="T31">value = point.proceed();</text:span></text:p>
          <text:p text:style-name="P52"><text:span text:style-name="T31"><text:s text:c="8"/></text:span><text:span text:style-name="T31">cacheStore.put(cacheKey(point), value);</text:span></text:p>
          <text:p text:style-name="P52"><text:span text:style-name="T31"><text:s text:c="4"/></text:span><text:span text:style-name="T31">}</text:span></text:p>
          <text:p text:style-name="P52"><text:span text:style-name="T31"><text:s text:c="4"/></text:span><text:span text:style-name="T31">return value;</text:span></text:p>
          <text:p text:style-name="P52"><text:span text:style-name="T31">}</text:span></text:p>
          <text:p text:style-name="P52"><text:span text:style-name="T31"/></text:p>
          <text:p text:style-name="P32"><text:span text:style-name="T29">@Pointcut</text:span><text:span text:style-name="T31">(</text:span><text:span text:style-name="T32">“</text:span><text:span text:style-name="T66">execution(* service..*.*(..))</text:span><text:span text:style-name="T14">”</text:span><text:span text:style-name="T31">)</text:span></text:p>
          <text:p text:style-name="P52"><text:span text:style-name="T30">public void</text:span><text:span text:style-name="T31"> serviceMethod() {}</text:span></text:p>
          <draw:enhanced-geometry svg:viewBox="0 0 21600 21600" draw:type="rectangle" draw:enhanced-path="M 0 0 L 21600 0 21600 21600 0 21600 0 0 Z N"/>
        </draw:custom-shape>
        <draw:custom-shape draw:name="Text Box 6" draw:style-name="gr111" draw:text-style-name="P5" draw:layer="layout" svg:width="22.437cm" svg:height="1.074cm" svg:x="1.905cm" svg:y="4.868cm">
          <text:p text:style-name="P15"><text:span text:style-name="T40">Cache values returned by services</text:span></text:p>
          <draw:enhanced-geometry svg:viewBox="0 0 21600 21600" draw:type="mso-spt202" draw:enhanced-path="M 0 0 L 21600 0 21600 21600 0 21600 0 0 Z N"/>
        </draw:custom-shape>
        <draw:g draw:name="Group 9" draw:id="id101">
          <draw:line draw:name="Line 7" draw:style-name="gr112" draw:text-style-name="P14" draw:layer="layout" svg:x1="11.853cm" svg:y1="11.91cm" svg:x2="9.737cm" svg:y2="10.852cm">
            <text:p text:style-name="P6"/>
          </draw:line>
          <draw:custom-shape draw:name="Text Box 8" draw:style-name="gr6" draw:text-style-name="P5" draw:layer="layout" svg:width="11.356cm" svg:height="1.074cm" svg:x="11.646cm" svg:y="11.385cm">
            <text:p text:style-name="P15"><text:span text:style-name="T40">Proceed only if not already cached</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50"/>
          <draw:frame presentation:style-name="pr7" draw:text-style-name="P6" draw:layer="layout" svg:width="16.254cm" svg:height="12.001cm" svg:x="2.033cm" svg:y="12.668cm" presentation:class="notes" presentation:placeholder="true">
            <draw:text-box/>
          </draw:frame>
        </presentation:notes>
      </draw:page>
      <draw:page draw:name="Advice Best Practices" draw:style-name="dp1" draw:master-page-name="Default">
        <draw:frame presentation:style-name="pr4" draw:text-style-name="P2" draw:layer="layout" svg:width="17.476cm" svg:height="2.753cm" svg:x="0.957cm" svg:y="0.225cm" presentation:class="title" presentation:user-transformed="true">
          <draw:text-box>
            <text:p text:style-name="P7">Advice Best Practices</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8">Use the simplest possible advice that can work</text:p>
              </text:list-item>
            </text:list>
            <text:list text:style-name="L4">
              <text:list-item>
                <text:list>
                  <text:list-item>
                    <text:p text:style-name="P12">Do not use <text:span text:style-name="T67">@Around</text:span> unless you must</text:p>
                  </text:list-item>
                </text:list>
              </text:list-item>
            </text:list>
            <text:list text:style-name="L4">
              <text:list-item>
                <text:p text:style-name="P8">Use strongly-typed context when possible</text:p>
              </text:list-item>
            </text:list>
            <text:list text:style-name="L4">
              <text:list-item>
                <text:list>
                  <text:list-item>
                    <text:p text:style-name="P12">Instead of getting context data from the join point object</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51"/>
          <draw:frame presentation:style-name="pr6" draw:text-style-name="P2" draw:layer="layout" svg:width="16.254cm" svg:height="12cm" svg:x="2.033cm" svg:y="12.668cm" presentation:class="notes" presentation:user-transformed="true">
            <draw:text-box>
              <text:p text:style-name="P16"><text:span text:style-name="T4">“</text:span><text:span text:style-name="T4">With great power…” <text:s/>It’s very easy to spend hours debugging an around advice because of forgetting a “proceed”</text:span></text:p>
              <text:p text:style-name="P16"><text:span text:style-name="T4">On the other hand, if they need to change method arguments, or the return value, they may need to use around advice even if they only wish to do something before or after the joinpoint. Same goes for catching and handling an exception in your advice: after throwing cannot do that.</text:span></text:p>
            </draw:text-box>
          </draw:frame>
        </presentation:notes>
      </draw:page>
      <draw:page draw:name="Alternative Spring AOP Syntax - XML" draw:style-name="dp1" draw:master-page-name="Default">
        <draw:frame presentation:style-name="pr4" draw:text-style-name="P2" draw:layer="layout" svg:width="17.476cm" svg:height="2.999cm" svg:x="0.957cm" svg:y="0.225cm" presentation:class="title" presentation:user-transformed="true">
          <draw:text-box>
            <text:p text:style-name="P7">Alternative Spring AOP Syntax - XML</text:p>
          </draw:text-box>
        </draw:frame>
        <draw:frame presentation:style-name="pr5" draw:text-style-name="P9" draw:layer="layout" svg:width="21.855cm" svg:height="11.219cm" svg:x="1.745cm" svg:y="4.657cm" presentation:class="outline" presentation:user-transformed="true">
          <draw:text-box>
            <text:list text:style-name="L4">
              <text:list-item>
                <text:p text:style-name="P13"><text:span text:style-name="T9">Annotation syntax is Java 5+ only</text:span></text:p>
              </text:list-item>
            </text:list>
            <text:list text:style-name="L4">
              <text:list-item>
                <text:p text:style-name="P13"><text:span text:style-name="T9">XML syntax works on Java 1.4</text:span></text:p>
              </text:list-item>
            </text:list>
            <text:list text:style-name="L4">
              <text:list-item>
                <text:p text:style-name="P13"><text:span text:style-name="T9">Approach</text:span></text:p>
              </text:list-item>
            </text:list>
            <text:list text:style-name="L4">
              <text:list-item>
                <text:list>
                  <text:list-item>
                    <text:p text:style-name="P54"><text:span text:style-name="T19">Aspect logic defined Java</text:span></text:p>
                  </text:list-item>
                </text:list>
              </text:list-item>
            </text:list>
            <text:list text:style-name="L4">
              <text:list-item>
                <text:list>
                  <text:list-item>
                    <text:p text:style-name="P54"><text:span text:style-name="T19">Aspect configuration in XML</text:span></text:p>
                  </text:list-item>
                </text:list>
              </text:list-item>
            </text:list>
            <text:list text:style-name="L4">
              <text:list-item>
                <text:list>
                  <text:list-item>
                    <text:p text:style-name="P54"><text:span text:style-name="T19">Easy to learn once annotation syntax is understood</text:span></text:p>
                  </text:list-item>
                </text:list>
              </text:list-item>
            </text:list>
            <text:list text:style-name="L4">
              <text:list-item>
                <text:list>
                  <text:list-item>
                    <text:p text:style-name="P55"><text:span text:style-name="T19"/></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52"/>
          <draw:frame presentation:style-name="pr7" draw:text-style-name="P6" draw:layer="layout" svg:width="16.254cm" svg:height="12.001cm" svg:x="2.033cm" svg:y="12.668cm" presentation:class="notes" presentation:placeholder="true">
            <draw:text-box/>
          </draw:frame>
        </presentation:notes>
      </draw:page>
      <draw:page draw:name="Tracking Property Changes - Java Code" draw:style-name="dp1" draw:master-page-name="Default">
        <draw:frame presentation:style-name="pr4" draw:text-style-name="P2" draw:layer="layout" svg:width="17.476cm" svg:height="2.999cm" svg:x="0.957cm" svg:y="0.225cm" presentation:class="title" presentation:user-transformed="true">
          <draw:text-box>
            <text:p text:style-name="P7">Tracking Property Changes - Java Code</text:p>
          </draw:text-box>
        </draw:frame>
        <draw:frame presentation:style-name="pr24" draw:text-style-name="P9" draw:layer="layout" svg:width="21.427cm" svg:height="4.776cm" svg:x="2.173cm" svg:y="5.904cm" presentation:class="outline" presentation:user-transformed="true">
          <draw:text-box>
            <text:list text:style-name="L12">
              <text:list-item>
                <text:p text:style-name="P29"><text:span text:style-name="T30">public class</text:span><text:span text:style-name="T31"> PropertyChangeTracker {</text:span></text:p>
              </text:list-item>
            </text:list>
            <text:list text:style-name="L12">
              <text:list-item>
                <text:p text:style-name="P29"><text:span text:style-name="T30"><text:s text:c="4"/></text:span><text:span text:style-name="T30">public void</text:span><text:span text:style-name="T31"> </text:span><text:span text:style-name="T13">trackChange(JoinPoint point)</text:span><text:span text:style-name="T31"> {</text:span></text:p>
              </text:list-item>
            </text:list>
            <text:list text:style-name="L14">
              <text:list-item>
                <text:p text:style-name="P29"><text:span text:style-name="T31"><text:s text:c="8"/>…</text:span></text:p>
              </text:list-item>
            </text:list>
            <text:list text:style-name="L14">
              <text:list-item>
                <text:p text:style-name="P29"><text:span text:style-name="T31"><text:s text:c="4"/></text:span><text:span text:style-name="T31">}</text:span></text:p>
              </text:list-item>
            </text:list>
            <text:list text:style-name="L14">
              <text:list-item>
                <text:p text:style-name="P29"><text:span text:style-name="T31">}</text:span></text:p>
              </text:list-item>
            </text:list>
          </draw:text-box>
        </draw:frame>
        <draw:g draw:name="Group 7" draw:id="id102">
          <draw:line draw:name="Line 5" draw:style-name="gr113" draw:text-style-name="P14" draw:layer="layout" svg:x1="10.159cm" svg:y1="12.064cm" svg:x2="9.312cm" svg:y2="9.101cm">
            <text:p text:style-name="P6"/>
          </draw:line>
          <draw:custom-shape draw:name="Text Box 6" draw:style-name="gr6" draw:text-style-name="P5" draw:layer="layout" svg:width="17.956cm" svg:height="1.074cm" svg:x="4.443cm" svg:y="12.065cm">
            <text:p text:style-name="P15"><text:span text:style-name="T40">Aspect is a Plain Java Class with no Java 5 annotation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53"/>
          <draw:frame presentation:style-name="pr7" draw:text-style-name="P6" draw:layer="layout" svg:width="16.254cm" svg:height="12.001cm" svg:x="2.033cm" svg:y="12.668cm" presentation:class="notes" presentation:placeholder="true">
            <draw:text-box/>
          </draw:frame>
        </presentation:notes>
      </draw:page>
      <draw:page draw:name="Tracking Property Changes - XML Configuration"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7">Tracking Property Changes - XML Configuration</text:p>
          </draw:text-box>
        </draw:frame>
        <draw:custom-shape draw:name="Rectangle 4" draw:style-name="gr64" draw:text-style-name="P5" draw:layer="layout" svg:width="24.342cm" svg:height="8.255cm" svg:x="0.635cm" svg:y="5.927cm">
          <text:p text:id="id103" text:style-name="P56"><text:span text:style-name="T35">&lt;aop:config&gt;</text:span></text:p>
          <text:p text:id="id105" text:style-name="P56"><text:span text:style-name="T36"><text:s text:c="4"/></text:span><text:span text:style-name="T35">&lt;aop:pointcut</text:span><text:span text:style-name="T36"> </text:span><text:span text:style-name="T37">id</text:span><text:span text:style-name="T36">=“</text:span><text:span text:style-name="T38">setterMethod</text:span><text:span text:style-name="T36">” </text:span><text:span text:style-name="T37">expression</text:span><text:span text:style-name="T36">=</text:span><text:span text:style-name="T38">“execution(void set*(*)) </text:span><text:span text:style-name="T35">/&gt;</text:span></text:p>
          <text:p text:id="id106" text:style-name="P56"><text:span text:style-name="T35"><text:s text:c="4"/></text:span><text:span text:style-name="T35">&lt;aop:aspect</text:span><text:span text:style-name="T36"> </text:span><text:span text:style-name="T37">ref</text:span><text:span text:style-name="T36">=</text:span><text:span text:style-name="T38">“propertyChangeTracker”</text:span><text:span text:style-name="T35">&gt;</text:span></text:p>
          <text:p text:id="id108" text:style-name="P56"><text:span text:style-name="T35"><text:s text:c="8"/></text:span><text:span text:style-name="T35">&lt;aop:before</text:span><text:span text:style-name="T36"> </text:span><text:span text:style-name="T37">pointcut-ref</text:span><text:span text:style-name="T36">=</text:span><text:span text:style-name="T38">“setterMethod”</text:span><text:span text:style-name="T36"> </text:span><text:span text:style-name="T37">method</text:span><text:span text:style-name="T36">=</text:span><text:span text:style-name="T38">“trackChange” </text:span><text:span text:style-name="T35">/&gt;</text:span></text:p>
          <text:p text:id="id107" text:style-name="P56"><text:span text:style-name="T35"><text:s text:c="4"/></text:span><text:span text:style-name="T35">&lt;/aop:aspect&gt;</text:span></text:p>
          <text:p text:id="id104" text:style-name="P56"><text:span text:style-name="T35">&lt;/aop:config&gt;</text:span></text:p>
          <text:p text:style-name="P56"><text:span text:style-name="T36"/></text:p>
          <text:p text:style-name="P56"><text:span text:style-name="T35">&lt;bean</text:span><text:span text:style-name="T36"> </text:span><text:span text:style-name="T37">id</text:span><text:span text:style-name="T36">=</text:span><text:span text:style-name="T38">“propertyChangeTracker”</text:span><text:span text:style-name="T36"> </text:span><text:span text:style-name="T37">class</text:span><text:span text:style-name="T36">=</text:span><text:span text:style-name="T38">“example.PropertyChangeTracker” </text:span><text:span text:style-name="T35">/&gt;</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0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0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8"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54"/>
          <draw:frame presentation:style-name="pr7" draw:text-style-name="P6" draw:layer="layout" svg:width="16.254cm" svg:height="12.001cm" svg:x="2.033cm" svg:y="12.668cm" presentation:class="notes" presentation:placeholder="true">
            <draw:text-box/>
          </draw:frame>
        </presentation:notes>
      </draw:page>
      <draw:page draw:name="Summary" draw:style-name="dp1" draw:master-page-name="Default">
        <office:forms form:automatic-focus="false" form:apply-design-mode="false"/>
        <draw:frame presentation:style-name="pr25" draw:text-style-name="P2" draw:layer="layout" svg:width="17.476cm" svg:height="2.285cm" svg:x="0.957cm" svg:y="0.225cm" presentation:class="title" presentation:user-transformed="true">
          <draw:text-box>
            <text:p text:style-name="P7">Summary</text:p>
          </draw:text-box>
        </draw:frame>
        <draw:frame presentation:style-name="pr26" draw:text-style-name="P9" draw:layer="layout" svg:width="21.175cm" svg:height="11.284cm" svg:x="1.904cm" svg:y="5.291cm" presentation:class="outline" presentation:user-transformed="true">
          <draw:text-box>
            <text:list text:style-name="L4">
              <text:list-item>
                <text:p text:style-name="P57"><text:span text:style-name="T68">Aspect Oriented Programming (AOP) modularizes cross-cutting concerns</text:span></text:p>
              </text:list-item>
            </text:list>
            <text:list text:style-name="L4">
              <text:list-item>
                <text:p text:style-name="P57"><text:span text:style-name="T68">An aspect is a module containing cross-cutting behavior</text:span></text:p>
              </text:list-item>
            </text:list>
            <text:list text:style-name="L4">
              <text:list-item>
                <text:list>
                  <text:list-item>
                    <text:p text:style-name="P58"><text:span text:style-name="T69">Behavior is implemented as “advice”</text:span></text:p>
                  </text:list-item>
                </text:list>
              </text:list-item>
            </text:list>
            <text:list text:style-name="L4">
              <text:list-item>
                <text:list>
                  <text:list-item>
                    <text:p text:style-name="P58"><text:span text:style-name="T69">Pointcuts select where advice applies</text:span></text:p>
                  </text:list-item>
                </text:list>
              </text:list-item>
            </text:list>
            <text:list text:style-name="L4">
              <text:list-item>
                <text:list>
                  <text:list-item>
                    <text:p text:style-name="P58"><text:span text:style-name="T69">The three advice types are before, after, and around</text:span></text:p>
                  </text:list-item>
                </text:list>
              </text:list-item>
            </text:list>
            <text:list text:style-name="L4">
              <text:list-item>
                <text:p text:style-name="P57"><text:span text:style-name="T68">Aspects are defined in Java with annotations or XML configuration</text:span></text:p>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9cm" svg:height="10.006cm" svg:x="3.497cm" svg:y="2.002cm" draw:page-number="55"/>
          <draw:frame presentation:style-name="pr7" draw:text-style-name="P6" draw:layer="layout" svg:width="16.254cm" svg:height="12.001cm" svg:x="2.033cm" svg:y="12.668cm" presentation:class="notes" presentation:placeholder="true">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LAB</text:span></text:p>
          </draw:text-box>
        </draw:frame>
        <draw:frame presentation:style-name="pr2" draw:text-style-name="P2" draw:layer="layout" svg:width="17.78cm" svg:height="4.87cm" svg:x="3.625cm" svg:y="8.461cm" presentation:class="subtitle" presentation:user-transformed="true">
          <draw:text-box>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Developing Aspects with Spring AOP </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26</text:page-number></text:span></text:p>
            <draw:enhanced-geometry svg:viewBox="0 0 21600 21600" draw:type="mso-spt202" draw:enhanced-path="M 0 0 L 21600 0 21600 21600 0 21600 0 0 Z N"/>
          </draw:custom-shape>
          <draw:page-thumbnail draw:layer="layout" svg:width="13.335cm" svg:height="10.001cm" svg:x="3.493cm" svg:y="2.002cm" draw:page-number="56"/>
          <draw:frame presentation:style-name="pr3" draw:text-style-name="P6"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10 210" svg:d="m105 0 105 210h-210z"/>
    <draw:marker draw:name="Arrowheads_20_10" draw:display-name="Arrowheads 10" svg:viewBox="0 0 210 210" svg:d="m105 0 105 210h-210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210 210" svg:d="m105 0 105 210h-210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210 210" svg:d="m105 0 105 210h-210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10 210" svg:d="m105 0 105 210h-210z"/>
    <draw:marker draw:name="Arrowheads_20_37" draw:display-name="Arrowheads 37" svg:viewBox="0 0 210 210" svg:d="m105 0 105 210h-210z"/>
    <draw:marker draw:name="Arrowheads_20_38" draw:display-name="Arrowheads 38" svg:viewBox="0 0 210 210" svg:d="m105 0 105 210h-210z"/>
    <draw:marker draw:name="Arrowheads_20_39" draw:display-name="Arrowheads 39" svg:viewBox="0 0 210 210" svg:d="m105 0 105 210h-210z"/>
    <draw:marker draw:name="Arrowheads_20_4" draw:display-name="Arrowheads 4" svg:viewBox="0 0 210 210" svg:d="m105 0 105 210h-210z"/>
    <draw:marker draw:name="Arrowheads_20_40" draw:display-name="Arrowheads 40" svg:viewBox="0 0 210 210" svg:d="m105 0 105 210h-210z"/>
    <draw:marker draw:name="Arrowheads_20_41" draw:display-name="Arrowheads 41" svg:viewBox="0 0 210 210" svg:d="m105 0 105 210h-210z"/>
    <draw:marker draw:name="Arrowheads_20_42" draw:display-name="Arrowheads 42" svg:viewBox="0 0 210 210" svg:d="m105 0 105 210h-210z"/>
    <draw:marker draw:name="Arrowheads_20_43" draw:display-name="Arrowheads 43" svg:viewBox="0 0 210 210" svg:d="m105 0 105 210h-210z"/>
    <draw:marker draw:name="Arrowheads_20_44" draw:display-name="Arrowheads 44" svg:viewBox="0 0 210 210" svg:d="m105 0 105 210h-210z"/>
    <draw:marker draw:name="Arrowheads_20_45" draw:display-name="Arrowheads 45" svg:viewBox="0 0 210 210" svg:d="m105 0 105 210h-210z"/>
    <draw:marker draw:name="Arrowheads_20_46" draw:display-name="Arrowheads 46" svg:viewBox="0 0 210 210" svg:d="m105 0 105 210h-210z"/>
    <draw:marker draw:name="Arrowheads_20_47" draw:display-name="Arrowheads 47" svg:viewBox="0 0 210 210" svg:d="m105 0 105 210h-210z"/>
    <draw:marker draw:name="Arrowheads_20_48" draw:display-name="Arrowheads 48" svg:viewBox="0 0 210 210" svg:d="m105 0 105 210h-210z"/>
    <draw:marker draw:name="Arrowheads_20_49" draw:display-name="Arrowheads 49" svg:viewBox="0 0 210 210" svg:d="m105 0 105 210h-210z"/>
    <draw:marker draw:name="Arrowheads_20_5" draw:display-name="Arrowheads 5" svg:viewBox="0 0 210 210" svg:d="m105 0 105 210h-210z"/>
    <draw:marker draw:name="Arrowheads_20_50" draw:display-name="Arrowheads 50" svg:viewBox="0 0 210 210" svg:d="m105 0 105 210h-210z"/>
    <draw:marker draw:name="Arrowheads_20_51" draw:display-name="Arrowheads 51" svg:viewBox="0 0 210 210" svg:d="m105 0 105 210h-210z"/>
    <draw:marker draw:name="Arrowheads_20_52" draw:display-name="Arrowheads 52" svg:viewBox="0 0 210 210" svg:d="m105 0 105 210h-210z"/>
    <draw:marker draw:name="Arrowheads_20_53" draw:display-name="Arrowheads 53" svg:viewBox="0 0 210 210" svg:d="m105 0 105 210h-210z"/>
    <draw:marker draw:name="Arrowheads_20_54" draw:display-name="Arrowheads 54" svg:viewBox="0 0 210 210" svg:d="m105 0 105 210h-210z"/>
    <draw:marker draw:name="Arrowheads_20_55" draw:display-name="Arrowheads 55" svg:viewBox="0 0 210 210" svg:d="m105 0 105 210h-210z"/>
    <draw:marker draw:name="Arrowheads_20_56" draw:display-name="Arrowheads 56" svg:viewBox="0 0 210 210" svg:d="m105 0 105 210h-210z"/>
    <draw:marker draw:name="Arrowheads_20_57" draw:display-name="Arrowheads 57" svg:viewBox="0 0 210 210" svg:d="m105 0 105 210h-210z"/>
    <draw:marker draw:name="Arrowheads_20_58" draw:display-name="Arrowheads 58" svg:viewBox="0 0 318 318" svg:d="m159 0 159 318h-318z"/>
    <draw:marker draw:name="Arrowheads_20_59" draw:display-name="Arrowheads 59" svg:viewBox="0 0 210 210" svg:d="m105 0 105 210h-210z"/>
    <draw:marker draw:name="Arrowheads_20_6" draw:display-name="Arrowheads 6" svg:viewBox="0 0 210 210" svg:d="m105 0 105 210h-210z"/>
    <draw:marker draw:name="Arrowheads_20_60" draw:display-name="Arrowheads 60" svg:viewBox="0 0 210 210" svg:d="m105 0 105 210h-210z"/>
    <draw:marker draw:name="Arrowheads_20_61" draw:display-name="Arrowheads 61" svg:viewBox="0 0 210 210" svg:d="m105 0 105 210h-210z"/>
    <draw:marker draw:name="Arrowheads_20_62" draw:display-name="Arrowheads 62" svg:viewBox="0 0 210 210" svg:d="m105 0 105 210h-210z"/>
    <draw:marker draw:name="Arrowheads_20_63" draw:display-name="Arrowheads 63" svg:viewBox="0 0 210 210" svg:d="m105 0 105 210h-210z"/>
    <draw:marker draw:name="Arrowheads_20_64" draw:display-name="Arrowheads 64" svg:viewBox="0 0 210 210" svg:d="m105 0 105 210h-210z"/>
    <draw:marker draw:name="Arrowheads_20_65" draw:display-name="Arrowheads 65" svg:viewBox="0 0 210 210" svg:d="m105 0 105 210h-210z"/>
    <draw:marker draw:name="Arrowheads_20_66" draw:display-name="Arrowheads 66" svg:viewBox="0 0 210 210" svg:d="m105 0 105 210h-210z"/>
    <draw:marker draw:name="Arrowheads_20_67" draw:display-name="Arrowheads 67" svg:viewBox="0 0 210 210" svg:d="m105 0 105 210h-210z"/>
    <draw:marker draw:name="Arrowheads_20_68" draw:display-name="Arrowheads 68" svg:viewBox="0 0 210 210" svg:d="m105 0 105 210h-210z"/>
    <draw:marker draw:name="Arrowheads_20_69" draw:display-name="Arrowheads 69" svg:viewBox="0 0 210 210" svg:d="m105 0 105 210h-210z"/>
    <draw:marker draw:name="Arrowheads_20_7" draw:display-name="Arrowheads 7" svg:viewBox="0 0 210 210" svg:d="m105 0 105 210h-210z"/>
    <draw:marker draw:name="Arrowheads_20_70" draw:display-name="Arrowheads 70" svg:viewBox="0 0 210 210" svg:d="m105 0 105 210h-210z"/>
    <draw:marker draw:name="Arrowheads_20_71" draw:display-name="Arrowheads 71" svg:viewBox="0 0 210 210" svg:d="m105 0 105 210h-210z"/>
    <draw:marker draw:name="Arrowheads_20_72" draw:display-name="Arrowheads 72" svg:viewBox="0 0 210 210" svg:d="m105 0 105 210h-210z"/>
    <draw:marker draw:name="Arrowheads_20_73" draw:display-name="Arrowheads 73" svg:viewBox="0 0 210 210" svg:d="m105 0 105 210h-210z"/>
    <draw:marker draw:name="Arrowheads_20_74" draw:display-name="Arrowheads 74" svg:viewBox="0 0 210 210" svg:d="m105 0 105 210h-210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477 477" svg:d="m239 0 238 477h-477z"/>
    <draw:marker draw:name="msArrowOvalEnd_20_5" draw:display-name="msArrowOvalEnd 5" svg:viewBox="0 0 210 210" svg:d="m210 0c0-57-48-105-105-105s-105 48-105 105 48 105 105 105 105-48 105-105z"/>
    <draw:marker draw:name="msArrowStealthEnd_20_5" draw:display-name="msArrowStealthEnd 5" svg:viewBox="0 0 210 210" svg:d="m105 0 105 210-105-84-105 84z"/>
    <draw:stroke-dash draw:name="Dash_20_2" draw:display-name="Dash 2" draw:style="rect" draw:dots1="1" draw:dots1-length="0.026cm" draw:distance="0.026cm"/>
    <draw:stroke-dash draw:name="Dash_20_3" draw:display-name="Dash 3" draw:style="rect" draw:dots2="1" draw:dots2-length="0.141cm" draw:distance="0.105cm"/>
    <draw:stroke-dash draw:name="Dash_20_4" draw:display-name="Dash 4" draw:style="round" draw:dots1="1" draw:dots1-length="0.035cm" draw:distance="0.035cm"/>
    <draw:stroke-dash draw:name="Dash_20_5" draw:display-name="Dash 5" draw:style="rect" draw:dots2="1" draw:dots2-length="0.105cm" draw:distance="0.079cm"/>
    <draw:stroke-dash draw:name="Dash_20_6" draw:display-name="Dash 6" draw:style="rect" draw:dots2="1" draw:dots2-length="0.423cm" draw:distance="0.317cm"/>
    <draw:stroke-dash draw:name="Dash_20_7" draw:display-name="Dash 7"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7"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visible" draw:shadow-offset-x="0cm" draw:shadow-offset-y="0cm" draw:shadow-color="#808080">
        <text:list-style style:name="standard">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moder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moder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4"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5"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6"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7"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align="end" text:enable-numbering="false" fo:text-indent="0cm"/>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punctuation-wrap="hanging" style:line-break="strict" style:writing-mode="lr-tb"/>
    </style:style>
    <style:style style:name="P8" style:family="paragraph">
      <style:paragraph-properties fo:margin-left="0cm" fo:margin-right="0cm" fo:line-height="100%" fo:text-align="end" text:enable-numbering="false" fo:text-indent="0cm" style:punctuation-wrap="hanging" style:line-break="strict" style:writing-mode="lr-tb"/>
    </style:style>
    <style:style style:name="P9" style:family="paragraph">
      <style:paragraph-properties fo:margin-left="0cm" fo:margin-right="0cm" fo:line-height="100%"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12pt" fo:font-weight="bold" style:font-family-asian="'ＭＳ Ｐゴシック'" style:font-family-generic-asian="swiss" style:font-pitch-asian="variable" style:font-size-asian="12pt" style:font-weight-asian="bold" style:font-family-complex="'ＭＳ Ｐゴシック'" style:font-family-generic-complex="swiss" style:font-pitch-complex="variable" style:font-size-complex="12pt" style:font-weight-complex="bold"/>
    </style:style>
    <style:style style:name="T3" style:family="text">
      <style:text-properties fo:font-family="Arial" style:font-family-generic="swiss" style:font-pitch="variable"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swiss" style:font-pitch-asian="variable" style:font-size-asian="6pt" style:font-weight-asian="bold" style:font-family-complex="'ＭＳ Ｐゴシック'" style:font-family-generic-complex="swiss" style:font-pitch-complex="variable" style:font-size-complex="6pt" style:font-weight-complex="bold"/>
    </style:style>
    <text:list-style style:name="L1">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AOP 1 - </text:span><text:span text:style-name="T1"><text:page-number>26</text:page-number></text:span></text:p>
        </draw:text-box>
      </draw:frame>
      <draw:page-thumbnail draw:layer="backgroundobjects" svg:width="11.201cm" svg:height="8.401cm" svg:x="4.559cm" svg:y="3.733cm" draw:page-number="1"/>
      <draw:page-thumbnail draw:layer="backgroundobjects" svg:width="11.201cm" svg:height="8.401cm" svg:x="4.559cm" svg:y="14.535cm"/>
    </style:handout-master>
    <style:master-page style:name="Default" style:page-layout-name="PM1" draw:style-name="dp1">
      <office:forms form:automatic-focus="false" form:apply-design-mode="false"/>
      <draw:frame draw:style-name="gr3" draw:text-style-name="P3" draw:layer="backgroundobjects" svg:width="25.4cm" svg:height="3.052cm" svg:x="0cm" svg:y="15.998cm">
        <draw:image xlink:href="Pictures/1000000000000258000000703627846F.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26</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23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FD1D9914.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2" draw:text-style-name="P8" draw:layer="backgroundobjects" svg:width="8.807cm" svg:height="1.333cm" svg:x="11.508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pr3" draw:text-style-name="P7" draw:layer="backgroundobjects" svg:width="8.806cm" svg:height="1.333cm" svg:x="0cm" svg:y="25.333cm" presentation:class="footer">
          <draw:text-box>
            <text:p text:style-name="P7"><text:span text:style-name="T3"><presentation:footer/></text:span></text:p>
          </draw:text-box>
        </draw:frame>
        <draw:frame presentation:style-name="pr4" draw:text-style-name="P8" draw:layer="backgroundobjects" svg:width="8.807cm" svg:height="1.333cm" svg:x="11.508cm" svg:y="25.333cm" presentation:class="page-number">
          <draw:text-box>
            <text:p text:style-name="P8"><text:span text:style-name="T3"><text:page-number>26</text:page-number></text:span></text:p>
          </draw:text-box>
        </draw:frame>
      </presentation:notes>
    </style:master-page>
    <style:master-page style:name="Title1" style:page-layout-name="PM1" draw:style-name="dp1">
      <office:forms form:automatic-focus="false" form:apply-design-mode="false"/>
      <draw:frame draw:style-name="gr3" draw:text-style-name="P3" draw:layer="backgroundobjects" svg:width="25.4cm" svg:height="3.052cm" svg:x="0cm" svg:y="15.998cm">
        <draw:image xlink:href="Pictures/1000000000000258000000703627846F.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FD1D9914.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5" draw:text-style-name="P7" draw:layer="backgroundobjects" svg:width="8.806cm" svg:height="1.333cm" svg:x="0cm" svg:y="0cm" presentation:class="header">
          <draw:text-box>
            <text:p text:style-name="P7"><text:span text:style-name="T3"><presentation:header/></text:span></text:p>
          </draw:text-box>
        </draw:frame>
        <draw:frame presentation:style-name="pr6" draw:text-style-name="P8" draw:layer="backgroundobjects" svg:width="8.807cm" svg:height="1.333cm" svg:x="11.508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pr7" draw:text-style-name="P7" draw:layer="backgroundobjects" svg:width="8.806cm" svg:height="1.333cm" svg:x="0cm" svg:y="25.333cm" presentation:class="footer">
          <draw:text-box>
            <text:p text:style-name="P7"><text:span text:style-name="T3"><presentation:footer/></text:span></text:p>
          </draw:text-box>
        </draw:frame>
        <draw:frame presentation:style-name="pr8" draw:text-style-name="P8" draw:layer="backgroundobjects" svg:width="8.807cm" svg:height="1.333cm" svg:x="11.508cm" svg:y="25.333cm" presentation:class="page-number">
          <draw:text-box>
            <text:p text:style-name="P8"><text:span text:style-name="T3"><text:page-number>2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meta:generator>
    <dc:title>Module Name</dc:title>
    <meta:initial-creator>Mark Fisher</meta:initial-creator>
    <meta:creation-date>2006-09-22T09:51:11</meta:creation-date>
    <dc:date>2008-09-17T11:08:40</dc:date>
    <meta:printed-by>Michael Bingham</meta:printed-by>
    <meta:print-date>2007-12-31T08:23:24</meta:print-date>
    <dc:language>en-US</dc:language>
    <meta:editing-cycles>745</meta:editing-cycles>
    <meta:editing-duration>PT16H48M34S</meta:editing-duration>
    <meta:user-defined meta:name="Info 1"/>
    <meta:user-defined meta:name="Info 2"/>
    <meta:user-defined meta:name="Info 3"/>
    <meta:user-defined meta:name="Info 4"/>
    <meta:document-statistic meta:object-count="561"/>
  </office:meta>
</office:document-meta>
</file>